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8.16pt" svg:height="68.54pt" svg:x="53.89pt" svg:y="198.77pt">
            <loext:p draw:notify-on-update-of-ranges="Sheet1.G2:Sheet1.G25 Sheet1.H1:Sheet1.H1 Sheet1.H2:Sheet1.H25 Sheet1.G2:Sheet1.G25 Sheet1.I1:Sheet1.I1 Sheet1.I2:Sheet1.I25 Sheet1.G2:Sheet1.G25 Sheet1.J1:Sheet1.J1 Sheet1.J2:Sheet1.J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2.58pt" svg:height="165.63pt" svg:x="27.3pt" svg:y="281.59pt">
            <loext:p draw:notify-on-update-of-ranges="Sheet1.S3:Sheet1.S19 Sheet1.T2:Sheet1.T2 Sheet1.T3:Sheet1.T19 Sheet1.S3:Sheet1.S19 Sheet1.U2:Sheet1.U2 Sheet1.U3:Sheet1.U19 Sheet1.S3:Sheet1.S19 Sheet1.V2:Sheet1.V2 Sheet1.V3:Sheet1.V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6"/>
          <table:table-cell office:value-type="string" calcext:value-type="string">
            <text:p>offered load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SFCCM</text:p>
          </table:table-cell>
          <table:table-cell/>
          <table:table-cell office:value-type="string" calcext:value-type="string" table:number-columns-spanned="3" table:number-rows-spanned="1">
            <text:p>Edge Power with lambda</text:p>
          </table:table-cell>
          <table:covered-table-cell table:number-columns-repeated="2"/>
          <table:table-cell office:value-type="string" calcext:value-type="string" table:number-columns-spanned="3" table:number-rows-spanned="1">
            <text:p># active chains</text:p>
          </table:table-cell>
          <table:covered-table-cell table:number-columns-repeated="2"/>
          <table:table-cell table:number-columns-repeated="8"/>
          <table:table-cell office:value-type="string" calcext:value-type="string">
            <text:p>offered load</text:p>
          </table:table-cell>
          <table:table-cell office:value-type="string" calcext:value-type="string">
            <text:p>lambda accept OP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SFCCM</text:p>
          </table:table-cell>
          <table:table-cell/>
          <table:table-cell office:value-type="string" calcext:value-type="string">
            <text:p>OP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SFCCM</text:p>
          </table:table-cell>
          <table:table-cell/>
          <table:table-cell office:value-type="string" calcext:value-type="string">
            <text:p>Chain request</text:p>
          </table:table-cell>
          <table:table-cell office:value-type="string" calcext:value-type="string">
            <text:p>offered load</text:p>
          </table:table-cell>
          <table:table-cell office:value-type="string" calcext:value-type="string">
            <text:p>Offer load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SFCCM</text:p>
          </table:table-cell>
        </table:table-row>
        <table:table-row table:style-name="ro1">
          <table:table-cell table:number-columns-repeated="5"/>
          <table:table-cell table:formula="of:=[.G2]*1.5" office:value-type="float" office:value="51.75" calcext:value-type="float">
            <text:p>51.75</text:p>
          </table:table-cell>
          <table:table-cell office:value-type="float" office:value="34.5" calcext:value-type="float">
            <text:p>34.5</text:p>
          </table:table-cell>
          <table:table-cell table:number-columns-repeated="3" office:value-type="float" office:value="0.0138095238095238" calcext:value-type="float">
            <text:p>0.01380952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SFCCM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SFCC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SFCCM</text:p>
          </table:table-cell>
          <table:table-cell table:number-columns-repeated="3"/>
          <table:table-cell office:value-type="float" office:value="34.5" calcext:value-type="float">
            <text:p>34.5</text:p>
          </table:table-cell>
          <table:table-cell table:number-columns-repeated="3"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4.5" calcext:value-type="float">
            <text:p>34.5</text:p>
          </table:table-cell>
          <table:table-cell table:formula="of:=[.AI2]/(10/60)" office:value-type="float" office:value="180" calcext:value-type="float">
            <text:p>180</text:p>
          </table:table-cell>
          <table:table-cell table:formula="of:=[.AE2]/(10/60)" office:value-type="float" office:value="180" calcext:value-type="float">
            <text:p>180</text:p>
          </table:table-cell>
          <table:table-cell table:formula="of:=[.AF2]/(10/60)" office:value-type="float" office:value="120" calcext:value-type="float">
            <text:p>120</text:p>
          </table:table-cell>
          <table:table-cell table:formula="of:=[.AG2]/(10/60)"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formula="of:=[.G3]*1.5" office:value-type="float" office:value="56.25" calcext:value-type="float">
            <text:p>56.25</text:p>
          </table:table-cell>
          <table:table-cell office:value-type="float" office:value="37.5" calcext:value-type="float">
            <text:p>37.5</text:p>
          </table:table-cell>
          <table:table-cell table:number-columns-repeated="3" office:value-type="float" office:value="0.0261904761904762" calcext:value-type="float">
            <text:p>0.026190476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403.439999999997" calcext:value-type="float">
            <text:p>403.44</text:p>
          </table:table-cell>
          <table:table-cell table:number-columns-repeated="3" office:value-type="float" office:value="27" calcext:value-type="float">
            <text:p>27</text:p>
          </table:table-cell>
          <table:table-cell/>
          <table:table-cell office:value-type="float" office:value="70.5" calcext:value-type="float">
            <text:p>70.5</text:p>
          </table:table-cell>
          <table:table-cell table:formula="of:=[Sheet1.L10]/[Sheet1.O10]" office:value-type="float" office:value="2.30165289256197" calcext:value-type="float">
            <text:p>2.3016528926</text:p>
          </table:table-cell>
          <table:table-cell table:formula="of:=[Sheet1.M10]/[Sheet1.P10]" office:value-type="float" office:value="2.33041841004183" calcext:value-type="float">
            <text:p>2.33041841</text:p>
          </table:table-cell>
          <table:table-cell table:formula="of:=[Sheet1.N10]/[Sheet1.Q10]" office:value-type="float" office:value="2.36102564102563" calcext:value-type="float">
            <text:p>2.361025641</text:p>
          </table:table-cell>
          <table:table-cell table:formula="of:= [.S3]*1.5" office:value-type="float" office:value="105.75" calcext:value-type="float">
            <text:p>105.75</text:p>
          </table:table-cell>
          <table:table-cell table:number-columns-repeated="2"/>
          <table:table-cell office:value-type="float" office:value="37.5" calcext:value-type="float">
            <text:p>37.5</text:p>
          </table:table-cell>
          <table:table-cell table:number-columns-repeated="3" office:value-type="float" office:value="56" calcext:value-type="float">
            <text:p>56</text:p>
          </table:table-cell>
          <table:table-cell/>
          <table:table-cell table:formula="of:=[.AA3]-[.AA2]" office:value-type="float" office:value="26" calcext:value-type="float">
            <text:p>26</text:p>
          </table:table-cell>
          <table:table-cell table:formula="of:=[.AB3]-[.AB2]" office:value-type="float" office:value="26" calcext:value-type="float">
            <text:p>26</text:p>
          </table:table-cell>
          <table:table-cell table:formula="of:=[.AC3]-[.AC2]"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7.5" calcext:value-type="float">
            <text:p>37.5</text:p>
          </table:table-cell>
          <table:table-cell table:formula="of:=[.AI3]/(10/60)" office:value-type="float" office:value="156" calcext:value-type="float">
            <text:p>156</text:p>
          </table:table-cell>
          <table:table-cell table:formula="of:=[.AE3]/(10/60)" office:value-type="float" office:value="156" calcext:value-type="float">
            <text:p>156</text:p>
          </table:table-cell>
          <table:table-cell table:formula="of:=[.AF3]/(10/60)" office:value-type="float" office:value="156" calcext:value-type="float">
            <text:p>156</text:p>
          </table:table-cell>
          <table:table-cell table:formula="of:=[.AG3]/(10/60)"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table:formula="of:=[.G4]*1.5" office:value-type="float" office:value="58.5" calcext:value-type="float">
            <text:p>58.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.0361904761904762" calcext:value-type="float">
            <text:p>0.0361904762</text:p>
          </table:table-cell>
          <table:table-cell office:value-type="float" office:value="0.0357142857142857" calcext:value-type="float">
            <text:p>0.0357142857</text:p>
          </table:table-cell>
          <table:table-cell office:value-type="float" office:value="25" calcext:value-type="float">
            <text:p>25</text:p>
          </table:table-cell>
          <table:table-cell office:value-type="float" office:value="419.739999999997" calcext:value-type="float">
            <text:p>419.74</text:p>
          </table:table-cell>
          <table:table-cell table:number-columns-repeated="2" office:value-type="float" office:value="419.999999999997" calcext:value-type="float">
            <text:p>420</text:p>
          </table:table-cell>
          <table:table-cell table:number-columns-repeated="3" office:value-type="float" office:value="50" calcext:value-type="float">
            <text:p>50</text:p>
          </table:table-cell>
          <table:table-cell/>
          <table:table-cell office:value-type="float" office:value="82.5" calcext:value-type="float">
            <text:p>82.5</text:p>
          </table:table-cell>
          <table:table-cell table:formula="of:= [Sheet1.L11]/[Sheet1.O11]" office:value-type="float" office:value="2.05569930069929" calcext:value-type="float">
            <text:p>2.0556993007</text:p>
          </table:table-cell>
          <table:table-cell table:formula="of:=[Sheet1.M11]/[Sheet1.P11]" office:value-type="float" office:value="2.09767025089605" calcext:value-type="float">
            <text:p>2.0976702509</text:p>
          </table:table-cell>
          <table:table-cell table:formula="of:= [Sheet1.N11]/[Sheet1.Q11]" office:value-type="float" office:value="2.0963440860215" calcext:value-type="float">
            <text:p>2.096344086</text:p>
          </table:table-cell>
          <table:table-cell table:formula="of:= [.S4]*1.5" office:value-type="float" office:value="123.75" calcext:value-type="float">
            <text:p>123.7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/>
          <table:table-cell table:formula="of:=[.AA4]-[.AA3]" office:value-type="float" office:value="24" calcext:value-type="float">
            <text:p>24</text:p>
          </table:table-cell>
          <table:table-cell table:formula="of:=[.AB4]-[.AB3]" office:value-type="float" office:value="25" calcext:value-type="float">
            <text:p>25</text:p>
          </table:table-cell>
          <table:table-cell table:formula="of:=[.AC4]-[.AC3]"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formula="of:=[.AI4]/(10/60)" office:value-type="float" office:value="150" calcext:value-type="float">
            <text:p>150</text:p>
          </table:table-cell>
          <table:table-cell table:formula="of:=[.AE4]/(10/60)" office:value-type="float" office:value="144" calcext:value-type="float">
            <text:p>144</text:p>
          </table:table-cell>
          <table:table-cell table:formula="of:=[.AF4]/(10/60)" office:value-type="float" office:value="150" calcext:value-type="float">
            <text:p>150</text:p>
          </table:table-cell>
          <table:table-cell table:formula="of:=[.AG4]/(10/60)"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table:formula="of:=[.G5]*1.5" office:value-type="float" office:value="65.25" calcext:value-type="float">
            <text:p>65.25</text:p>
          </table:table-cell>
          <table:table-cell office:value-type="float" office:value="43.5" calcext:value-type="float">
            <text:p>43.5</text:p>
          </table:table-cell>
          <table:table-cell office:value-type="float" office:value="0.0490476190476191" calcext:value-type="float">
            <text:p>0.049047619</text:p>
          </table:table-cell>
          <table:table-cell office:value-type="float" office:value="0.0485714285714286" calcext:value-type="float">
            <text:p>0.0485714286</text:p>
          </table:table-cell>
          <table:table-cell office:value-type="float" office:value="0.0476190476190476" calcext:value-type="float">
            <text:p>0.0476190476</text:p>
          </table:table-cell>
          <table:table-cell office:value-type="float" office:value="26" calcext:value-type="float">
            <text:p>26</text:p>
          </table:table-cell>
          <table:table-cell office:value-type="float" office:value="437.739999999997" calcext:value-type="float">
            <text:p>437.74</text:p>
          </table:table-cell>
          <table:table-cell office:value-type="float" office:value="437.279999999997" calcext:value-type="float">
            <text:p>437.28</text:p>
          </table:table-cell>
          <table:table-cell office:value-type="float" office:value="437.999999999997" calcext:value-type="float">
            <text:p>438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99" calcext:value-type="float">
            <text:p>99</text:p>
          </table:table-cell>
          <table:table-cell table:formula="of:= [Sheet1.L12]/[Sheet1.O12]" office:value-type="float" office:value="1.82332378223495" calcext:value-type="float">
            <text:p>1.8233237822</text:p>
          </table:table-cell>
          <table:table-cell table:formula="of:=[Sheet1.M12]/[Sheet1.P12]" office:value-type="float" office:value="1.86056379821958" calcext:value-type="float">
            <text:p>1.8605637982</text:p>
          </table:table-cell>
          <table:table-cell table:formula="of:=[Sheet1.N12]/[Sheet1.Q12]" office:value-type="float" office:value="1.86285714285714" calcext:value-type="float">
            <text:p>1.8628571429</text:p>
          </table:table-cell>
          <table:table-cell table:formula="of:= [.S5]*1.5" office:value-type="float" office:value="148.5" calcext:value-type="float">
            <text:p>148.5</text:p>
          </table:table-cell>
          <table:table-cell table:number-columns-repeated="2"/>
          <table:table-cell office:value-type="float" office:value="43.5" calcext:value-type="float">
            <text:p>43.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table:formula="of:=[.AA5]-[.AA4]" office:value-type="float" office:value="29" calcext:value-type="float">
            <text:p>29</text:p>
          </table:table-cell>
          <table:table-cell table:formula="of:=[.AB5]-[.AB4]" office:value-type="float" office:value="29" calcext:value-type="float">
            <text:p>29</text:p>
          </table:table-cell>
          <table:table-cell table:formula="of:=[.AC5]-[.AC4]"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3.5" calcext:value-type="float">
            <text:p>43.5</text:p>
          </table:table-cell>
          <table:table-cell table:formula="of:=[.AI5]/(10/60)" office:value-type="float" office:value="174" calcext:value-type="float">
            <text:p>174</text:p>
          </table:table-cell>
          <table:table-cell table:formula="of:=[.AE5]/(10/60)" office:value-type="float" office:value="174" calcext:value-type="float">
            <text:p>174</text:p>
          </table:table-cell>
          <table:table-cell table:formula="of:=[.AF5]/(10/60)" office:value-type="float" office:value="174" calcext:value-type="float">
            <text:p>174</text:p>
          </table:table-cell>
          <table:table-cell table:formula="of:=[.AG5]/(10/60)"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table:formula="of:=[.G6]*1.5"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.0614285714285714" calcext:value-type="float">
            <text:p>0.0614285714</text:p>
          </table:table-cell>
          <table:table-cell office:value-type="float" office:value="0.0595238095238095" calcext:value-type="float">
            <text:p>0.0595238095</text:p>
          </table:table-cell>
          <table:table-cell office:value-type="float" office:value="29" calcext:value-type="float">
            <text:p>29</text:p>
          </table:table-cell>
          <table:table-cell office:value-type="float" office:value="459.339999999997" calcext:value-type="float">
            <text:p>459.34</text:p>
          </table:table-cell>
          <table:table-cell office:value-type="float" office:value="458.389999999998" calcext:value-type="float">
            <text:p>458.39</text:p>
          </table:table-cell>
          <table:table-cell office:value-type="float" office:value="459.599999999997" calcext:value-type="float">
            <text:p>459.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15.5" calcext:value-type="float">
            <text:p>115.5</text:p>
          </table:table-cell>
          <table:table-cell table:formula="of:=[Sheet1.L13]/[Sheet1.O13]" office:value-type="float" office:value="1.63235849056603" calcext:value-type="float">
            <text:p>1.6323584906</text:p>
          </table:table-cell>
          <table:table-cell table:formula="of:=[Sheet1.M13]/[Sheet1.P13]" office:value-type="float" office:value="1.67012285012285" calcext:value-type="float">
            <text:p>1.6701228501</text:p>
          </table:table-cell>
          <table:table-cell table:formula="of:= [Sheet1.N13]/[Sheet1.Q13]" office:value-type="float" office:value="1.66348894348894" calcext:value-type="float">
            <text:p>1.6634889435</text:p>
          </table:table-cell>
          <table:table-cell table:formula="of:= [.S6]*1.5" office:value-type="float" office:value="173.25" calcext:value-type="float">
            <text:p>173.2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table:formula="of:=[.AA6]-[.AA5]" office:value-type="float" office:value="33" calcext:value-type="float">
            <text:p>33</text:p>
          </table:table-cell>
          <table:table-cell table:formula="of:=[.AB6]-[.AB5]" office:value-type="float" office:value="34" calcext:value-type="float">
            <text:p>34</text:p>
          </table:table-cell>
          <table:table-cell table:formula="of:=[.AC6]-[.AC5]"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formula="of:=[.AI6]/(10/60)" office:value-type="float" office:value="204" calcext:value-type="float">
            <text:p>204</text:p>
          </table:table-cell>
          <table:table-cell table:formula="of:=[.AE6]/(10/60)" office:value-type="float" office:value="198" calcext:value-type="float">
            <text:p>198</text:p>
          </table:table-cell>
          <table:table-cell table:formula="of:=[.AF6]/(10/60)" office:value-type="float" office:value="204" calcext:value-type="float">
            <text:p>204</text:p>
          </table:table-cell>
          <table:table-cell table:formula="of:=[.AG6]/(10/60)"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table:formula="of:=[.G7]*1.5"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0.0804761904761905" calcext:value-type="float">
            <text:p>0.0804761905</text:p>
          </table:table-cell>
          <table:table-cell office:value-type="float" office:value="0.08" calcext:value-type="float">
            <text:p>0.08</text:p>
          </table:table-cell>
          <table:table-cell office:value-type="float" office:value="0.0785714285714286" calcext:value-type="float">
            <text:p>0.0785714286</text:p>
          </table:table-cell>
          <table:table-cell office:value-type="float" office:value="32" calcext:value-type="float">
            <text:p>32</text:p>
          </table:table-cell>
          <table:table-cell office:value-type="float" office:value="479.959999999997" calcext:value-type="float">
            <text:p>479.96</text:p>
          </table:table-cell>
          <table:table-cell office:value-type="float" office:value="479.269999999998" calcext:value-type="float">
            <text:p>479.27</text:p>
          </table:table-cell>
          <table:table-cell office:value-type="float" office:value="481.199999999997" calcext:value-type="float">
            <text:p>481.2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 [Sheet1.L14]/[Sheet1.O14]" office:value-type="float" office:value="1.48084980237154" calcext:value-type="float">
            <text:p>1.4808498024</text:p>
          </table:table-cell>
          <table:table-cell table:formula="of:=[Sheet1.M14]/[Sheet1.P14]" office:value-type="float" office:value="1.51878099173554" calcext:value-type="float">
            <text:p>1.5187809917</text:p>
          </table:table-cell>
          <table:table-cell table:formula="of:=[Sheet1.N14]/[Sheet1.Q14]" office:value-type="float" office:value="1.52334728033473" calcext:value-type="float">
            <text:p>1.5233472803</text:p>
          </table:table-cell>
          <table:table-cell table:formula="of:= [.S7]*1.5" office:value-type="float" office:value="202.5" calcext:value-type="float">
            <text:p>202.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76" calcext:value-type="float">
            <text:p>176</text:p>
          </table:table-cell>
          <table:table-cell/>
          <table:table-cell table:formula="of:=[.AA7]-[.AA6]" office:value-type="float" office:value="32" calcext:value-type="float">
            <text:p>32</text:p>
          </table:table-cell>
          <table:table-cell table:formula="of:=[.AB7]-[.AB6]" office:value-type="float" office:value="32" calcext:value-type="float">
            <text:p>32</text:p>
          </table:table-cell>
          <table:table-cell table:formula="of:=[.AC7]-[.AC6]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table:formula="of:=[.AI7]/(10/60)" office:value-type="float" office:value="192" calcext:value-type="float">
            <text:p>192</text:p>
          </table:table-cell>
          <table:table-cell table:formula="of:=[.AE7]/(10/60)" office:value-type="float" office:value="192" calcext:value-type="float">
            <text:p>192</text:p>
          </table:table-cell>
          <table:table-cell table:formula="of:=[.AF7]/(10/60)" office:value-type="float" office:value="192" calcext:value-type="float">
            <text:p>192</text:p>
          </table:table-cell>
          <table:table-cell table:formula="of:=[.AG7]/(10/60)"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table:formula="of:=[.G8]*1.5" office:value-type="float" office:value="92.25" calcext:value-type="float">
            <text:p>92.25</text:p>
          </table:table-cell>
          <table:table-cell office:value-type="float" office:value="61.5" calcext:value-type="float">
            <text:p>61.5</text:p>
          </table:table-cell>
          <table:table-cell office:value-type="float" office:value="0.104285714285714" calcext:value-type="float">
            <text:p>0.1042857143</text:p>
          </table:table-cell>
          <table:table-cell table:number-columns-repeated="2" office:value-type="float" office:value="0.102857142857143" calcext:value-type="float">
            <text:p>0.1028571429</text:p>
          </table:table-cell>
          <table:table-cell office:value-type="float" office:value="36" calcext:value-type="float">
            <text:p>36</text:p>
          </table:table-cell>
          <table:table-cell office:value-type="float" office:value="503.719999999997" calcext:value-type="float">
            <text:p>503.72</text:p>
          </table:table-cell>
          <table:table-cell office:value-type="float" office:value="503.029999999998" calcext:value-type="float">
            <text:p>503.03</text:p>
          </table:table-cell>
          <table:table-cell office:value-type="float" office:value="502.079999999997" calcext:value-type="float">
            <text:p>502.08</text:p>
          </table:table-cell>
          <table:table-cell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 [Sheet1.L15]/[Sheet1.O15]" office:value-type="float" office:value="1.37698653198653" calcext:value-type="float">
            <text:p>1.376986532</text:p>
          </table:table-cell>
          <table:table-cell table:formula="of:=[Sheet1.M15]/[Sheet1.P15]" office:value-type="float" office:value="1.39714035087719" calcext:value-type="float">
            <text:p>1.3971403509</text:p>
          </table:table-cell>
          <table:table-cell table:formula="of:= [Sheet1.N15]/[Sheet1.Q15]" office:value-type="float" office:value="1.42848708487085" calcext:value-type="float">
            <text:p>1.4284870849</text:p>
          </table:table-cell>
          <table:table-cell table:formula="of:= [.S8]*1.5" office:value-type="float" office:value="243" calcext:value-type="float">
            <text:p>243</text:p>
          </table:table-cell>
          <table:table-cell table:number-columns-repeated="2"/>
          <table:table-cell office:value-type="float" office:value="61.5" calcext:value-type="float">
            <text:p>61.5</text:p>
          </table:table-cell>
          <table:table-cell office:value-type="float" office:value="226" calcext:value-type="float">
            <text:p>226</text:p>
          </table:table-cell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/>
          <table:table-cell table:formula="of:=[.AA8]-[.AA7]" office:value-type="float" office:value="52" calcext:value-type="float">
            <text:p>52</text:p>
          </table:table-cell>
          <table:table-cell table:formula="of:=[.AB8]-[.AB7]" office:value-type="float" office:value="53" calcext:value-type="float">
            <text:p>53</text:p>
          </table:table-cell>
          <table:table-cell table:formula="of:=[.AC8]-[.AC7]" office:value-type="float" office:value="51" calcext:value-type="float">
            <text:p>5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1.5" calcext:value-type="float">
            <text:p>61.5</text:p>
          </table:table-cell>
          <table:table-cell table:formula="of:=[.AI8]/(10/60)" office:value-type="float" office:value="318" calcext:value-type="float">
            <text:p>318</text:p>
          </table:table-cell>
          <table:table-cell table:formula="of:=[.AE8]/(10/60)" office:value-type="float" office:value="312" calcext:value-type="float">
            <text:p>312</text:p>
          </table:table-cell>
          <table:table-cell table:formula="of:=[.AF8]/(10/60)" office:value-type="float" office:value="318" calcext:value-type="float">
            <text:p>318</text:p>
          </table:table-cell>
          <table:table-cell table:formula="of:=[.AG8]/(10/60)" office:value-type="float" office:value="306" calcext:value-type="float">
            <text:p>306</text:p>
          </table:table-cell>
        </table:table-row>
        <table:table-row table:style-name="ro1">
          <table:table-cell table:number-columns-repeated="5"/>
          <table:table-cell table:formula="of:=[.G9]*1.5" office:value-type="float" office:value="105.75" calcext:value-type="float">
            <text:p>105.75</text:p>
          </table:table-cell>
          <table:table-cell office:value-type="float" office:value="70.5" calcext:value-type="float">
            <text:p>70.5</text:p>
          </table:table-cell>
          <table:table-cell office:value-type="float" office:value="0.120952380952381" calcext:value-type="float">
            <text:p>0.120952381</text:p>
          </table:table-cell>
          <table:table-cell office:value-type="float" office:value="0.12" calcext:value-type="float">
            <text:p>0.12</text:p>
          </table:table-cell>
          <table:table-cell office:value-type="float" office:value="0.118095238095238" calcext:value-type="float">
            <text:p>0.1180952381</text:p>
          </table:table-cell>
          <table:table-cell office:value-type="float" office:value="41" calcext:value-type="float">
            <text:p>41</text:p>
          </table:table-cell>
          <table:table-cell office:value-type="float" office:value="527.969999999997" calcext:value-type="float">
            <text:p>527.97</text:p>
          </table:table-cell>
          <table:table-cell office:value-type="float" office:value="529.669999999998" calcext:value-type="float">
            <text:p>529.67</text:p>
          </table:table-cell>
          <table:table-cell office:value-type="float" office:value="525.839999999997" calcext:value-type="float">
            <text:p>525.84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193.5" calcext:value-type="float">
            <text:p>193.5</text:p>
          </table:table-cell>
          <table:table-cell table:formula="of:=[Sheet1.L16]/[Sheet1.O16]" office:value-type="float" office:value="1.2961209439528" calcext:value-type="float">
            <text:p>1.296120944</text:p>
          </table:table-cell>
          <table:table-cell table:formula="of:=[Sheet1.M16]/[Sheet1.P16]" office:value-type="float" office:value="1.34274603174603" calcext:value-type="float">
            <text:p>1.3427460317</text:p>
          </table:table-cell>
          <table:table-cell table:formula="of:=[Sheet1.N16]/[Sheet1.Q16]" office:value-type="float" office:value="1.35157894736842" calcext:value-type="float">
            <text:p>1.3515789474</text:p>
          </table:table-cell>
          <table:table-cell table:formula="of:= [.S9]*1.5" office:value-type="float" office:value="290.25" calcext:value-type="float">
            <text:p>290.25</text:p>
          </table:table-cell>
          <table:table-cell table:number-columns-repeated="2"/>
          <table:table-cell office:value-type="float" office:value="70.5" calcext:value-type="float">
            <text:p>70.5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/>
          <table:table-cell table:formula="of:=[.AA9]-[.AA8]" office:value-type="float" office:value="55" calcext:value-type="float">
            <text:p>55</text:p>
          </table:table-cell>
          <table:table-cell table:formula="of:=[.AB9]-[.AB8]" office:value-type="float" office:value="55" calcext:value-type="float">
            <text:p>55</text:p>
          </table:table-cell>
          <table:table-cell table:formula="of:=[.AC9]-[.AC8]"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0.5" calcext:value-type="float">
            <text:p>70.5</text:p>
          </table:table-cell>
          <table:table-cell table:formula="of:=[.AI9]/(10/60)" office:value-type="float" office:value="330" calcext:value-type="float">
            <text:p>330</text:p>
          </table:table-cell>
          <table:table-cell table:formula="of:=[.AE9]/(10/60)" office:value-type="float" office:value="330" calcext:value-type="float">
            <text:p>330</text:p>
          </table:table-cell>
          <table:table-cell table:formula="of:=[.AF9]/(10/60)" office:value-type="float" office:value="330" calcext:value-type="float">
            <text:p>330</text:p>
          </table:table-cell>
          <table:table-cell table:formula="of:=[.AG9]/(10/60)" office:value-type="float" office:value="330" calcext:value-type="float">
            <text:p>330</text:p>
          </table:table-cell>
        </table:table-row>
        <table:table-row table:style-name="ro1">
          <table:table-cell table:number-columns-repeated="5"/>
          <table:table-cell table:formula="of:=[.G10]*1.5" office:value-type="float" office:value="123.75" calcext:value-type="float">
            <text:p>123.75</text:p>
          </table:table-cell>
          <table:table-cell office:value-type="float" office:value="82.5" calcext:value-type="float">
            <text:p>82.5</text:p>
          </table:table-cell>
          <table:table-cell office:value-type="float" office:value="0.144285714285714" calcext:value-type="float">
            <text:p>0.1442857143</text:p>
          </table:table-cell>
          <table:table-cell office:value-type="float" office:value="0.145238095238095" calcext:value-type="float">
            <text:p>0.1452380952</text:p>
          </table:table-cell>
          <table:table-cell office:value-type="float" office:value="0.14047619047619" calcext:value-type="float">
            <text:p>0.1404761905</text:p>
          </table:table-cell>
          <table:table-cell office:value-type="float" office:value="47" calcext:value-type="float">
            <text:p>47</text:p>
          </table:table-cell>
          <table:table-cell office:value-type="float" office:value="556.999999999998" calcext:value-type="float">
            <text:p>557</text:p>
          </table:table-cell>
          <table:table-cell office:value-type="float" office:value="556.969999999998" calcext:value-type="float">
            <text:p>556.97</text:p>
          </table:table-cell>
          <table:table-cell office:value-type="float" office:value="552.479999999998" calcext:value-type="float">
            <text:p>552.48</text:p>
          </table:table-cell>
          <table:table-cell office:value-type="float" office:value="242" calcext:value-type="float">
            <text:p>242</text:p>
          </table:table-cell>
          <table:table-cell office:value-type="float" office:value="239" calcext:value-type="float">
            <text:p>239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226.5" calcext:value-type="float">
            <text:p>226.5</text:p>
          </table:table-cell>
          <table:table-cell table:formula="of:= [Sheet1.L17]/[Sheet1.O17]" office:value-type="float" office:value="1.20370886075949" calcext:value-type="float">
            <text:p>1.2037088608</text:p>
          </table:table-cell>
          <table:table-cell table:formula="of:=[Sheet1.M17]/[Sheet1.P17]" office:value-type="float" office:value="1.28462304409673" calcext:value-type="float">
            <text:p>1.2846230441</text:p>
          </table:table-cell>
          <table:table-cell table:formula="of:= [Sheet1.N17]/[Sheet1.Q17]" office:value-type="float" office:value="1.27652173913044" calcext:value-type="float">
            <text:p>1.2765217391</text:p>
          </table:table-cell>
          <table:table-cell table:formula="of:= [.S10]*1.5" office:value-type="float" office:value="339.75" calcext:value-type="float">
            <text:p>339.75</text:p>
          </table:table-cell>
          <table:table-cell table:number-columns-repeated="2"/>
          <table:table-cell office:value-type="float" office:value="82.5" calcext:value-type="float">
            <text:p>82.5</text:p>
          </table:table-cell>
          <table:table-cell office:value-type="float" office:value="338" calcext:value-type="float">
            <text:p>338</text:p>
          </table:table-cell>
          <table:table-cell office:value-type="float" office:value="341" calcext:value-type="float">
            <text:p>341</text:p>
          </table:table-cell>
          <table:table-cell office:value-type="float" office:value="331" calcext:value-type="float">
            <text:p>331</text:p>
          </table:table-cell>
          <table:table-cell/>
          <table:table-cell table:formula="of:=[.AA10]-[.AA9]" office:value-type="float" office:value="57" calcext:value-type="float">
            <text:p>57</text:p>
          </table:table-cell>
          <table:table-cell table:formula="of:=[.AB10]-[.AB9]" office:value-type="float" office:value="57" calcext:value-type="float">
            <text:p>57</text:p>
          </table:table-cell>
          <table:table-cell table:formula="of:=[.AC10]-[.AC9]" office:value-type="float" office:value="49" calcext:value-type="float">
            <text:p>4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2.5" calcext:value-type="float">
            <text:p>82.5</text:p>
          </table:table-cell>
          <table:table-cell table:formula="of:=[.AI10]/(10/60)" office:value-type="float" office:value="342" calcext:value-type="float">
            <text:p>342</text:p>
          </table:table-cell>
          <table:table-cell table:formula="of:=[.AE10]/(10/60)" office:value-type="float" office:value="342" calcext:value-type="float">
            <text:p>342</text:p>
          </table:table-cell>
          <table:table-cell table:formula="of:=[.AF10]/(10/60)" office:value-type="float" office:value="342" calcext:value-type="float">
            <text:p>342</text:p>
          </table:table-cell>
          <table:table-cell table:formula="of:=[.AG10]/(10/60)" office:value-type="float" office:value="294" calcext:value-type="float">
            <text:p>294</text:p>
          </table:table-cell>
        </table:table-row>
        <table:table-row table:style-name="ro1">
          <table:table-cell table:number-columns-repeated="5"/>
          <table:table-cell table:formula="of:=[.G11]*1.5" office:value-type="float" office:value="148.5" calcext:value-type="float">
            <text:p>148.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.180952380952381" calcext:value-type="float">
            <text:p>0.180952381</text:p>
          </table:table-cell>
          <table:table-cell office:value-type="float" office:value="0.175714285714286" calcext:value-type="float">
            <text:p>0.1757142857</text:p>
          </table:table-cell>
          <table:table-cell office:value-type="float" office:value="55" calcext:value-type="float">
            <text:p>55</text:p>
          </table:table-cell>
          <table:table-cell office:value-type="float" office:value="587.929999999998" calcext:value-type="float">
            <text:p>587.93</text:p>
          </table:table-cell>
          <table:table-cell office:value-type="float" office:value="585.249999999998" calcext:value-type="float">
            <text:p>585.25</text:p>
          </table:table-cell>
          <table:table-cell office:value-type="float" office:value="584.879999999998" calcext:value-type="float">
            <text:p>584.88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79" calcext:value-type="float">
            <text:p>279</text:p>
          </table:table-cell>
          <table:table-cell/>
          <table:table-cell office:value-type="float" office:value="259.5" calcext:value-type="float">
            <text:p>259.5</text:p>
          </table:table-cell>
          <table:table-cell table:formula="of:= [Sheet1.L18]/[Sheet1.O18]" office:value-type="float" office:value="1.13753591160221" calcext:value-type="float">
            <text:p>1.1375359116</text:p>
          </table:table-cell>
          <table:table-cell table:formula="of:=[Sheet1.M18]/[Sheet1.P18]" office:value-type="float" office:value="1.22915297092288" calcext:value-type="float">
            <text:p>1.2291529709</text:p>
          </table:table-cell>
          <table:table-cell table:formula="of:=[Sheet1.N18]/[Sheet1.Q18]" office:value-type="float" office:value="1.22196078431373" calcext:value-type="float">
            <text:p>1.2219607843</text:p>
          </table:table-cell>
          <table:table-cell table:formula="of:= [.S11]*1.5" office:value-type="float" office:value="389.25" calcext:value-type="float">
            <text:p>389.25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404" calcext:value-type="float">
            <text:p>404</text:p>
          </table:table-cell>
          <table:table-cell office:value-type="float" office:value="407" calcext:value-type="float">
            <text:p>407</text:p>
          </table:table-cell>
          <table:table-cell office:value-type="float" office:value="397" calcext:value-type="float">
            <text:p>397</text:p>
          </table:table-cell>
          <table:table-cell/>
          <table:table-cell table:formula="of:=[.AA11]-[.AA10]" office:value-type="float" office:value="66" calcext:value-type="float">
            <text:p>66</text:p>
          </table:table-cell>
          <table:table-cell table:formula="of:=[.AB11]-[.AB10]" office:value-type="float" office:value="66" calcext:value-type="float">
            <text:p>66</text:p>
          </table:table-cell>
          <table:table-cell table:formula="of:=[.AC11]-[.AC10]" office:value-type="float" office:value="66" calcext:value-type="float">
            <text:p>6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table:formula="of:=[.AI11]/(10/60)" office:value-type="float" office:value="408" calcext:value-type="float">
            <text:p>408</text:p>
          </table:table-cell>
          <table:table-cell table:formula="of:=[.AE11]/(10/60)" office:value-type="float" office:value="396" calcext:value-type="float">
            <text:p>396</text:p>
          </table:table-cell>
          <table:table-cell table:formula="of:=[.AF11]/(10/60)" office:value-type="float" office:value="396" calcext:value-type="float">
            <text:p>396</text:p>
          </table:table-cell>
          <table:table-cell table:formula="of:=[.AG11]/(10/60)" office:value-type="float" office:value="396" calcext:value-type="float">
            <text:p>396</text:p>
          </table:table-cell>
        </table:table-row>
        <table:table-row table:style-name="ro1">
          <table:table-cell table:number-columns-repeated="5"/>
          <table:table-cell table:formula="of:=[.G12]*1.5" office:value-type="float" office:value="173.25" calcext:value-type="float">
            <text:p>173.25</text:p>
          </table:table-cell>
          <table:table-cell office:value-type="float" office:value="115.5" calcext:value-type="float">
            <text:p>115.5</text:p>
          </table:table-cell>
          <table:table-cell office:value-type="float" office:value="0.216666666666667" calcext:value-type="float">
            <text:p>0.2166666667</text:p>
          </table:table-cell>
          <table:table-cell office:value-type="float" office:value="0.215238095238095" calcext:value-type="float">
            <text:p>0.2152380952</text:p>
          </table:table-cell>
          <table:table-cell office:value-type="float" office:value="0.203333333333333" calcext:value-type="float">
            <text:p>0.2033333333</text:p>
          </table:table-cell>
          <table:table-cell office:value-type="float" office:value="66" calcext:value-type="float">
            <text:p>66</text:p>
          </table:table-cell>
          <table:table-cell office:value-type="float" office:value="636.339999999998" calcext:value-type="float">
            <text:p>636.34</text:p>
          </table:table-cell>
          <table:table-cell office:value-type="float" office:value="627.009999999998" calcext:value-type="float">
            <text:p>627.01</text:p>
          </table:table-cell>
          <table:table-cell office:value-type="float" office:value="625.919999999999" calcext:value-type="float">
            <text:p>625.92</text:p>
          </table:table-cell>
          <table:table-cell office:value-type="float" office:value="349" calcext:value-type="float">
            <text:p>349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float" office:value="292.5" calcext:value-type="float">
            <text:p>292.5</text:p>
          </table:table-cell>
          <table:table-cell table:formula="of:=[Sheet1.L19]/[Sheet1.O19]" office:value-type="float" office:value="1.09047711781889" calcext:value-type="float">
            <text:p>1.0904771178</text:p>
          </table:table-cell>
          <table:table-cell table:formula="of:=[Sheet1.M19]/[Sheet1.P19]" office:value-type="float" office:value="1.18493714285714" calcext:value-type="float">
            <text:p>1.1849371429</text:p>
          </table:table-cell>
          <table:table-cell table:formula="of:= [Sheet1.N19]/[Sheet1.Q19]" office:value-type="float" office:value="1.18043165467626" calcext:value-type="float">
            <text:p>1.1804316547</text:p>
          </table:table-cell>
          <table:table-cell table:formula="of:= [.S12]*1.5" office:value-type="float" office:value="438.75" calcext:value-type="float">
            <text:p>438.75</text:p>
          </table:table-cell>
          <table:table-cell table:number-columns-repeated="2"/>
          <table:table-cell office:value-type="float" office:value="115.5" calcext:value-type="float">
            <text:p>115.5</text:p>
          </table:table-cell>
          <table:table-cell office:value-type="float" office:value="468" calcext:value-type="float">
            <text:p>468</text:p>
          </table:table-cell>
          <table:table-cell office:value-type="float" office:value="465" calcext:value-type="float">
            <text:p>465</text:p>
          </table:table-cell>
          <table:table-cell office:value-type="float" office:value="451" calcext:value-type="float">
            <text:p>451</text:p>
          </table:table-cell>
          <table:table-cell/>
          <table:table-cell table:formula="of:=[.AA12]-[.AA11]" office:value-type="float" office:value="64" calcext:value-type="float">
            <text:p>64</text:p>
          </table:table-cell>
          <table:table-cell table:formula="of:=[.AB12]-[.AB11]" office:value-type="float" office:value="58" calcext:value-type="float">
            <text:p>58</text:p>
          </table:table-cell>
          <table:table-cell table:formula="of:=[.AC12]-[.AC11]" office:value-type="float" office:value="54" calcext:value-type="float">
            <text:p>5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5.5" calcext:value-type="float">
            <text:p>115.5</text:p>
          </table:table-cell>
          <table:table-cell table:formula="of:=[.AI12]/(10/60)" office:value-type="float" office:value="384" calcext:value-type="float">
            <text:p>384</text:p>
          </table:table-cell>
          <table:table-cell table:formula="of:=[.AE12]/(10/60)" office:value-type="float" office:value="384" calcext:value-type="float">
            <text:p>384</text:p>
          </table:table-cell>
          <table:table-cell table:formula="of:=[.AF12]/(10/60)" office:value-type="float" office:value="348" calcext:value-type="float">
            <text:p>348</text:p>
          </table:table-cell>
          <table:table-cell table:formula="of:=[.AG12]/(10/60)" office:value-type="float" office:value="324" calcext:value-type="float">
            <text:p>324</text:p>
          </table:table-cell>
        </table:table-row>
        <table:table-row table:style-name="ro1">
          <table:table-cell table:number-columns-repeated="5"/>
          <table:table-cell table:formula="of:=[.G13]*1.5" office:value-type="float" office:value="202.5" calcext:value-type="float">
            <text:p>202.5</text:p>
          </table:table-cell>
          <table:table-cell office:value-type="float" office:value="135" calcext:value-type="float">
            <text:p>135</text:p>
          </table:table-cell>
          <table:table-cell office:value-type="float" office:value="0.252857142857143" calcext:value-type="float">
            <text:p>0.2528571429</text:p>
          </table:table-cell>
          <table:table-cell office:value-type="float" office:value="0.249047619047619" calcext:value-type="float">
            <text:p>0.249047619</text:p>
          </table:table-cell>
          <table:table-cell office:value-type="float" office:value="0.238095238095238" calcext:value-type="float">
            <text:p>0.2380952381</text:p>
          </table:table-cell>
          <table:table-cell office:value-type="float" office:value="77" calcext:value-type="float">
            <text:p>77</text:p>
          </table:table-cell>
          <table:table-cell office:value-type="float" office:value="692.119999999998" calcext:value-type="float">
            <text:p>692.12</text:p>
          </table:table-cell>
          <table:table-cell office:value-type="float" office:value="679.739999999999" calcext:value-type="float">
            <text:p>679.74</text:p>
          </table:table-cell>
          <table:table-cell office:value-type="float" office:value="677.039999999999" calcext:value-type="float">
            <text:p>677.04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float" office:value="407" calcext:value-type="float">
            <text:p>407</text:p>
          </table:table-cell>
          <table:table-cell/>
          <table:table-cell office:value-type="float" office:value="327" calcext:value-type="float">
            <text:p>327</text:p>
          </table:table-cell>
          <table:table-cell table:formula="of:= [Sheet1.L20]/[Sheet1.O20]" office:value-type="float" office:value="1.0369728783902" calcext:value-type="float">
            <text:p>1.0369728784</text:p>
          </table:table-cell>
          <table:table-cell table:formula="of:=[Sheet1.M20]/[Sheet1.P20]" office:value-type="float" office:value="1.15680423280423" calcext:value-type="float">
            <text:p>1.1568042328</text:p>
          </table:table-cell>
          <table:table-cell table:formula="of:=[Sheet1.N20]/[Sheet1.Q20]" office:value-type="float" office:value="1.14384105960265" calcext:value-type="float">
            <text:p>1.1438410596</text:p>
          </table:table-cell>
          <table:table-cell table:formula="of:= [.S13]*1.5" office:value-type="float" office:value="490.5" calcext:value-type="float">
            <text:p>490.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564" calcext:value-type="float">
            <text:p>564</text:p>
          </table:table-cell>
          <table:table-cell office:value-type="float" office:value="557" calcext:value-type="float">
            <text:p>557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[.AA13]-[.AA12]" office:value-type="float" office:value="96" calcext:value-type="float">
            <text:p>96</text:p>
          </table:table-cell>
          <table:table-cell table:formula="of:=[.AB13]-[.AB12]" office:value-type="float" office:value="92" calcext:value-type="float">
            <text:p>92</text:p>
          </table:table-cell>
          <table:table-cell table:formula="of:=[.AC13]-[.AC12]" office:value-type="float" office:value="87" calcext:value-type="float">
            <text:p>8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5" calcext:value-type="float">
            <text:p>135</text:p>
          </table:table-cell>
          <table:table-cell table:formula="of:=[.AI13]/(10/60)" office:value-type="float" office:value="588" calcext:value-type="float">
            <text:p>588</text:p>
          </table:table-cell>
          <table:table-cell table:formula="of:=[.AE13]/(10/60)" office:value-type="float" office:value="576" calcext:value-type="float">
            <text:p>576</text:p>
          </table:table-cell>
          <table:table-cell table:formula="of:=[.AF13]/(10/60)" office:value-type="float" office:value="552" calcext:value-type="float">
            <text:p>552</text:p>
          </table:table-cell>
          <table:table-cell table:formula="of:=[.AG13]/(10/60)" office:value-type="float" office:value="522" calcext:value-type="float">
            <text:p>522</text:p>
          </table:table-cell>
        </table:table-row>
        <table:table-row table:style-name="ro1">
          <table:table-cell table:number-columns-repeated="5"/>
          <table:table-cell table:formula="of:=[.G14]*1.5" office:value-type="float" office:value="243" calcext:value-type="float">
            <text:p>243</text:p>
          </table:table-cell>
          <table:table-cell office:value-type="float" office:value="162" calcext:value-type="float">
            <text:p>162</text:p>
          </table:table-cell>
          <table:table-cell office:value-type="float" office:value="0.28952380952381" calcext:value-type="float">
            <text:p>0.2895238095</text:p>
          </table:table-cell>
          <table:table-cell office:value-type="float" office:value="0.284761904761905" calcext:value-type="float">
            <text:p>0.2847619048</text:p>
          </table:table-cell>
          <table:table-cell office:value-type="float" office:value="0.266666666666667" calcext:value-type="float">
            <text:p>0.2666666667</text:p>
          </table:table-cell>
          <table:table-cell office:value-type="float" office:value="90" calcext:value-type="float">
            <text:p>90</text:p>
          </table:table-cell>
          <table:table-cell office:value-type="float" office:value="749.309999999999" calcext:value-type="float">
            <text:p>749.31</text:p>
          </table:table-cell>
          <table:table-cell office:value-type="float" office:value="735.089999999999" calcext:value-type="float">
            <text:p>735.09</text:p>
          </table:table-cell>
          <table:table-cell office:value-type="float" office:value="728.16" calcext:value-type="float">
            <text:p>728.16</text:p>
          </table:table-cell>
          <table:table-cell office:value-type="float" office:value="506" calcext:value-type="float">
            <text:p>506</text:p>
          </table:table-cell>
          <table:table-cell office:value-type="float" office:value="484" calcext:value-type="float">
            <text:p>484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367.5" calcext:value-type="float">
            <text:p>367.5</text:p>
          </table:table-cell>
          <table:table-cell table:formula="of:= [Sheet1.L21]/[Sheet1.O21]" office:value-type="float" office:value="0.993431763766959" calcext:value-type="float">
            <text:p>0.9934317638</text:p>
          </table:table-cell>
          <table:table-cell table:formula="of:=[Sheet1.M21]/[Sheet1.P21]" office:value-type="float" office:value="1.11930799220273" calcext:value-type="float">
            <text:p>1.1193079922</text:p>
          </table:table-cell>
          <table:table-cell table:formula="of:= [Sheet1.N21]/[Sheet1.Q21]" office:value-type="float" office:value="1.11669421487603" calcext:value-type="float">
            <text:p>1.1166942149</text:p>
          </table:table-cell>
          <table:table-cell table:formula="of:= [.S14]*1.5" office:value-type="float" office:value="551.25" calcext:value-type="float">
            <text:p>551.25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664" calcext:value-type="float">
            <text:p>664</text:p>
          </table:table-cell>
          <table:table-cell office:value-type="float" office:value="651" calcext:value-type="float">
            <text:p>651</text:p>
          </table:table-cell>
          <table:table-cell office:value-type="float" office:value="637" calcext:value-type="float">
            <text:p>637</text:p>
          </table:table-cell>
          <table:table-cell/>
          <table:table-cell table:formula="of:=[.AA14]-[.AA13]" office:value-type="float" office:value="100" calcext:value-type="float">
            <text:p>100</text:p>
          </table:table-cell>
          <table:table-cell table:formula="of:=[.AB14]-[.AB13]" office:value-type="float" office:value="94" calcext:value-type="float">
            <text:p>94</text:p>
          </table:table-cell>
          <table:table-cell table:formula="of:=[.AC14]-[.AC13]" office:value-type="float" office:value="99" calcext:value-type="float">
            <text:p>9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62" calcext:value-type="float">
            <text:p>162</text:p>
          </table:table-cell>
          <table:table-cell table:formula="of:=[.AI14]/(10/60)" office:value-type="float" office:value="630" calcext:value-type="float">
            <text:p>630</text:p>
          </table:table-cell>
          <table:table-cell table:formula="of:=[.AE14]/(10/60)" office:value-type="float" office:value="600" calcext:value-type="float">
            <text:p>600</text:p>
          </table:table-cell>
          <table:table-cell table:formula="of:=[.AF14]/(10/60)" office:value-type="float" office:value="564" calcext:value-type="float">
            <text:p>564</text:p>
          </table:table-cell>
          <table:table-cell table:formula="of:=[.AG14]/(10/60)" office:value-type="float" office:value="594" calcext:value-type="float">
            <text:p>594</text:p>
          </table:table-cell>
        </table:table-row>
        <table:table-row table:style-name="ro1">
          <table:table-cell table:number-columns-repeated="5"/>
          <table:table-cell table:formula="of:=[.G15]*1.5" office:value-type="float" office:value="290.25" calcext:value-type="float">
            <text:p>290.25</text:p>
          </table:table-cell>
          <table:table-cell office:value-type="float" office:value="193.5" calcext:value-type="float">
            <text:p>193.5</text:p>
          </table:table-cell>
          <table:table-cell office:value-type="float" office:value="0.344285714285714" calcext:value-type="float">
            <text:p>0.3442857143</text:p>
          </table:table-cell>
          <table:table-cell office:value-type="float" office:value="0.33047619047619" calcext:value-type="float">
            <text:p>0.3304761905</text:p>
          </table:table-cell>
          <table:table-cell office:value-type="float" office:value="0.308095238095238" calcext:value-type="float">
            <text:p>0.3080952381</text:p>
          </table:table-cell>
          <table:table-cell office:value-type="float" office:value="108" calcext:value-type="float">
            <text:p>108</text:p>
          </table:table-cell>
          <table:table-cell office:value-type="float" office:value="817.93" calcext:value-type="float">
            <text:p>817.93</text:p>
          </table:table-cell>
          <table:table-cell office:value-type="float" office:value="796.37" calcext:value-type="float">
            <text:p>796.37</text:p>
          </table:table-cell>
          <table:table-cell office:value-type="float" office:value="774.24" calcext:value-type="float">
            <text:p>774.24</text:p>
          </table:table-cell>
          <table:table-cell office:value-type="float" office:value="594" calcext:value-type="float">
            <text:p>594</text:p>
          </table:table-cell>
          <table:table-cell office:value-type="float" office:value="570" calcext:value-type="float">
            <text:p>57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402" calcext:value-type="float">
            <text:p>402</text:p>
          </table:table-cell>
          <table:table-cell table:formula="of:=[Sheet1.L22]/[Sheet1.O22]" office:value-type="float" office:value="0.958543335761107" calcext:value-type="float">
            <text:p>0.9585433358</text:p>
          </table:table-cell>
          <table:table-cell table:formula="of:=[Sheet1.M22]/[Sheet1.P22]" office:value-type="float" office:value="1.09212204007286" calcext:value-type="float">
            <text:p>1.0921220401</text:p>
          </table:table-cell>
          <table:table-cell table:formula="of:=[Sheet1.N22]/[Sheet1.Q22]" office:value-type="float" office:value="1.08958614051973" calcext:value-type="float">
            <text:p>1.0895861405</text:p>
          </table:table-cell>
          <table:table-cell table:formula="of:= [.S15]*1.5" office:value-type="float" office:value="603" calcext:value-type="float">
            <text:p>603</text:p>
          </table:table-cell>
          <table:table-cell table:number-columns-repeated="2"/>
          <table:table-cell office:value-type="float" office:value="193.5" calcext:value-type="float">
            <text:p>193.5</text:p>
          </table:table-cell>
          <table:table-cell office:value-type="float" office:value="795" calcext:value-type="float">
            <text:p>795</text:p>
          </table:table-cell>
          <table:table-cell office:value-type="float" office:value="776" calcext:value-type="float">
            <text:p>776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AA15]-[.AA14]" office:value-type="float" office:value="131" calcext:value-type="float">
            <text:p>131</text:p>
          </table:table-cell>
          <table:table-cell table:formula="of:=[.AB15]-[.AB14]" office:value-type="float" office:value="125" calcext:value-type="float">
            <text:p>125</text:p>
          </table:table-cell>
          <table:table-cell table:formula="of:=[.AC15]-[.AC14]" office:value-type="float" office:value="106" calcext:value-type="float">
            <text:p>10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93.5" calcext:value-type="float">
            <text:p>193.5</text:p>
          </table:table-cell>
          <table:table-cell table:formula="of:=[.AI15]/(10/60)" office:value-type="float" office:value="810" calcext:value-type="float">
            <text:p>810</text:p>
          </table:table-cell>
          <table:table-cell table:formula="of:=[.AE15]/(10/60)" office:value-type="float" office:value="786" calcext:value-type="float">
            <text:p>786</text:p>
          </table:table-cell>
          <table:table-cell table:formula="of:=[.AF15]/(10/60)" office:value-type="float" office:value="750" calcext:value-type="float">
            <text:p>750</text:p>
          </table:table-cell>
          <table:table-cell table:formula="of:=[.AG15]/(10/60)" office:value-type="float" office:value="636" calcext:value-type="float">
            <text:p>636</text:p>
          </table:table-cell>
        </table:table-row>
        <table:table-row table:style-name="ro1">
          <table:table-cell table:number-columns-repeated="5"/>
          <table:table-cell table:formula="of:=[.G16]*1.5" office:value-type="float" office:value="339.75" calcext:value-type="float">
            <text:p>339.75</text:p>
          </table:table-cell>
          <table:table-cell office:value-type="float" office:value="226.5" calcext:value-type="float">
            <text:p>226.5</text:p>
          </table:table-cell>
          <table:table-cell office:value-type="float" office:value="0.396666666666667" calcext:value-type="float">
            <text:p>0.3966666667</text:p>
          </table:table-cell>
          <table:table-cell office:value-type="float" office:value="0.365714285714286" calcext:value-type="float">
            <text:p>0.3657142857</text:p>
          </table:table-cell>
          <table:table-cell office:value-type="float" office:value="0.339047619047619" calcext:value-type="float">
            <text:p>0.339047619</text:p>
          </table:table-cell>
          <table:table-cell office:value-type="float" office:value="129" calcext:value-type="float">
            <text:p>129</text:p>
          </table:table-cell>
          <table:table-cell office:value-type="float" office:value="878.77" calcext:value-type="float">
            <text:p>878.77</text:p>
          </table:table-cell>
          <table:table-cell office:value-type="float" office:value="845.93" calcext:value-type="float">
            <text:p>845.93</text:p>
          </table:table-cell>
          <table:table-cell office:value-type="float" office:value="821.760000000001" calcext:value-type="float">
            <text:p>821.76</text:p>
          </table:table-cell>
          <table:table-cell office:value-type="float" office:value="678" calcext:value-type="float">
            <text:p>678</text:p>
          </table:table-cell>
          <table:table-cell office:value-type="float" office:value="630" calcext:value-type="float">
            <text:p>63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471" calcext:value-type="float">
            <text:p>471</text:p>
          </table:table-cell>
          <table:table-cell table:formula="of:= [Sheet1.L23]/[Sheet1.O23]" office:value-type="float" office:value="0.927181878747502" calcext:value-type="float">
            <text:p>0.9271818787</text:p>
          </table:table-cell>
          <table:table-cell table:formula="of:=[Sheet1.M23]/[Sheet1.P23]" office:value-type="float" office:value="1.05549496644295" calcext:value-type="float">
            <text:p>1.0554949664</text:p>
          </table:table-cell>
          <table:table-cell table:formula="of:= [Sheet1.N23]/[Sheet1.Q23]" office:value-type="float" office:value="1.07522664199815" calcext:value-type="float">
            <text:p>1.075226642</text:p>
          </table:table-cell>
          <table:table-cell table:formula="of:= [.S16]*1.5" office:value-type="float" office:value="706.5" calcext:value-type="float">
            <text:p>706.5</text:p>
          </table:table-cell>
          <table:table-cell table:number-columns-repeated="2"/>
          <table:table-cell office:value-type="float" office:value="226.5" calcext:value-type="float">
            <text:p>226.5</text:p>
          </table:table-cell>
          <table:table-cell office:value-type="float" office:value="937" calcext:value-type="float">
            <text:p>937</text:p>
          </table:table-cell>
          <table:table-cell office:value-type="float" office:value="895" calcext:value-type="float">
            <text:p>895</text:p>
          </table:table-cell>
          <table:table-cell office:value-type="float" office:value="856" calcext:value-type="float">
            <text:p>856</text:p>
          </table:table-cell>
          <table:table-cell/>
          <table:table-cell table:formula="of:=[.AA16]-[.AA15]" office:value-type="float" office:value="142" calcext:value-type="float">
            <text:p>142</text:p>
          </table:table-cell>
          <table:table-cell table:formula="of:=[.AB16]-[.AB15]" office:value-type="float" office:value="119" calcext:value-type="float">
            <text:p>119</text:p>
          </table:table-cell>
          <table:table-cell table:formula="of:=[.AC16]-[.AC15]" office:value-type="float" office:value="113" calcext:value-type="float">
            <text:p>113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226.5" calcext:value-type="float">
            <text:p>226.5</text:p>
          </table:table-cell>
          <table:table-cell table:formula="of:=[.AI16]/(10/60)" office:value-type="float" office:value="912" calcext:value-type="float">
            <text:p>912</text:p>
          </table:table-cell>
          <table:table-cell table:formula="of:=[.AE16]/(10/60)" office:value-type="float" office:value="852" calcext:value-type="float">
            <text:p>852</text:p>
          </table:table-cell>
          <table:table-cell table:formula="of:=[.AF16]/(10/60)" office:value-type="float" office:value="714" calcext:value-type="float">
            <text:p>714</text:p>
          </table:table-cell>
          <table:table-cell table:formula="of:=[.AG16]/(10/60)" office:value-type="float" office:value="678" calcext:value-type="float">
            <text:p>678</text:p>
          </table:table-cell>
        </table:table-row>
        <table:table-row table:style-name="ro1">
          <table:table-cell table:number-columns-repeated="5"/>
          <table:table-cell table:formula="of:=[.G17]*1.5" office:value-type="float" office:value="389.25" calcext:value-type="float">
            <text:p>389.25</text:p>
          </table:table-cell>
          <table:table-cell office:value-type="float" office:value="259.5" calcext:value-type="float">
            <text:p>259.5</text:p>
          </table:table-cell>
          <table:table-cell office:value-type="float" office:value="0.449047619047619" calcext:value-type="float">
            <text:p>0.449047619</text:p>
          </table:table-cell>
          <table:table-cell office:value-type="float" office:value="0.411904761904762" calcext:value-type="float">
            <text:p>0.4119047619</text:p>
          </table:table-cell>
          <table:table-cell office:value-type="float" office:value="0.369047619047619" calcext:value-type="float">
            <text:p>0.369047619</text:p>
          </table:table-cell>
          <table:table-cell office:value-type="float" office:value="151" calcext:value-type="float">
            <text:p>151</text:p>
          </table:table-cell>
          <table:table-cell office:value-type="float" office:value="950.930000000001" calcext:value-type="float">
            <text:p>950.93</text:p>
          </table:table-cell>
          <table:table-cell office:value-type="float" office:value="903.09" calcext:value-type="float">
            <text:p>903.09</text:p>
          </table:table-cell>
          <table:table-cell office:value-type="float" office:value="880.800000000001" calcext:value-type="float">
            <text:p>880.8</text:p>
          </table:table-cell>
          <table:table-cell office:value-type="float" office:value="790" calcext:value-type="float">
            <text:p>790</text:p>
          </table:table-cell>
          <table:table-cell office:value-type="float" office:value="703" calcext:value-type="float">
            <text:p>703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513" calcext:value-type="float">
            <text:p>513</text:p>
          </table:table-cell>
          <table:table-cell table:formula="of:= [Sheet1.L24]/[Sheet1.O24]" office:value-type="float" office:value="0.907167701863354" calcext:value-type="float">
            <text:p>0.9071677019</text:p>
          </table:table-cell>
          <table:table-cell table:formula="of:=[Sheet1.M24]/[Sheet1.P24]" office:value-type="float" office:value="1.02751196172249" calcext:value-type="float">
            <text:p>1.0275119617</text:p>
          </table:table-cell>
          <table:table-cell table:formula="of:=[Sheet1.N24]/[Sheet1.Q24]" office:value-type="float" office:value="1.06625788999098" calcext:value-type="float">
            <text:p>1.06625789</text:p>
          </table:table-cell>
          <table:table-cell table:formula="of:= [.S17]*1.5" office:value-type="float" office:value="769.5" calcext:value-type="float">
            <text:p>769.5</text:p>
          </table:table-cell>
          <table:table-cell table:number-columns-repeated="2"/>
          <table:table-cell office:value-type="float" office:value="259.5" calcext:value-type="float">
            <text:p>259.5</text:p>
          </table:table-cell>
          <table:table-cell office:value-type="float" office:value="1104" calcext:value-type="float">
            <text:p>1104</text:p>
          </table:table-cell>
          <table:table-cell office:value-type="float" office:value="1031" calcext:value-type="float">
            <text:p>1031</text:p>
          </table:table-cell>
          <table:table-cell office:value-type="float" office:value="997" calcext:value-type="float">
            <text:p>997</text:p>
          </table:table-cell>
          <table:table-cell/>
          <table:table-cell table:formula="of:=[.AA17]-[.AA16]" office:value-type="float" office:value="167" calcext:value-type="float">
            <text:p>167</text:p>
          </table:table-cell>
          <table:table-cell table:formula="of:=[.AB17]-[.AB16]" office:value-type="float" office:value="136" calcext:value-type="float">
            <text:p>136</text:p>
          </table:table-cell>
          <table:table-cell table:formula="of:=[.AC17]-[.AC16]" office:value-type="float" office:value="141" calcext:value-type="float">
            <text:p>141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59.5" calcext:value-type="float">
            <text:p>259.5</text:p>
          </table:table-cell>
          <table:table-cell table:formula="of:=[.AI17]/(10/60)" office:value-type="float" office:value="1056" calcext:value-type="float">
            <text:p>1056</text:p>
          </table:table-cell>
          <table:table-cell table:formula="of:=[.AE17]/(10/60)" office:value-type="float" office:value="1002" calcext:value-type="float">
            <text:p>1002</text:p>
          </table:table-cell>
          <table:table-cell table:formula="of:=[.AF17]/(10/60)" office:value-type="float" office:value="816" calcext:value-type="float">
            <text:p>816</text:p>
          </table:table-cell>
          <table:table-cell table:formula="of:=[.AG17]/(10/60)" office:value-type="float" office:value="846" calcext:value-type="float">
            <text:p>846</text:p>
          </table:table-cell>
        </table:table-row>
        <table:table-row table:style-name="ro1">
          <table:table-cell table:number-columns-repeated="5"/>
          <table:table-cell table:formula="of:=[.G18]*1.5" office:value-type="float" office:value="438.75" calcext:value-type="float">
            <text:p>438.75</text:p>
          </table:table-cell>
          <table:table-cell office:value-type="float" office:value="292.5" calcext:value-type="float">
            <text:p>292.5</text:p>
          </table:table-cell>
          <table:table-cell office:value-type="float" office:value="0.51" calcext:value-type="float">
            <text:p>0.51</text:p>
          </table:table-cell>
          <table:table-cell office:value-type="float" office:value="0.465238095238095" calcext:value-type="float">
            <text:p>0.4652380952</text:p>
          </table:table-cell>
          <table:table-cell office:value-type="float" office:value="0.404285714285714" calcext:value-type="float">
            <text:p>0.4042857143</text:p>
          </table:table-cell>
          <table:table-cell office:value-type="float" office:value="173" calcext:value-type="float">
            <text:p>173</text:p>
          </table:table-cell>
          <table:table-cell office:value-type="float" office:value="1029.47" calcext:value-type="float">
            <text:p>1029.47</text:p>
          </table:table-cell>
          <table:table-cell office:value-type="float" office:value="972.26" calcext:value-type="float">
            <text:p>972.26</text:p>
          </table:table-cell>
          <table:table-cell office:value-type="float" office:value="934.800000000002" calcext:value-type="float">
            <text:p>934.8</text:p>
          </table:table-cell>
          <table:table-cell office:value-type="float" office:value="905" calcext:value-type="float">
            <text:p>905</text:p>
          </table:table-cell>
          <table:table-cell office:value-type="float" office:value="791" calcext:value-type="float">
            <text:p>791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523.5" calcext:value-type="float">
            <text:p>523.5</text:p>
          </table:table-cell>
          <table:table-cell table:formula="of:=[Sheet1.L25]/[Sheet1.O25]" office:value-type="float" office:value="0.885716803760282" calcext:value-type="float">
            <text:p>0.8857168038</text:p>
          </table:table-cell>
          <table:table-cell table:formula="of:=[Sheet1.M25]/[Sheet1.P25]" office:value-type="float" office:value="1.00509593246355" calcext:value-type="float">
            <text:p>1.0050959325</text:p>
          </table:table-cell>
          <table:table-cell table:formula="of:= [Sheet1.N25]/[Sheet1.Q25]" office:value-type="float" office:value="1.0577308707124" calcext:value-type="float">
            <text:p>1.0577308707</text:p>
          </table:table-cell>
          <table:table-cell table:formula="of:= [.S18]*1.5" office:value-type="float" office:value="785.25" calcext:value-type="float">
            <text:p>785.25</text:p>
          </table:table-cell>
          <table:table-cell table:number-columns-repeated="2"/>
          <table:table-cell office:value-type="float" office:value="292.5" calcext:value-type="float">
            <text:p>292.5</text:p>
          </table:table-cell>
          <table:table-cell office:value-type="float" office:value="1280" calcext:value-type="float">
            <text:p>1280</text:p>
          </table:table-cell>
          <table:table-cell office:value-type="float" office:value="1183" calcext:value-type="float">
            <text:p>1183</text:p>
          </table:table-cell>
          <table:table-cell office:value-type="float" office:value="1099" calcext:value-type="float">
            <text:p>1099</text:p>
          </table:table-cell>
          <table:table-cell/>
          <table:table-cell table:formula="of:=[.AA18]-[.AA17]" office:value-type="float" office:value="176" calcext:value-type="float">
            <text:p>176</text:p>
          </table:table-cell>
          <table:table-cell table:formula="of:=[.AB18]-[.AB17]" office:value-type="float" office:value="152" calcext:value-type="float">
            <text:p>152</text:p>
          </table:table-cell>
          <table:table-cell table:formula="of:=[.AC18]-[.AC17]" office:value-type="float" office:value="102" calcext:value-type="float">
            <text:p>102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292.5" calcext:value-type="float">
            <text:p>292.5</text:p>
          </table:table-cell>
          <table:table-cell table:formula="of:=[.AI18]/(10/60)" office:value-type="float" office:value="1158" calcext:value-type="float">
            <text:p>1158</text:p>
          </table:table-cell>
          <table:table-cell table:formula="of:=[.AE18]/(10/60)" office:value-type="float" office:value="1056" calcext:value-type="float">
            <text:p>1056</text:p>
          </table:table-cell>
          <table:table-cell table:formula="of:=[.AF18]/(10/60)" office:value-type="float" office:value="912" calcext:value-type="float">
            <text:p>912</text:p>
          </table:table-cell>
          <table:table-cell table:formula="of:=[.AG18]/(10/60)" office:value-type="float" office:value="612" calcext:value-type="float">
            <text:p>612</text:p>
          </table:table-cell>
        </table:table-row>
        <table:table-row table:style-name="ro1">
          <table:table-cell table:number-columns-repeated="5"/>
          <table:table-cell table:formula="of:=[.G19]*1.5" office:value-type="float" office:value="490.5" calcext:value-type="float">
            <text:p>490.5</text:p>
          </table:table-cell>
          <table:table-cell office:value-type="float" office:value="327" calcext:value-type="float">
            <text:p>327</text:p>
          </table:table-cell>
          <table:table-cell office:value-type="float" office:value="0.573809523809524" calcext:value-type="float">
            <text:p>0.5738095238</text:p>
          </table:table-cell>
          <table:table-cell office:value-type="float" office:value="0.5" calcext:value-type="float">
            <text:p>0.5</text:p>
          </table:table-cell>
          <table:table-cell office:value-type="float" office:value="0.436666666666667" calcext:value-type="float">
            <text:p>0.4366666667</text:p>
          </table:table-cell>
          <table:table-cell office:value-type="float" office:value="195" calcext:value-type="float">
            <text:p>195</text:p>
          </table:table-cell>
          <table:table-cell office:value-type="float" office:value="1119.92" calcext:value-type="float">
            <text:p>1119.92</text:p>
          </table:table-cell>
          <table:table-cell office:value-type="float" office:value="1036.82" calcext:value-type="float">
            <text:p>1036.82</text:p>
          </table:table-cell>
          <table:table-cell office:value-type="float" office:value="984.480000000001" calcext:value-type="float">
            <text:p>984.48</text:p>
          </table:table-cell>
          <table:table-cell office:value-type="float" office:value="1027" calcext:value-type="float">
            <text:p>1027</text:p>
          </table:table-cell>
          <table:table-cell office:value-type="float" office:value="875" calcext:value-type="float">
            <text:p>875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 [Sheet1.L26]/[Sheet1.O26]" office:value-type="float" office:value="0.864427694025684" calcext:value-type="float">
            <text:p>0.864427694</text:p>
          </table:table-cell>
          <table:table-cell table:formula="of:=[Sheet1.M26]/[Sheet1.P26]" office:value-type="float" office:value="0.996092468307233" calcext:value-type="float">
            <text:p>0.9960924683</text:p>
          </table:table-cell>
          <table:table-cell table:formula="of:=[Sheet1.N26]/[Sheet1.Q26]" office:value-type="float" office:value="1.05246753246753" calcext:value-type="float">
            <text:p>1.0524675325</text:p>
          </table:table-cell>
          <table:table-cell table:formula="of:= [.S19]*1.5" office:value-type="float" office:value="787.5" calcext:value-type="float">
            <text:p>787.5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office:value-type="float" office:value="1480" calcext:value-type="float">
            <text:p>1480</text:p>
          </table:table-cell>
          <table:table-cell office:value-type="float" office:value="1334" calcext:value-type="float">
            <text:p>1334</text:p>
          </table:table-cell>
          <table:table-cell office:value-type="float" office:value="1235" calcext:value-type="float">
            <text:p>1235</text:p>
          </table:table-cell>
          <table:table-cell/>
          <table:table-cell table:formula="of:=[.AA19]-[.AA18]" office:value-type="float" office:value="200" calcext:value-type="float">
            <text:p>200</text:p>
          </table:table-cell>
          <table:table-cell table:formula="of:=[.AB19]-[.AB18]" office:value-type="float" office:value="151" calcext:value-type="float">
            <text:p>151</text:p>
          </table:table-cell>
          <table:table-cell table:formula="of:=[.AC19]-[.AC18]" office:value-type="float" office:value="136" calcext:value-type="float">
            <text:p>136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327" calcext:value-type="float">
            <text:p>327</text:p>
          </table:table-cell>
          <table:table-cell table:formula="of:=[.AI19]/(10/60)" office:value-type="float" office:value="1416" calcext:value-type="float">
            <text:p>1416</text:p>
          </table:table-cell>
          <table:table-cell table:formula="of:=[.AE19]/(10/60)" office:value-type="float" office:value="1200" calcext:value-type="float">
            <text:p>1200</text:p>
          </table:table-cell>
          <table:table-cell table:formula="of:=[.AF19]/(10/60)" office:value-type="float" office:value="906" calcext:value-type="float">
            <text:p>906</text:p>
          </table:table-cell>
          <table:table-cell table:formula="of:=[.AG19]/(10/60)" office:value-type="float" office:value="816" calcext:value-type="float">
            <text:p>816</text:p>
          </table:table-cell>
        </table:table-row>
        <table:table-row table:style-name="ro1">
          <table:table-cell table:number-columns-repeated="5"/>
          <table:table-cell table:formula="of:=[.G20]*1.5" office:value-type="float" office:value="551.25" calcext:value-type="float">
            <text:p>551.25</text:p>
          </table:table-cell>
          <table:table-cell office:value-type="float" office:value="367.5" calcext:value-type="float">
            <text:p>367.5</text:p>
          </table:table-cell>
          <table:table-cell office:value-type="float" office:value="0.634761904761905" calcext:value-type="float">
            <text:p>0.6347619048</text:p>
          </table:table-cell>
          <table:table-cell office:value-type="float" office:value="0.530952380952381" calcext:value-type="float">
            <text:p>0.530952381</text:p>
          </table:table-cell>
          <table:table-cell office:value-type="float" office:value="0.466190476190476" calcext:value-type="float">
            <text:p>0.4661904762</text:p>
          </table:table-cell>
          <table:table-cell office:value-type="float" office:value="218" calcext:value-type="float">
            <text:p>218</text:p>
          </table:table-cell>
          <table:table-cell office:value-type="float" office:value="1185.26" calcext:value-type="float">
            <text:p>1185.26</text:p>
          </table:table-cell>
          <table:table-cell office:value-type="float" office:value="1093.18" calcext:value-type="float">
            <text:p>1093.18</text:p>
          </table:table-cell>
          <table:table-cell office:value-type="float" office:value="1036.32" calcext:value-type="float">
            <text:p>1036.32</text:p>
          </table:table-cell>
          <table:table-cell office:value-type="float" office:value="1143" calcext:value-type="float">
            <text:p>1143</text:p>
          </table:table-cell>
          <table:table-cell office:value-type="float" office:value="945" calcext:value-type="float">
            <text:p>945</text:p>
          </table:table-cell>
          <table:table-cell office:value-type="float" office:value="906" calcext:value-type="float">
            <text:p>906</text:p>
          </table:table-cell>
          <table:table-cell table:number-columns-repeated="8"/>
          <table:table-cell office:value-type="float" office:value="367.5" calcext:value-type="float">
            <text:p>367.5</text:p>
          </table:table-cell>
          <table:table-cell office:value-type="float" office:value="1664" calcext:value-type="float">
            <text:p>1664</text:p>
          </table:table-cell>
          <table:table-cell office:value-type="float" office:value="1505" calcext:value-type="float">
            <text:p>1505</text:p>
          </table:table-cell>
          <table:table-cell office:value-type="float" office:value="1388" calcext:value-type="float">
            <text:p>1388</text:p>
          </table:table-cell>
          <table:table-cell/>
          <table:table-cell table:formula="of:=[.AA20]-[.AA19]" office:value-type="float" office:value="184" calcext:value-type="float">
            <text:p>184</text:p>
          </table:table-cell>
          <table:table-cell table:formula="of:=[.AB20]-[.AB19]" office:value-type="float" office:value="171" calcext:value-type="float">
            <text:p>171</text:p>
          </table:table-cell>
          <table:table-cell table:formula="of:=[.AC20]-[.AC19]" office:value-type="float" office:value="153" calcext:value-type="float">
            <text:p>15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67.5" calcext:value-type="float">
            <text:p>367.5</text:p>
          </table:table-cell>
          <table:table-cell table:formula="of:=[.AI20]/(10/60)" office:value-type="float" office:value="1536" calcext:value-type="float">
            <text:p>1536</text:p>
          </table:table-cell>
          <table:table-cell table:formula="of:=[.AE20]/(10/60)" office:value-type="float" office:value="1104" calcext:value-type="float">
            <text:p>1104</text:p>
          </table:table-cell>
          <table:table-cell table:formula="of:=[.AF20]/(10/60)" office:value-type="float" office:value="1026" calcext:value-type="float">
            <text:p>1026</text:p>
          </table:table-cell>
          <table:table-cell table:formula="of:=[.AG20]/(10/60)" office:value-type="float" office:value="918" calcext:value-type="float">
            <text:p>918</text:p>
          </table:table-cell>
        </table:table-row>
        <table:table-row table:style-name="ro1">
          <table:table-cell table:number-columns-repeated="5"/>
          <table:table-cell table:formula="of:=[.G21]*1.5" office:value-type="float" office:value="603" calcext:value-type="float">
            <text:p>603</text:p>
          </table:table-cell>
          <table:table-cell office:value-type="float" office:value="402" calcext:value-type="float">
            <text:p>402</text:p>
          </table:table-cell>
          <table:table-cell office:value-type="float" office:value="0.697619047619048" calcext:value-type="float">
            <text:p>0.6976190476</text:p>
          </table:table-cell>
          <table:table-cell office:value-type="float" office:value="0.560952380952381" calcext:value-type="float">
            <text:p>0.560952381</text:p>
          </table:table-cell>
          <table:table-cell office:value-type="float" office:value="0.491428571428571" calcext:value-type="float">
            <text:p>0.4914285714</text:p>
          </table:table-cell>
          <table:table-cell office:value-type="float" office:value="245" calcext:value-type="float">
            <text:p>245</text:p>
          </table:table-cell>
          <table:table-cell office:value-type="float" office:value="1244.77" calcext:value-type="float">
            <text:p>1244.77</text:p>
          </table:table-cell>
          <table:table-cell office:value-type="float" office:value="1148.41" calcext:value-type="float">
            <text:p>1148.41</text:p>
          </table:table-cell>
          <table:table-cell office:value-type="float" office:value="1080.96" calcext:value-type="float">
            <text:p>1080.96</text:p>
          </table:table-cell>
          <table:table-cell office:value-type="float" office:value="1253" calcext:value-type="float">
            <text:p>1253</text:p>
          </table:table-cell>
          <table:table-cell office:value-type="float" office:value="1026" calcext:value-type="float">
            <text:p>1026</text:p>
          </table:table-cell>
          <table:table-cell office:value-type="float" office:value="968" calcext:value-type="float">
            <text:p>968</text:p>
          </table:table-cell>
          <table:table-cell table:number-columns-repeated="8"/>
          <table:table-cell office:value-type="float" office:value="402" calcext:value-type="float">
            <text:p>402</text:p>
          </table:table-cell>
          <table:table-cell office:value-type="float" office:value="1857" calcext:value-type="float">
            <text:p>1857</text:p>
          </table:table-cell>
          <table:table-cell office:value-type="float" office:value="1688" calcext:value-type="float">
            <text:p>1688</text:p>
          </table:table-cell>
          <table:table-cell office:value-type="float" office:value="1516" calcext:value-type="float">
            <text:p>1516</text:p>
          </table:table-cell>
          <table:table-cell/>
          <table:table-cell table:formula="of:=[.AA21]-[.AA20]" office:value-type="float" office:value="193" calcext:value-type="float">
            <text:p>193</text:p>
          </table:table-cell>
          <table:table-cell table:formula="of:=[.AB21]-[.AB20]" office:value-type="float" office:value="183" calcext:value-type="float">
            <text:p>183</text:p>
          </table:table-cell>
          <table:table-cell table:formula="of:=[.AC21]-[.AC20]" office:value-type="float" office:value="128" calcext:value-type="float">
            <text:p>128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402" calcext:value-type="float">
            <text:p>402</text:p>
          </table:table-cell>
          <table:table-cell table:formula="of:=[.AI21]/(10/60)" office:value-type="float" office:value="1644" calcext:value-type="float">
            <text:p>1644</text:p>
          </table:table-cell>
          <table:table-cell table:formula="of:=[.AE21]/(10/60)" office:value-type="float" office:value="1158" calcext:value-type="float">
            <text:p>1158</text:p>
          </table:table-cell>
          <table:table-cell table:formula="of:=[.AF21]/(10/60)" office:value-type="float" office:value="1098" calcext:value-type="float">
            <text:p>1098</text:p>
          </table:table-cell>
          <table:table-cell table:formula="of:=[.AG21]/(10/60)" office:value-type="float" office:value="768" calcext:value-type="float">
            <text:p>768</text:p>
          </table:table-cell>
        </table:table-row>
        <table:table-row table:style-name="ro1">
          <table:table-cell table:number-columns-repeated="5"/>
          <table:table-cell table:formula="of:=[.G22]*1.5" office:value-type="float" office:value="706.5" calcext:value-type="float">
            <text:p>706.5</text:p>
          </table:table-cell>
          <table:table-cell office:value-type="float" office:value="471" calcext:value-type="float">
            <text:p>471</text:p>
          </table:table-cell>
          <table:table-cell office:value-type="float" office:value="0.765714285714286" calcext:value-type="float">
            <text:p>0.7657142857</text:p>
          </table:table-cell>
          <table:table-cell office:value-type="float" office:value="0.587142857142857" calcext:value-type="float">
            <text:p>0.5871428571</text:p>
          </table:table-cell>
          <table:table-cell office:value-type="float" office:value="0.518571428571429" calcext:value-type="float">
            <text:p>0.5185714286</text:p>
          </table:table-cell>
          <table:table-cell office:value-type="float" office:value="268" calcext:value-type="float">
            <text:p>268</text:p>
          </table:table-cell>
          <table:table-cell office:value-type="float" office:value="1316.08" calcext:value-type="float">
            <text:p>1316.08</text:p>
          </table:table-cell>
          <table:table-cell office:value-type="float" office:value="1199.15" calcext:value-type="float">
            <text:p>1199.15</text:p>
          </table:table-cell>
          <table:table-cell office:value-type="float" office:value="1132.08" calcext:value-type="float">
            <text:p>1132.08</text:p>
          </table:table-cell>
          <table:table-cell office:value-type="float" office:value="1373" calcext:value-type="float">
            <text:p>1373</text:p>
          </table:table-cell>
          <table:table-cell office:value-type="float" office:value="1098" calcext:value-type="float">
            <text:p>1098</text:p>
          </table:table-cell>
          <table:table-cell office:value-type="float" office:value="1039" calcext:value-type="float">
            <text:p>1039</text:p>
          </table:table-cell>
          <table:table-cell table:number-columns-repeated="8"/>
          <table:table-cell office:value-type="float" office:value="471" calcext:value-type="float">
            <text:p>471</text:p>
          </table:table-cell>
          <table:table-cell office:value-type="float" office:value="2052" calcext:value-type="float">
            <text:p>2052</text:p>
          </table:table-cell>
          <table:table-cell office:value-type="float" office:value="1831" calcext:value-type="float">
            <text:p>1831</text:p>
          </table:table-cell>
          <table:table-cell office:value-type="float" office:value="1650" calcext:value-type="float">
            <text:p>1650</text:p>
          </table:table-cell>
          <table:table-cell/>
          <table:table-cell table:formula="of:=[.AA22]-[.AA21]" office:value-type="float" office:value="195" calcext:value-type="float">
            <text:p>195</text:p>
          </table:table-cell>
          <table:table-cell table:formula="of:=[.AB22]-[.AB21]" office:value-type="float" office:value="143" calcext:value-type="float">
            <text:p>143</text:p>
          </table:table-cell>
          <table:table-cell table:formula="of:=[.AC22]-[.AC21]" office:value-type="float" office:value="134" calcext:value-type="float">
            <text:p>134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471" calcext:value-type="float">
            <text:p>471</text:p>
          </table:table-cell>
          <table:table-cell table:formula="of:=[.AI22]/(10/60)" office:value-type="float" office:value="1734" calcext:value-type="float">
            <text:p>1734</text:p>
          </table:table-cell>
          <table:table-cell table:formula="of:=[.AE22]/(10/60)" office:value-type="float" office:value="1170" calcext:value-type="float">
            <text:p>1170</text:p>
          </table:table-cell>
          <table:table-cell table:formula="of:=[.AF22]/(10/60)" office:value-type="float" office:value="858" calcext:value-type="float">
            <text:p>858</text:p>
          </table:table-cell>
          <table:table-cell table:formula="of:=[.AG22]/(10/60)" office:value-type="float" office:value="804" calcext:value-type="float">
            <text:p>804</text:p>
          </table:table-cell>
        </table:table-row>
        <table:table-row table:style-name="ro1">
          <table:table-cell table:number-columns-repeated="5"/>
          <table:table-cell table:formula="of:=[.G23]*1.5" office:value-type="float" office:value="769.5" calcext:value-type="float">
            <text:p>769.5</text:p>
          </table:table-cell>
          <table:table-cell office:value-type="float" office:value="513" calcext:value-type="float">
            <text:p>513</text:p>
          </table:table-cell>
          <table:table-cell office:value-type="float" office:value="0.81047619047619" calcext:value-type="float">
            <text:p>0.8104761905</text:p>
          </table:table-cell>
          <table:table-cell office:value-type="float" office:value="0.61" calcext:value-type="float">
            <text:p>0.61</text:p>
          </table:table-cell>
          <table:table-cell office:value-type="float" office:value="0.533809523809524" calcext:value-type="float">
            <text:p>0.5338095238</text:p>
          </table:table-cell>
          <table:table-cell office:value-type="float" office:value="314" calcext:value-type="float">
            <text:p>314</text:p>
          </table:table-cell>
          <table:table-cell office:value-type="float" office:value="1391.7" calcext:value-type="float">
            <text:p>1391.7</text:p>
          </table:table-cell>
          <table:table-cell office:value-type="float" office:value="1258.15" calcext:value-type="float">
            <text:p>1258.15</text:p>
          </table:table-cell>
          <table:table-cell office:value-type="float" office:value="1162.32" calcext:value-type="float">
            <text:p>1162.32</text:p>
          </table:table-cell>
          <table:table-cell office:value-type="float" office:value="1501" calcext:value-type="float">
            <text:p>1501</text:p>
          </table:table-cell>
          <table:table-cell office:value-type="float" office:value="1192" calcext:value-type="float">
            <text:p>1192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office:value-type="float" office:value="513" calcext:value-type="float">
            <text:p>513</text:p>
          </table:table-cell>
          <table:table-cell office:value-type="float" office:value="2217" calcext:value-type="float">
            <text:p>2217</text:p>
          </table:table-cell>
          <table:table-cell office:value-type="float" office:value="1986" calcext:value-type="float">
            <text:p>1986</text:p>
          </table:table-cell>
          <table:table-cell office:value-type="float" office:value="1775" calcext:value-type="float">
            <text:p>1775</text:p>
          </table:table-cell>
          <table:table-cell/>
          <table:table-cell table:formula="of:=[.AA23]-[.AA22]" office:value-type="float" office:value="165" calcext:value-type="float">
            <text:p>165</text:p>
          </table:table-cell>
          <table:table-cell table:formula="of:=[.AB23]-[.AB22]" office:value-type="float" office:value="155" calcext:value-type="float">
            <text:p>155</text:p>
          </table:table-cell>
          <table:table-cell table:formula="of:=[.AC23]-[.AC22]" office:value-type="float" office:value="125" calcext:value-type="float">
            <text:p>125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513" calcext:value-type="float">
            <text:p>513</text:p>
          </table:table-cell>
          <table:table-cell table:formula="of:=[.AI23]/(10/60)" office:value-type="float" office:value="1944" calcext:value-type="float">
            <text:p>1944</text:p>
          </table:table-cell>
          <table:table-cell table:formula="of:=[.AE23]/(10/60)" office:value-type="float" office:value="990" calcext:value-type="float">
            <text:p>990</text:p>
          </table:table-cell>
          <table:table-cell table:formula="of:=[.AF23]/(10/60)" office:value-type="float" office:value="930" calcext:value-type="float">
            <text:p>930</text:p>
          </table:table-cell>
          <table:table-cell table:formula="of:=[.AG23]/(10/60)" office:value-type="float" office:value="750" calcext:value-type="float">
            <text:p>750</text:p>
          </table:table-cell>
        </table:table-row>
        <table:table-row table:style-name="ro1">
          <table:table-cell table:number-columns-repeated="5"/>
          <table:table-cell table:formula="of:=[.G24]*1.5" office:value-type="float" office:value="785.25" calcext:value-type="float">
            <text:p>785.25</text:p>
          </table:table-cell>
          <table:table-cell office:value-type="float" office:value="523.5" calcext:value-type="float">
            <text:p>523.5</text:p>
          </table:table-cell>
          <table:table-cell office:value-type="float" office:value="0.858571428571429" calcext:value-type="float">
            <text:p>0.8585714286</text:p>
          </table:table-cell>
          <table:table-cell office:value-type="float" office:value="0.626666666666667" calcext:value-type="float">
            <text:p>0.6266666667</text:p>
          </table:table-cell>
          <table:table-cell office:value-type="float" office:value="0.543333333333333" calcext:value-type="float">
            <text:p>0.5433333333</text:p>
          </table:table-cell>
          <table:table-cell office:value-type="float" office:value="342" calcext:value-type="float">
            <text:p>342</text:p>
          </table:table-cell>
          <table:table-cell office:value-type="float" office:value="1460.54" calcext:value-type="float">
            <text:p>1460.54</text:p>
          </table:table-cell>
          <table:table-cell office:value-type="float" office:value="1288.5" calcext:value-type="float">
            <text:p>1288.5</text:p>
          </table:table-cell>
          <table:table-cell office:value-type="float" office:value="1182.48" calcext:value-type="float">
            <text:p>1182.48</text:p>
          </table:table-cell>
          <table:table-cell office:value-type="float" office:value="1610" calcext:value-type="float">
            <text:p>1610</text:p>
          </table:table-cell>
          <table:table-cell office:value-type="float" office:value="1254" calcext:value-type="float">
            <text:p>1254</text:p>
          </table:table-cell>
          <table:table-cell office:value-type="float" office:value="1109" calcext:value-type="float">
            <text:p>1109</text:p>
          </table:table-cell>
          <table:table-cell table:number-columns-repeated="8"/>
          <table:table-cell office:value-type="float" office:value="523.5" calcext:value-type="float">
            <text:p>523.5</text:p>
          </table:table-cell>
          <table:table-cell office:value-type="float" office:value="2391" calcext:value-type="float">
            <text:p>2391</text:p>
          </table:table-cell>
          <table:table-cell office:value-type="float" office:value="2154" calcext:value-type="float">
            <text:p>2154</text:p>
          </table:table-cell>
          <table:table-cell office:value-type="float" office:value="1896" calcext:value-type="float">
            <text:p>1896</text:p>
          </table:table-cell>
          <table:table-cell/>
          <table:table-cell table:formula="of:=[.AA24]-[.AA23]" office:value-type="float" office:value="174" calcext:value-type="float">
            <text:p>174</text:p>
          </table:table-cell>
          <table:table-cell table:formula="of:=[.AB24]-[.AB23]" office:value-type="float" office:value="168" calcext:value-type="float">
            <text:p>168</text:p>
          </table:table-cell>
          <table:table-cell table:formula="of:=[.AC24]-[.AC23]" office:value-type="float" office:value="121" calcext:value-type="float">
            <text:p>121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523.5" calcext:value-type="float">
            <text:p>523.5</text:p>
          </table:table-cell>
          <table:table-cell table:formula="of:=[.AI24]/(10/60)" office:value-type="float" office:value="2172" calcext:value-type="float">
            <text:p>2172</text:p>
          </table:table-cell>
          <table:table-cell table:formula="of:=[.AE24]/(10/60)" office:value-type="float" office:value="1044" calcext:value-type="float">
            <text:p>1044</text:p>
          </table:table-cell>
          <table:table-cell table:formula="of:=[.AF24]/(10/60)" office:value-type="float" office:value="1008" calcext:value-type="float">
            <text:p>1008</text:p>
          </table:table-cell>
          <table:table-cell table:formula="of:=[.AG24]/(10/60)" office:value-type="float" office:value="726" calcext:value-type="float">
            <text:p>726</text:p>
          </table:table-cell>
        </table:table-row>
        <table:table-row table:style-name="ro1">
          <table:table-cell table:number-columns-repeated="5"/>
          <table:table-cell table:formula="of:=[.G25]*1.5" office:value-type="float" office:value="787.5" calcext:value-type="float">
            <text:p>787.5</text:p>
          </table:table-cell>
          <table:table-cell office:value-type="float" office:value="525" calcext:value-type="float">
            <text:p>525</text:p>
          </table:table-cell>
          <table:table-cell office:value-type="float" office:value="0.893809523809524" calcext:value-type="float">
            <text:p>0.8938095238</text:p>
          </table:table-cell>
          <table:table-cell office:value-type="float" office:value="0.643809523809524" calcext:value-type="float">
            <text:p>0.6438095238</text:p>
          </table:table-cell>
          <table:table-cell office:value-type="float" office:value="0.545714285714286" calcext:value-type="float">
            <text:p>0.5457142857</text:p>
          </table:table-cell>
          <table:table-cell office:value-type="float" office:value="349" calcext:value-type="float">
            <text:p>349</text:p>
          </table:table-cell>
          <table:table-cell office:value-type="float" office:value="1507.49" calcext:value-type="float">
            <text:p>1507.49</text:p>
          </table:table-cell>
          <table:table-cell office:value-type="float" office:value="1309.64" calcext:value-type="float">
            <text:p>1309.64</text:p>
          </table:table-cell>
          <table:table-cell office:value-type="float" office:value="1202.64" calcext:value-type="float">
            <text:p>1202.64</text:p>
          </table:table-cell>
          <table:table-cell office:value-type="float" office:value="1702" calcext:value-type="float">
            <text:p>1702</text:p>
          </table:table-cell>
          <table:table-cell office:value-type="float" office:value="1303" calcext:value-type="float">
            <text:p>1303</text:p>
          </table:table-cell>
          <table:table-cell office:value-type="float" office:value="1137" calcext:value-type="float">
            <text:p>1137</text:p>
          </table:table-cell>
          <table:table-cell table:number-columns-repeated="8"/>
          <table:table-cell office:value-type="float" office:value="525" calcext:value-type="float">
            <text:p>525</text:p>
          </table:table-cell>
          <table:table-cell office:value-type="float" office:value="2530" calcext:value-type="float">
            <text:p>2530</text:p>
          </table:table-cell>
          <table:table-cell office:value-type="float" office:value="2303" calcext:value-type="float">
            <text:p>2303</text:p>
          </table:table-cell>
          <table:table-cell office:value-type="float" office:value="1990" calcext:value-type="float">
            <text:p>1990</text:p>
          </table:table-cell>
          <table:table-cell/>
          <table:table-cell table:formula="of:=[.AA25]-[.AA24]" office:value-type="float" office:value="139" calcext:value-type="float">
            <text:p>139</text:p>
          </table:table-cell>
          <table:table-cell table:formula="of:=[.AB25]-[.AB24]" office:value-type="float" office:value="149" calcext:value-type="float">
            <text:p>149</text:p>
          </table:table-cell>
          <table:table-cell table:formula="of:=[.AC25]-[.AC24]" office:value-type="float" office:value="94" calcext:value-type="float">
            <text:p>94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525" calcext:value-type="float">
            <text:p>525</text:p>
          </table:table-cell>
          <table:table-cell table:formula="of:=[.AI25]/(10/60)" office:value-type="float" office:value="2322" calcext:value-type="float">
            <text:p>2322</text:p>
          </table:table-cell>
          <table:table-cell table:formula="of:=[.AE25]/(10/60)" office:value-type="float" office:value="834" calcext:value-type="float">
            <text:p>834</text:p>
          </table:table-cell>
          <table:table-cell table:formula="of:=[.AF25]/(10/60)" office:value-type="float" office:value="894" calcext:value-type="float">
            <text:p>894</text:p>
          </table:table-cell>
          <table:table-cell table:formula="of:=[.AG25]/(10/60)" office:value-type="float" office:value="564" calcext:value-type="float">
            <text:p>564</text:p>
          </table:table-cell>
        </table:table-row>
        <table:table-row table:style-name="ro1">
          <table:table-cell table:number-columns-repeated="10"/>
          <table:table-cell office:value-type="float" office:value="350" calcext:value-type="float">
            <text:p>350</text:p>
          </table:table-cell>
          <table:table-cell office:value-type="float" office:value="1548.19" calcext:value-type="float">
            <text:p>1548.19</text:p>
          </table:table-cell>
          <table:table-cell office:value-type="float" office:value="1335.76" calcext:value-type="float">
            <text:p>1335.76</text:p>
          </table:table-cell>
          <table:table-cell office:value-type="float" office:value="1215.6" calcext:value-type="float">
            <text:p>1215.6</text:p>
          </table:table-cell>
          <table:table-cell office:value-type="float" office:value="1791" calcext:value-type="float">
            <text:p>1791</text:p>
          </table:table-cell>
          <table:table-cell office:value-type="float" office:value="1341" calcext:value-type="float">
            <text:p>1341</text:p>
          </table:table-cell>
          <table:table-cell office:value-type="float" office:value="1155" calcext:value-type="float">
            <text:p>1155</text:p>
          </table:table-cell>
          <table:table-cell table:number-columns-repeated="23"/>
        </table:table-row>
        <table:table-row table:style-name="ro1" table:number-rows-repeated="4">
          <table:table-cell table:number-columns-repeated="40"/>
        </table:table-row>
        <table:table-row table:style-name="ro1">
          <table:table-cell table:number-columns-repeated="18"/>
          <table:table-cell office:value-type="float" office:value="23" calcext:value-type="float">
            <text:p>23</text:p>
          </table:table-cell>
          <table:table-cell table:formula="of:= [Sheet1.L3]/[Sheet1.O3]" office:value-type="float" office:value="14.9422222222221" calcext:value-type="float">
            <text:p>14.9422222222</text:p>
          </table:table-cell>
          <table:table-cell table:formula="of:=[Sheet1.M3]/[Sheet1.P3]" office:value-type="float" office:value="14.9422222222221" calcext:value-type="float">
            <text:p>14.9422222222</text:p>
          </table:table-cell>
          <table:table-cell table:formula="of:= [Sheet1.N3]/[Sheet1.Q3]" office:value-type="float" office:value="14.9422222222221" calcext:value-type="float">
            <text:p>14.9422222222</text:p>
          </table:table-cell>
          <table:table-cell table:number-columns-repeated="9"/>
          <table:table-cell office:value-type="string" calcext:value-type="string" table:number-columns-spanned="3" table:number-rows-spanned="1">
            <text:p>acceptance arrival rate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18"/>
          <table:table-cell office:value-type="float" office:value="25" calcext:value-type="float">
            <text:p>25</text:p>
          </table:table-cell>
          <table:table-cell table:formula="of:=[Sheet1.L4]/[Sheet1.O4]" office:value-type="float" office:value="8.39479999999994" calcext:value-type="float">
            <text:p>8.3948</text:p>
          </table:table-cell>
          <table:table-cell table:formula="of:=[Sheet1.M4]/[Sheet1.P4]" office:value-type="float" office:value="8.39999999999994" calcext:value-type="float">
            <text:p>8.4</text:p>
          </table:table-cell>
          <table:table-cell table:formula="of:=[Sheet1.N4]/[Sheet1.Q4]" office:value-type="float" office:value="8.39999999999994" calcext:value-type="float">
            <text:p>8.4</text:p>
          </table:table-cell>
          <table:table-cell table:number-columns-repeated="3"/>
          <table:table-cell office:value-type="string" calcext:value-type="string">
            <text:p>Chain request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SFCCM</text:p>
          </table:table-cell>
          <table:table-cell/>
          <table:table-cell office:value-type="string" calcext:value-type="string">
            <text:p>Offered load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SFCCM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26" calcext:value-type="float">
            <text:p>26</text:p>
          </table:table-cell>
          <table:table-cell table:formula="of:= [Sheet1.L5]/[Sheet1.O5]" office:value-type="float" office:value="5.83653333333329" calcext:value-type="float">
            <text:p>5.8365333333</text:p>
          </table:table-cell>
          <table:table-cell table:formula="of:=[Sheet1.M5]/[Sheet1.P5]" office:value-type="float" office:value="5.90918918918915" calcext:value-type="float">
            <text:p>5.9091891892</text:p>
          </table:table-cell>
          <table:table-cell table:formula="of:= [Sheet1.N5]/[Sheet1.Q5]" office:value-type="float" office:value="5.83999999999996" calcext:value-type="float">
            <text:p>5.84</text:p>
          </table:table-cell>
          <table:table-cell table:number-columns-repeated="3"/>
          <table:table-cell table:number-columns-repeated="4" office:value-type="float" office:value="22" calcext:value-type="float">
            <text:p>22</text:p>
          </table:table-cell>
          <table:table-cell/>
          <table:table-cell table:formula="of:=[.Z33]/(10/60)" office:value-type="float" office:value="132" calcext:value-type="float">
            <text:p>132</text:p>
          </table:table-cell>
          <table:table-cell table:formula="of:=[.AA33]/(10/60)" office:value-type="float" office:value="132" calcext:value-type="float">
            <text:p>132</text:p>
          </table:table-cell>
          <table:table-cell table:formula="of:=[.AB33]/(10/60)" office:value-type="float" office:value="132" calcext:value-type="float">
            <text:p>132</text:p>
          </table:table-cell>
          <table:table-cell table:formula="of:=[.AC33]/(10/60)" office:value-type="float" office:value="132" calcext:value-type="float">
            <text:p>13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29" calcext:value-type="float">
            <text:p>29</text:p>
          </table:table-cell>
          <table:table-cell table:formula="of:= [Sheet1.L6]/[Sheet1.O6]" office:value-type="float" office:value="4.37466666666664" calcext:value-type="float">
            <text:p>4.3746666667</text:p>
          </table:table-cell>
          <table:table-cell table:formula="of:=[Sheet1.M6]/[Sheet1.P6]" office:value-type="float" office:value="4.40759615384614" calcext:value-type="float">
            <text:p>4.4075961538</text:p>
          </table:table-cell>
          <table:table-cell table:formula="of:=[Sheet1.N6]/[Sheet1.Q6]" office:value-type="float" office:value="4.37714285714283" calcext:value-type="float">
            <text:p>4.377142857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 office:value-type="float" office:value="51" calcext:value-type="float">
            <text:p>51</text:p>
          </table:table-cell>
          <table:table-cell/>
          <table:table-cell table:formula="of:=[.Z34]/(10/60)" office:value-type="float" office:value="174" calcext:value-type="float">
            <text:p>174</text:p>
          </table:table-cell>
          <table:table-cell table:formula="of:=([.AA34]-[.AA33])/(10/60)" office:value-type="float" office:value="174" calcext:value-type="float">
            <text:p>174</text:p>
          </table:table-cell>
          <table:table-cell table:formula="of:=([.AB34]-[.AB33])/(10/60)" office:value-type="float" office:value="174" calcext:value-type="float">
            <text:p>174</text:p>
          </table:table-cell>
          <table:table-cell table:formula="of:=([.AC34]-[.AC33])/(10/60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32" calcext:value-type="float">
            <text:p>32</text:p>
          </table:table-cell>
          <table:table-cell table:formula="of:=[Sheet1.L7]/[Sheet1.O7]" office:value-type="float" office:value="3.5817910447761" calcext:value-type="float">
            <text:p>3.5817910448</text:p>
          </table:table-cell>
          <table:table-cell table:formula="of:=[Sheet1.M7]/[Sheet1.P7]" office:value-type="float" office:value="3.60353383458645" calcext:value-type="float">
            <text:p>3.6035338346</text:p>
          </table:table-cell>
          <table:table-cell table:formula="of:= [Sheet1.N7]/[Sheet1.Q7]" office:value-type="float" office:value="3.56444444444442" calcext:value-type="float">
            <text:p>3.564444444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 office:value-type="float" office:value="81" calcext:value-type="float">
            <text:p>81</text:p>
          </table:table-cell>
          <table:table-cell/>
          <table:table-cell table:formula="of:=[.Z35]/(10/60)" office:value-type="float" office:value="180" calcext:value-type="float">
            <text:p>180</text:p>
          </table:table-cell>
          <table:table-cell table:formula="of:=([.AA35]-[.AA34])/(10/60)" office:value-type="float" office:value="180" calcext:value-type="float">
            <text:p>180</text:p>
          </table:table-cell>
          <table:table-cell table:formula="of:=([.AB35]-[.AB34])/(10/60)" office:value-type="float" office:value="180" calcext:value-type="float">
            <text:p>180</text:p>
          </table:table-cell>
          <table:table-cell table:formula="of:=([.AC35]-[.AC34])/(10/60)"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36" calcext:value-type="float">
            <text:p>36</text:p>
          </table:table-cell>
          <table:table-cell table:formula="of:= [Sheet1.L8]/[Sheet1.O8]" office:value-type="float" office:value="3.01628742514968" calcext:value-type="float">
            <text:p>3.0162874251</text:p>
          </table:table-cell>
          <table:table-cell table:formula="of:=[Sheet1.M8]/[Sheet1.P8]" office:value-type="float" office:value="3.04866666666665" calcext:value-type="float">
            <text:p>3.0486666667</text:p>
          </table:table-cell>
          <table:table-cell table:formula="of:=[Sheet1.N8]/[Sheet1.Q8]" office:value-type="float" office:value="3.06146341463413" calcext:value-type="float">
            <text:p>3.061463414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 office:value-type="float" office:value="107" calcext:value-type="float">
            <text:p>107</text:p>
          </table:table-cell>
          <table:table-cell/>
          <table:table-cell table:formula="of:=[.Z36]/(10/60)" office:value-type="float" office:value="156" calcext:value-type="float">
            <text:p>156</text:p>
          </table:table-cell>
          <table:table-cell table:formula="of:=([.AA36]-[.AA35])/(10/60)" office:value-type="float" office:value="156" calcext:value-type="float">
            <text:p>156</text:p>
          </table:table-cell>
          <table:table-cell table:formula="of:=([.AB36]-[.AB35])/(10/60)" office:value-type="float" office:value="156" calcext:value-type="float">
            <text:p>156</text:p>
          </table:table-cell>
          <table:table-cell table:formula="of:=([.AC36]-[.AC35])/(10/60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41" calcext:value-type="float">
            <text:p>41</text:p>
          </table:table-cell>
          <table:table-cell table:formula="of:= [Sheet1.L9]/[Sheet1.O9]" office:value-type="float" office:value="2.62671641791043" calcext:value-type="float">
            <text:p>2.6267164179</text:p>
          </table:table-cell>
          <table:table-cell table:formula="of:=[Sheet1.M9]/[Sheet1.P9]" office:value-type="float" office:value="2.64834999999999" calcext:value-type="float">
            <text:p>2.64835</text:p>
          </table:table-cell>
          <table:table-cell table:formula="of:= [Sheet1.N9]/[Sheet1.Q9]" office:value-type="float" office:value="2.66923857868019" calcext:value-type="float">
            <text:p>2.6692385787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[.Z37]/(10/60)" office:value-type="float" office:value="174" calcext:value-type="float">
            <text:p>174</text:p>
          </table:table-cell>
          <table:table-cell table:formula="of:=([.AA37]-[.AA36])/(10/60)" office:value-type="float" office:value="174" calcext:value-type="float">
            <text:p>174</text:p>
          </table:table-cell>
          <table:table-cell table:formula="of:=([.AB37]-[.AB36])/(10/60)" office:value-type="float" office:value="174" calcext:value-type="float">
            <text:p>174</text:p>
          </table:table-cell>
          <table:table-cell table:formula="of:=([.AC37]-[.AC36])/(10/60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30" calcext:value-type="float">
            <text:p>3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Z38]/(10/60)" office:value-type="float" office:value="180" calcext:value-type="float">
            <text:p>180</text:p>
          </table:table-cell>
          <table:table-cell table:formula="of:=([.AA38]-[.AA37])/(10/60)" office:value-type="float" office:value="180" calcext:value-type="float">
            <text:p>180</text:p>
          </table:table-cell>
          <table:table-cell table:formula="of:=([.AB38]-[.AB37])/(10/60)" office:value-type="float" office:value="180" calcext:value-type="float">
            <text:p>180</text:p>
          </table:table-cell>
          <table:table-cell table:formula="of:=([.AC38]-[.AC37])/(10/60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39" calcext:value-type="float">
            <text:p>39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/>
          <table:table-cell table:formula="of:=[.Z39]/(10/60)" office:value-type="float" office:value="234" calcext:value-type="float">
            <text:p>234</text:p>
          </table:table-cell>
          <table:table-cell table:formula="of:=([.AA39]-[.AA38])/(10/60)" office:value-type="float" office:value="234" calcext:value-type="float">
            <text:p>234</text:p>
          </table:table-cell>
          <table:table-cell table:formula="of:=([.AB39]-[.AB38])/(10/60)" office:value-type="float" office:value="234" calcext:value-type="float">
            <text:p>234</text:p>
          </table:table-cell>
          <table:table-cell table:formula="of:=([.AC39]-[.AC38])/(10/60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50" calcext:value-type="float">
            <text:p>5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[.Z40]/(10/60)" office:value-type="float" office:value="300" calcext:value-type="float">
            <text:p>300</text:p>
          </table:table-cell>
          <table:table-cell table:formula="of:=([.AA40]-[.AA39])/(10/60)" office:value-type="float" office:value="300" calcext:value-type="float">
            <text:p>300</text:p>
          </table:table-cell>
          <table:table-cell table:formula="of:=([.AB40]-[.AB39])/(10/60)" office:value-type="float" office:value="300" calcext:value-type="float">
            <text:p>300</text:p>
          </table:table-cell>
          <table:table-cell table:formula="of:=([.AC40]-[.AC39])/(10/60)" office:value-type="float" office:value="294" calcext:value-type="float">
            <text:p>294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70" calcext:value-type="float">
            <text:p>70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Z41]/(10/60)" office:value-type="float" office:value="420" calcext:value-type="float">
            <text:p>420</text:p>
          </table:table-cell>
          <table:table-cell table:formula="of:=([.AA41]-[.AA40])/(10/60)" office:value-type="float" office:value="420" calcext:value-type="float">
            <text:p>420</text:p>
          </table:table-cell>
          <table:table-cell table:formula="of:=([.AB41]-[.AB40])/(10/60)" office:value-type="float" office:value="420" calcext:value-type="float">
            <text:p>420</text:p>
          </table:table-cell>
          <table:table-cell table:formula="of:=([.AC41]-[.AC40])/(10/60)" office:value-type="float" office:value="396" calcext:value-type="float">
            <text:p>396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  <table:table-cell office:value-type="float" office:value="397" calcext:value-type="float">
            <text:p>397</text:p>
          </table:table-cell>
          <table:table-cell office:value-type="float" office:value="379" calcext:value-type="float">
            <text:p>379</text:p>
          </table:table-cell>
          <table:table-cell/>
          <table:table-cell table:formula="of:=[.Z42]/(10/60)" office:value-type="float" office:value="450" calcext:value-type="float">
            <text:p>450</text:p>
          </table:table-cell>
          <table:table-cell table:formula="of:=([.AA42]-[.AA41])/(10/60)" office:value-type="float" office:value="450" calcext:value-type="float">
            <text:p>450</text:p>
          </table:table-cell>
          <table:table-cell table:formula="of:=([.AB42]-[.AB41])/(10/60)" office:value-type="float" office:value="432" calcext:value-type="float">
            <text:p>432</text:p>
          </table:table-cell>
          <table:table-cell table:formula="of:=([.AC42]-[.AC41])/(10/60)" office:value-type="float" office:value="402" calcext:value-type="float">
            <text:p>402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68" calcext:value-type="float">
            <text:p>68</text:p>
          </table:table-cell>
          <table:table-cell office:value-type="float" office:value="467" calcext:value-type="float">
            <text:p>467</text:p>
          </table:table-cell>
          <table:table-cell office:value-type="float" office:value="464" calcext:value-type="float">
            <text:p>464</text:p>
          </table:table-cell>
          <table:table-cell office:value-type="float" office:value="445" calcext:value-type="float">
            <text:p>445</text:p>
          </table:table-cell>
          <table:table-cell/>
          <table:table-cell table:formula="of:=[.Z43]/(10/60)" office:value-type="float" office:value="408" calcext:value-type="float">
            <text:p>408</text:p>
          </table:table-cell>
          <table:table-cell table:formula="of:=([.AA43]-[.AA42])/(10/60)" office:value-type="float" office:value="402" calcext:value-type="float">
            <text:p>402</text:p>
          </table:table-cell>
          <table:table-cell table:formula="of:=([.AB43]-[.AB42])/(10/60)" office:value-type="float" office:value="402" calcext:value-type="float">
            <text:p>402</text:p>
          </table:table-cell>
          <table:table-cell table:formula="of:=([.AC43]-[.AC42])/(10/60)" office:value-type="float" office:value="396" calcext:value-type="float">
            <text:p>396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79" calcext:value-type="float">
            <text:p>79</text:p>
          </table:table-cell>
          <table:table-cell office:value-type="float" office:value="544" calcext:value-type="float">
            <text:p>544</text:p>
          </table:table-cell>
          <table:table-cell office:value-type="float" office:value="541" calcext:value-type="float">
            <text:p>541</text:p>
          </table:table-cell>
          <table:table-cell office:value-type="float" office:value="515" calcext:value-type="float">
            <text:p>515</text:p>
          </table:table-cell>
          <table:table-cell/>
          <table:table-cell table:formula="of:=[.Z44]/(10/60)" office:value-type="float" office:value="474" calcext:value-type="float">
            <text:p>474</text:p>
          </table:table-cell>
          <table:table-cell table:formula="of:=([.AA44]-[.AA43])/(10/60)" office:value-type="float" office:value="462" calcext:value-type="float">
            <text:p>462</text:p>
          </table:table-cell>
          <table:table-cell table:formula="of:=([.AB44]-[.AB43])/(10/60)" office:value-type="float" office:value="462" calcext:value-type="float">
            <text:p>462</text:p>
          </table:table-cell>
          <table:table-cell table:formula="of:=([.AC44]-[.AC43])/(10/60)" office:value-type="float" office:value="420" calcext:value-type="float">
            <text:p>42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96" calcext:value-type="float">
            <text:p>96</text:p>
          </table:table-cell>
          <table:table-cell office:value-type="float" office:value="636" calcext:value-type="float">
            <text:p>636</text:p>
          </table:table-cell>
          <table:table-cell office:value-type="float" office:value="631" calcext:value-type="float">
            <text:p>631</text:p>
          </table:table-cell>
          <table:table-cell office:value-type="float" office:value="597" calcext:value-type="float">
            <text:p>597</text:p>
          </table:table-cell>
          <table:table-cell/>
          <table:table-cell table:formula="of:=[.Z45]/(10/60)" office:value-type="float" office:value="576" calcext:value-type="float">
            <text:p>576</text:p>
          </table:table-cell>
          <table:table-cell table:formula="of:=([.AA45]-[.AA44])/(10/60)" office:value-type="float" office:value="552" calcext:value-type="float">
            <text:p>552</text:p>
          </table:table-cell>
          <table:table-cell table:formula="of:=([.AB45]-[.AB44])/(10/60)" office:value-type="float" office:value="540" calcext:value-type="float">
            <text:p>540</text:p>
          </table:table-cell>
          <table:table-cell table:formula="of:=([.AC45]-[.AC44])/(10/60)" office:value-type="float" office:value="492" calcext:value-type="float">
            <text:p>492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21" calcext:value-type="float">
            <text:p>121</text:p>
          </table:table-cell>
          <table:table-cell office:value-type="float" office:value="755" calcext:value-type="float">
            <text:p>755</text:p>
          </table:table-cell>
          <table:table-cell office:value-type="float" office:value="744" calcext:value-type="float">
            <text:p>744</text:p>
          </table:table-cell>
          <table:table-cell office:value-type="float" office:value="696" calcext:value-type="float">
            <text:p>696</text:p>
          </table:table-cell>
          <table:table-cell/>
          <table:table-cell table:formula="of:=[.Z46]/(10/60)" office:value-type="float" office:value="726" calcext:value-type="float">
            <text:p>726</text:p>
          </table:table-cell>
          <table:table-cell table:formula="of:=([.AA46]-[.AA45])/(10/60)" office:value-type="float" office:value="714" calcext:value-type="float">
            <text:p>714</text:p>
          </table:table-cell>
          <table:table-cell table:formula="of:=([.AB46]-[.AB45])/(10/60)" office:value-type="float" office:value="678" calcext:value-type="float">
            <text:p>678</text:p>
          </table:table-cell>
          <table:table-cell table:formula="of:=([.AC46]-[.AC45])/(10/60)" office:value-type="float" office:value="594" calcext:value-type="float">
            <text:p>594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41" calcext:value-type="float">
            <text:p>141</text:p>
          </table:table-cell>
          <table:table-cell office:value-type="float" office:value="888" calcext:value-type="float">
            <text:p>888</text:p>
          </table:table-cell>
          <table:table-cell office:value-type="float" office:value="865" calcext:value-type="float">
            <text:p>865</text:p>
          </table:table-cell>
          <table:table-cell office:value-type="float" office:value="813" calcext:value-type="float">
            <text:p>813</text:p>
          </table:table-cell>
          <table:table-cell/>
          <table:table-cell table:formula="of:=[.Z47]/(10/60)" office:value-type="float" office:value="846" calcext:value-type="float">
            <text:p>846</text:p>
          </table:table-cell>
          <table:table-cell table:formula="of:=([.AA47]-[.AA46])/(10/60)" office:value-type="float" office:value="798" calcext:value-type="float">
            <text:p>798</text:p>
          </table:table-cell>
          <table:table-cell table:formula="of:=([.AB47]-[.AB46])/(10/60)" office:value-type="float" office:value="726" calcext:value-type="float">
            <text:p>726</text:p>
          </table:table-cell>
          <table:table-cell table:formula="of:=([.AC47]-[.AC46])/(10/60)"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65" calcext:value-type="float">
            <text:p>165</text:p>
          </table:table-cell>
          <table:table-cell office:value-type="float" office:value="1044" calcext:value-type="float">
            <text:p>1044</text:p>
          </table:table-cell>
          <table:table-cell office:value-type="float" office:value="1011" calcext:value-type="float">
            <text:p>1011</text:p>
          </table:table-cell>
          <table:table-cell office:value-type="float" office:value="932" calcext:value-type="float">
            <text:p>932</text:p>
          </table:table-cell>
          <table:table-cell/>
          <table:table-cell table:formula="of:=[.Z48]/(10/60)" office:value-type="float" office:value="990" calcext:value-type="float">
            <text:p>990</text:p>
          </table:table-cell>
          <table:table-cell table:formula="of:=([.AA48]-[.AA47])/(10/60)" office:value-type="float" office:value="936" calcext:value-type="float">
            <text:p>936</text:p>
          </table:table-cell>
          <table:table-cell table:formula="of:=([.AB48]-[.AB47])/(10/60)" office:value-type="float" office:value="876" calcext:value-type="float">
            <text:p>876</text:p>
          </table:table-cell>
          <table:table-cell table:formula="of:=([.AC48]-[.AC47])/(10/60)" office:value-type="float" office:value="714" calcext:value-type="float">
            <text:p>714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200" calcext:value-type="float">
            <text:p>200</text:p>
          </table:table-cell>
          <table:table-cell office:value-type="float" office:value="1225" calcext:value-type="float">
            <text:p>1225</text:p>
          </table:table-cell>
          <table:table-cell office:value-type="float" office:value="1160" calcext:value-type="float">
            <text:p>1160</text:p>
          </table:table-cell>
          <table:table-cell office:value-type="float" office:value="1068" calcext:value-type="float">
            <text:p>1068</text:p>
          </table:table-cell>
          <table:table-cell/>
          <table:table-cell table:formula="of:=[.Z49]/(10/60)" office:value-type="float" office:value="1200" calcext:value-type="float">
            <text:p>1200</text:p>
          </table:table-cell>
          <table:table-cell table:formula="of:=([.AA49]-[.AA48])/(10/60)" office:value-type="float" office:value="1086" calcext:value-type="float">
            <text:p>1086</text:p>
          </table:table-cell>
          <table:table-cell table:formula="of:=([.AB49]-[.AB48])/(10/60)" office:value-type="float" office:value="894" calcext:value-type="float">
            <text:p>894</text:p>
          </table:table-cell>
          <table:table-cell table:formula="of:=([.AC49]-[.AC48])/(10/60)" office:value-type="float" office:value="816" calcext:value-type="float">
            <text:p>816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205" calcext:value-type="float">
            <text:p>205</text:p>
          </table:table-cell>
          <table:table-cell office:value-type="float" office:value="1393" calcext:value-type="float">
            <text:p>1393</text:p>
          </table:table-cell>
          <table:table-cell office:value-type="float" office:value="1306" calcext:value-type="float">
            <text:p>1306</text:p>
          </table:table-cell>
          <table:table-cell office:value-type="float" office:value="1175" calcext:value-type="float">
            <text:p>1175</text:p>
          </table:table-cell>
          <table:table-cell/>
          <table:table-cell table:formula="of:=[.Z50]/(10/60)" office:value-type="float" office:value="1230" calcext:value-type="float">
            <text:p>1230</text:p>
          </table:table-cell>
          <table:table-cell table:formula="of:=([.AA50]-[.AA49])/(10/60)" office:value-type="float" office:value="1008" calcext:value-type="float">
            <text:p>1008</text:p>
          </table:table-cell>
          <table:table-cell table:formula="of:=([.AB50]-[.AB49])/(10/60)" office:value-type="float" office:value="876" calcext:value-type="float">
            <text:p>876</text:p>
          </table:table-cell>
          <table:table-cell table:formula="of:=([.AC50]-[.AC49])/(10/60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231" calcext:value-type="float">
            <text:p>231</text:p>
          </table:table-cell>
          <table:table-cell office:value-type="float" office:value="1566" calcext:value-type="float">
            <text:p>1566</text:p>
          </table:table-cell>
          <table:table-cell office:value-type="float" office:value="1463" calcext:value-type="float">
            <text:p>1463</text:p>
          </table:table-cell>
          <table:table-cell office:value-type="float" office:value="1311" calcext:value-type="float">
            <text:p>1311</text:p>
          </table:table-cell>
          <table:table-cell/>
          <table:table-cell table:formula="of:=[.Z51]/(10/60)" office:value-type="float" office:value="1386" calcext:value-type="float">
            <text:p>1386</text:p>
          </table:table-cell>
          <table:table-cell table:formula="of:=([.AA51]-[.AA50])/(10/60)" office:value-type="float" office:value="1038" calcext:value-type="float">
            <text:p>1038</text:p>
          </table:table-cell>
          <table:table-cell table:formula="of:=([.AB51]-[.AB50])/(10/60)" office:value-type="float" office:value="942" calcext:value-type="float">
            <text:p>942</text:p>
          </table:table-cell>
          <table:table-cell table:formula="of:=([.AC51]-[.AC50])/(10/60)" office:value-type="float" office:value="816" calcext:value-type="float">
            <text:p>816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276" calcext:value-type="float">
            <text:p>276</text:p>
          </table:table-cell>
          <table:table-cell office:value-type="float" office:value="1765" calcext:value-type="float">
            <text:p>1765</text:p>
          </table:table-cell>
          <table:table-cell office:value-type="float" office:value="1620" calcext:value-type="float">
            <text:p>1620</text:p>
          </table:table-cell>
          <table:table-cell office:value-type="float" office:value="1461" calcext:value-type="float">
            <text:p>1461</text:p>
          </table:table-cell>
          <table:table-cell/>
          <table:table-cell table:formula="of:=[.Z52]/(10/60)" office:value-type="float" office:value="1656" calcext:value-type="float">
            <text:p>1656</text:p>
          </table:table-cell>
          <table:table-cell table:formula="of:=([.AA52]-[.AA51])/(10/60)" office:value-type="float" office:value="1194" calcext:value-type="float">
            <text:p>1194</text:p>
          </table:table-cell>
          <table:table-cell table:formula="of:=([.AB52]-[.AB51])/(10/60)" office:value-type="float" office:value="942" calcext:value-type="float">
            <text:p>942</text:p>
          </table:table-cell>
          <table:table-cell table:formula="of:=([.AC52]-[.AC51])/(10/60)"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322" calcext:value-type="float">
            <text:p>322</text:p>
          </table:table-cell>
          <table:table-cell office:value-type="float" office:value="1962" calcext:value-type="float">
            <text:p>1962</text:p>
          </table:table-cell>
          <table:table-cell office:value-type="float" office:value="1786" calcext:value-type="float">
            <text:p>1786</text:p>
          </table:table-cell>
          <table:table-cell office:value-type="float" office:value="1603" calcext:value-type="float">
            <text:p>1603</text:p>
          </table:table-cell>
          <table:table-cell/>
          <table:table-cell table:formula="of:=[.Z53]/(10/60)" office:value-type="float" office:value="1932" calcext:value-type="float">
            <text:p>1932</text:p>
          </table:table-cell>
          <table:table-cell table:formula="of:=([.AA53]-[.AA52])/(10/60)" office:value-type="float" office:value="1182" calcext:value-type="float">
            <text:p>1182</text:p>
          </table:table-cell>
          <table:table-cell table:formula="of:=([.AB53]-[.AB52])/(10/60)" office:value-type="float" office:value="996" calcext:value-type="float">
            <text:p>996</text:p>
          </table:table-cell>
          <table:table-cell table:formula="of:=([.AC53]-[.AC52])/(10/60)" office:value-type="float" office:value="852" calcext:value-type="float">
            <text:p>852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338" calcext:value-type="float">
            <text:p>338</text:p>
          </table:table-cell>
          <table:table-cell office:value-type="float" office:value="2149" calcext:value-type="float">
            <text:p>2149</text:p>
          </table:table-cell>
          <table:table-cell office:value-type="float" office:value="1940" calcext:value-type="float">
            <text:p>1940</text:p>
          </table:table-cell>
          <table:table-cell office:value-type="float" office:value="1740" calcext:value-type="float">
            <text:p>1740</text:p>
          </table:table-cell>
          <table:table-cell/>
          <table:table-cell table:formula="of:=[.Z54]/(10/60)" office:value-type="float" office:value="2028" calcext:value-type="float">
            <text:p>2028</text:p>
          </table:table-cell>
          <table:table-cell table:formula="of:=([.AA54]-[.AA53])/(10/60)" office:value-type="float" office:value="1122" calcext:value-type="float">
            <text:p>1122</text:p>
          </table:table-cell>
          <table:table-cell table:formula="of:=([.AB54]-[.AB53])/(10/60)" office:value-type="float" office:value="924" calcext:value-type="float">
            <text:p>924</text:p>
          </table:table-cell>
          <table:table-cell table:formula="of:=([.AC54]-[.AC53])/(10/60)" office:value-type="float" office:value="822" calcext:value-type="float">
            <text:p>822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344" calcext:value-type="float">
            <text:p>344</text:p>
          </table:table-cell>
          <table:table-cell office:value-type="float" office:value="2313" calcext:value-type="float">
            <text:p>2313</text:p>
          </table:table-cell>
          <table:table-cell office:value-type="float" office:value="2084" calcext:value-type="float">
            <text:p>2084</text:p>
          </table:table-cell>
          <table:table-cell office:value-type="float" office:value="1847" calcext:value-type="float">
            <text:p>1847</text:p>
          </table:table-cell>
          <table:table-cell/>
          <table:table-cell table:formula="of:=[.Z55]/(10/60)" office:value-type="float" office:value="2064" calcext:value-type="float">
            <text:p>2064</text:p>
          </table:table-cell>
          <table:table-cell table:formula="of:=([.AA55]-[.AA54])/(10/60)" office:value-type="float" office:value="984" calcext:value-type="float">
            <text:p>984</text:p>
          </table:table-cell>
          <table:table-cell table:formula="of:=([.AB55]-[.AB54])/(10/60)" office:value-type="float" office:value="864" calcext:value-type="float">
            <text:p>864</text:p>
          </table:table-cell>
          <table:table-cell table:formula="of:=([.AC55]-[.AC54])/(10/60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366" calcext:value-type="float">
            <text:p>366</text:p>
          </table:table-cell>
          <table:table-cell office:value-type="float" office:value="2450" calcext:value-type="float">
            <text:p>2450</text:p>
          </table:table-cell>
          <table:table-cell office:value-type="float" office:value="2207" calcext:value-type="float">
            <text:p>2207</text:p>
          </table:table-cell>
          <table:table-cell office:value-type="float" office:value="1940" calcext:value-type="float">
            <text:p>1940</text:p>
          </table:table-cell>
          <table:table-cell/>
          <table:table-cell table:formula="of:=[.Z56]/(10/60)" office:value-type="float" office:value="2196" calcext:value-type="float">
            <text:p>2196</text:p>
          </table:table-cell>
          <table:table-cell table:formula="of:=([.AA56]-[.AA55])/(10/60)" office:value-type="float" office:value="822" calcext:value-type="float">
            <text:p>822</text:p>
          </table:table-cell>
          <table:table-cell table:formula="of:=([.AB56]-[.AB55])/(10/60)" office:value-type="float" office:value="738" calcext:value-type="float">
            <text:p>738</text:p>
          </table:table-cell>
          <table:table-cell table:formula="of:=([.AC56]-[.AC55])/(10/60)" office:value-type="float" office:value="558" calcext:value-type="float">
            <text:p>558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18">
          <table:table-cell table:number-columns-repeated="40"/>
        </table:table-row>
        <table:table-row table:style-name="ro1" table:number-rows-repeated="19">
          <table:table-cell table:number-columns-repeated="29"/>
          <table:table-cell table:style-name="ce1"/>
          <table:table-cell table:number-columns-repeated="10"/>
        </table:table-row>
        <table:table-row table:style-name="ro1">
          <table:table-cell table:number-columns-repeated="29"/>
          <table:table-cell table:style-name="ce1"/>
          <table:table-cell table:number-columns-repeated="10"/>
        </table:table-row>
      </table:table>
      <table:table table:name="acceptance" table:style-name="ta1">
        <table:shapes>
          <draw:frame draw:z-index="0" draw:style-name="gr1" draw:text-style-name="P1" svg:width="552.59pt" svg:height="329.78pt" svg:x="376.98pt" svg:y="24.07pt">
            <loext:p draw:notify-on-update-of-ranges="acceptance.A2:acceptance.A16 acceptance.B1:acceptance.B1 acceptance.B2:acceptance.B16 acceptance.A2:acceptance.A16 acceptance.C1:acceptance.C1 acceptance.C2:acceptance.C16 acceptance.A2:acceptance.A16 acceptance.D1:acceptance.D1 acceptance.D2:acceptance.D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SFCCM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2]*1.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3]*1.5" office:value-type="float" office:value="112.5" calcext:value-type="float">
            <text:p>112.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table:formula="of:=[.A4]*1.5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table:formula="of:=[.A5]*1.5" office:value-type="float" office:value="337.5" calcext:value-type="float">
            <text:p>337.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table:formula="of:=[.A6]*1.5"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0.84" calcext:value-type="float">
            <text:p>0.84</text:p>
          </table:table-cell>
          <table:table-cell table:formula="of:=[.A7]*1.5" office:value-type="float" office:value="562.5" calcext:value-type="float">
            <text:p>562.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  <table:table-cell office:value-type="float" office:value="0.76" calcext:value-type="float">
            <text:p>0.76</text:p>
          </table:table-cell>
          <table:table-cell table:formula="of:=[.A8]*1.5"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88" calcext:value-type="float">
            <text:p>0.88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 table:formula="of:=[.A9]*1.5" office:value-type="float" office:value="787.5" calcext:value-type="float">
            <text:p>787.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82" calcext:value-type="float">
            <text:p>0.82</text:p>
          </table:table-cell>
          <table:table-cell office:value-type="float" office:value="0.71" calcext:value-type="float">
            <text:p>0.71</text:p>
          </table:table-cell>
          <table:table-cell office:value-type="float" office:value="0.6" calcext:value-type="float">
            <text:p>0.6</text:p>
          </table:table-cell>
          <table:table-cell table:formula="of:=[.A10]*1.5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79" calcext:value-type="float">
            <text:p>0.79</text:p>
          </table:table-cell>
          <table:table-cell office:value-type="float" office:value="0.65" calcext:value-type="float">
            <text:p>0.65</text:p>
          </table:table-cell>
          <table:table-cell office:value-type="float" office:value="0.56" calcext:value-type="float">
            <text:p>0.56</text:p>
          </table:table-cell>
          <table:table-cell table:formula="of:=[.A11]*1.5" office:value-type="float" office:value="1012.5" calcext:value-type="float">
            <text:p>1012.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538" calcext:value-type="float">
            <text:p>0.538</text:p>
          </table:table-cell>
          <table:table-cell table:formula="of:=[.A12]*1.5"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69" calcext:value-type="float">
            <text:p>0.69</text:p>
          </table:table-cell>
          <table:table-cell office:value-type="float" office:value="0.57" calcext:value-type="float">
            <text:p>0.57</text:p>
          </table:table-cell>
          <table:table-cell office:value-type="float" office:value="0.5" calcext:value-type="float">
            <text:p>0.5</text:p>
          </table:table-cell>
          <table:table-cell table:formula="of:=[.A13]*1.5" office:value-type="float" office:value="1237.5" calcext:value-type="float">
            <text:p>1237.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64" calcext:value-type="float">
            <text:p>0.64</text:p>
          </table:table-cell>
          <table:table-cell office:value-type="float" office:value="0.54" calcext:value-type="float">
            <text:p>0.54</text:p>
          </table:table-cell>
          <table:table-cell office:value-type="float" office:value="0.45" calcext:value-type="float">
            <text:p>0.45</text:p>
          </table:table-cell>
          <table:table-cell table:formula="of:=[.A14]*1.5"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49" calcext:value-type="float">
            <text:p>0.49</text:p>
          </table:table-cell>
          <table:table-cell office:value-type="float" office:value="0.43" calcext:value-type="float">
            <text:p>0.43</text:p>
          </table:table-cell>
          <table:table-cell office:value-type="float" office:value="0.32" calcext:value-type="float">
            <text:p>0.32</text:p>
          </table:table-cell>
          <table:table-cell table:formula="of:=[.A15]*1.5" office:value-type="float" office:value="1462.5" calcext:value-type="float">
            <text:p>1462.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42" calcext:value-type="float">
            <text:p>0.42</text:p>
          </table:table-cell>
          <table:table-cell office:value-type="float" office:value="0.37" calcext:value-type="float">
            <text:p>0.37</text:p>
          </table:table-cell>
          <table:table-cell office:value-type="float" office:value="0.276" calcext:value-type="float">
            <text:p>0.276</text:p>
          </table:table-cell>
          <table:table-cell table:formula="of:=[.A16]*1.5" office:value-type="float" office:value="1575" calcext:value-type="float">
            <text:p>1575</text:p>
          </table:table-cell>
        </table:table-row>
      </table:table>
      <table:table table:name="globalPower" table:style-name="ta1">
        <table:shapes>
          <draw:frame draw:z-index="0" draw:style-name="gr1" draw:text-style-name="P1" svg:width="158.43pt" svg:height="127.22pt" svg:x="645.45pt" svg:y="160.38pt">
            <loext:p draw:notify-on-update-of-ranges="globalPower.K2:globalPower.K25 globalPower.L1:globalPower.L1 globalPower.L2:globalPower.L25 globalPower.K2:globalPower.K25 globalPower.M1:globalPower.M1 globalPower.M2:globalPower.M25 globalPower.K2:globalPower.K25 globalPower.N1:globalPower.N1 globalPower.N2:globalPower.N2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 table:number-columns-spanned="2" table:number-rows-spanned="1">
            <text:p>BL</text:p>
          </table:table-cell>
          <table:covered-table-cell/>
          <table:table-cell/>
          <table:table-cell office:value-type="string" calcext:value-type="string" table:number-columns-spanned="3" table:number-rows-spanned="1">
            <text:p>OP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FCCM</text:p>
          </table:table-cell>
          <table:covered-table-cell table:number-columns-repeated="2"/>
          <table:table-cell/>
          <table:table-cell table:style-name="Default" office:value-type="string" calcext:value-type="string">
            <text:p>x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SFCCM</text:p>
          </table:table-cell>
          <table:table-cell/>
          <table:table-cell office:value-type="string" calcext:value-type="string">
            <text:p>BL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er chain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er chain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er chain</text:p>
          </table:table-cell>
          <table:table-cell/>
          <table:table-cell table:style-name="Default"/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10497.63" calcext:value-type="float">
            <text:p>10497.63</text:p>
          </table:table-cell>
          <table:table-cell table:formula="of:=[.Q2]/[.P2]" office:value-type="float" office:value="456.418695652174" calcext:value-type="float">
            <text:p>456.41869565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93.4" calcext:value-type="float">
            <text:p>3093.4</text:p>
          </table:table-cell>
          <table:table-cell table:formula="of:= [.B3]/[.A3]" office:value-type="float" office:value="154.67" calcext:value-type="float">
            <text:p>154.67</text:p>
          </table:table-cell>
          <table:table-cell office:value-type="float" office:value="20" calcext:value-type="float">
            <text:p>20</text:p>
          </table:table-cell>
          <table:table-cell office:value-type="float" office:value="3093.4" calcext:value-type="float">
            <text:p>3093.4</text:p>
          </table:table-cell>
          <table:table-cell table:formula="of:=[.E3]/[.D3]" office:value-type="float" office:value="154.67" calcext:value-type="float">
            <text:p>154.67</text:p>
          </table:table-cell>
          <table:table-cell office:value-type="float" office:value="20" calcext:value-type="float">
            <text:p>20</text:p>
          </table:table-cell>
          <table:table-cell office:value-type="float" office:value="3093.4" calcext:value-type="float">
            <text:p>3093.4</text:p>
          </table:table-cell>
          <table:table-cell table:formula="of:= [.H3]/[.G3]" office:value-type="float" office:value="154.67" calcext:value-type="float">
            <text:p>154.67</text:p>
          </table:table-cell>
          <table:table-cell/>
          <table:table-cell table:style-name="Default"/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15752.74" calcext:value-type="float">
            <text:p>15752.74</text:p>
          </table:table-cell>
          <table:table-cell table:formula="of:=[.Q3]/[.P3]" office:value-type="float" office:value="335.164680851064" calcext:value-type="float">
            <text:p>335.16468085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07.39" calcext:value-type="float">
            <text:p>3407.39</text:p>
          </table:table-cell>
          <table:table-cell table:formula="of:=[.B4]/[.A4]" office:value-type="float" office:value="92.0916216216216" calcext:value-type="float">
            <text:p>92.0916216216</text:p>
          </table:table-cell>
          <table:table-cell office:value-type="float" office:value="37" calcext:value-type="float">
            <text:p>37</text:p>
          </table:table-cell>
          <table:table-cell office:value-type="float" office:value="3407.39" calcext:value-type="float">
            <text:p>3407.39</text:p>
          </table:table-cell>
          <table:table-cell table:formula="of:=[.E4]/[.D4]" office:value-type="float" office:value="92.0916216216216" calcext:value-type="float">
            <text:p>92.0916216216</text:p>
          </table:table-cell>
          <table:table-cell office:value-type="float" office:value="37" calcext:value-type="float">
            <text:p>37</text:p>
          </table:table-cell>
          <table:table-cell office:value-type="float" office:value="3407.39" calcext:value-type="float">
            <text:p>3407.39</text:p>
          </table:table-cell>
          <table:table-cell table:formula="of:= [.H4]/[.G4]" office:value-type="float" office:value="92.0916216216216" calcext:value-type="float">
            <text:p>92.0916216216</text:p>
          </table:table-cell>
          <table:table-cell/>
          <table:table-cell office:value-type="time" office:time-value="PT03H25M00S" calcext:value-type="time">
            <text:p>03:25:00 AM</text:p>
          </table:table-cell>
          <table:table-cell table:number-columns-repeated="3" office:value-type="float" office:value="60.7275757575757" calcext:value-type="float">
            <text:p>60.727575757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1692.26" calcext:value-type="float">
            <text:p>21692.26</text:p>
          </table:table-cell>
          <table:table-cell table:formula="of:=[.Q4]/[.P4]" office:value-type="float" office:value="274.585569620253" calcext:value-type="float">
            <text:p>274.585569620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008.02" calcext:value-type="float">
            <text:p>4008.02</text:p>
          </table:table-cell>
          <table:table-cell table:formula="of:= [.B5]/[.A5]" office:value-type="float" office:value="60.7275757575758" calcext:value-type="float">
            <text:p>60.7275757576</text:p>
          </table:table-cell>
          <table:table-cell office:value-type="float" office:value="66" calcext:value-type="float">
            <text:p>66</text:p>
          </table:table-cell>
          <table:table-cell office:value-type="float" office:value="4008.02" calcext:value-type="float">
            <text:p>4008.02</text:p>
          </table:table-cell>
          <table:table-cell table:formula="of:=[.E5]/[.D5]" office:value-type="float" office:value="60.7275757575758" calcext:value-type="float">
            <text:p>60.7275757576</text:p>
          </table:table-cell>
          <table:table-cell office:value-type="float" office:value="66" calcext:value-type="float">
            <text:p>66</text:p>
          </table:table-cell>
          <table:table-cell office:value-type="float" office:value="4008.02" calcext:value-type="float">
            <text:p>4008.02</text:p>
          </table:table-cell>
          <table:table-cell table:formula="of:= [.H5]/[.G5]" office:value-type="float" office:value="60.7275757575758" calcext:value-type="float">
            <text:p>60.7275757576</text:p>
          </table:table-cell>
          <table:table-cell/>
          <table:table-cell office:value-type="time" office:time-value="PT03H36M00S" calcext:value-type="time">
            <text:p>03:36:00 AM</text:p>
          </table:table-cell>
          <table:table-cell office:value-type="float" office:value="44.2735849056604" calcext:value-type="float">
            <text:p>44.2735849057</text:p>
          </table:table-cell>
          <table:table-cell office:value-type="float" office:value="43.684953271028" calcext:value-type="float">
            <text:p>43.684953271</text:p>
          </table:table-cell>
          <table:table-cell office:value-type="float" office:value="44.7873076923077" calcext:value-type="float">
            <text:p>44.787307692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6973.95" calcext:value-type="float">
            <text:p>26973.95</text:p>
          </table:table-cell>
          <table:table-cell table:formula="of:=[.Q5]/[.P5]" office:value-type="float" office:value="240.838839285714" calcext:value-type="float">
            <text:p>240.838839285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74.29" calcext:value-type="float">
            <text:p>4674.29</text:p>
          </table:table-cell>
          <table:table-cell table:formula="of:=[.B6]/[.A6]" office:value-type="float" office:value="43.684953271028" calcext:value-type="float">
            <text:p>43.684953271</text:p>
          </table:table-cell>
          <table:table-cell office:value-type="float" office:value="106" calcext:value-type="float">
            <text:p>106</text:p>
          </table:table-cell>
          <table:table-cell office:value-type="float" office:value="4693" calcext:value-type="float">
            <text:p>4693</text:p>
          </table:table-cell>
          <table:table-cell table:formula="of:=[.E6]/[.D6]" office:value-type="float" office:value="44.2735849056604" calcext:value-type="float">
            <text:p>44.2735849057</text:p>
          </table:table-cell>
          <table:table-cell office:value-type="float" office:value="104" calcext:value-type="float">
            <text:p>104</text:p>
          </table:table-cell>
          <table:table-cell office:value-type="float" office:value="4657.88" calcext:value-type="float">
            <text:p>4657.88</text:p>
          </table:table-cell>
          <table:table-cell table:formula="of:= [.H6]/[.G6]" office:value-type="float" office:value="44.7873076923077" calcext:value-type="float">
            <text:p>44.7873076923</text:p>
          </table:table-cell>
          <table:table-cell/>
          <table:table-cell office:value-type="time" office:time-value="PT03H47M00S" calcext:value-type="time">
            <text:p>03:47:00 AM</text:p>
          </table:table-cell>
          <table:table-cell office:value-type="float" office:value="38.2410791366906" calcext:value-type="float">
            <text:p>38.2410791367</text:p>
          </table:table-cell>
          <table:table-cell office:value-type="float" office:value="36.4771942446043" calcext:value-type="float">
            <text:p>36.4771942446</text:p>
          </table:table-cell>
          <table:table-cell office:value-type="float" office:value="37.1611764705882" calcext:value-type="float">
            <text:p>37.161176470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32062.3" calcext:value-type="float">
            <text:p>32062.3</text:p>
          </table:table-cell>
          <table:table-cell table:formula="of:=[.Q6]/[.P6]" office:value-type="float" office:value="212.333112582781" calcext:value-type="float">
            <text:p>212.333112582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070.33" calcext:value-type="float">
            <text:p>5070.33</text:p>
          </table:table-cell>
          <table:table-cell table:formula="of:= [.B7]/[.A7]" office:value-type="float" office:value="36.4771942446043" calcext:value-type="float">
            <text:p>36.4771942446</text:p>
          </table:table-cell>
          <table:table-cell office:value-type="float" office:value="139" calcext:value-type="float">
            <text:p>139</text:p>
          </table:table-cell>
          <table:table-cell office:value-type="float" office:value="5315.51" calcext:value-type="float">
            <text:p>5315.51</text:p>
          </table:table-cell>
          <table:table-cell table:formula="of:=[.E7]/[.D7]" office:value-type="float" office:value="38.2410791366906" calcext:value-type="float">
            <text:p>38.2410791367</text:p>
          </table:table-cell>
          <table:table-cell office:value-type="float" office:value="136" calcext:value-type="float">
            <text:p>136</text:p>
          </table:table-cell>
          <table:table-cell office:value-type="float" office:value="5053.92" calcext:value-type="float">
            <text:p>5053.92</text:p>
          </table:table-cell>
          <table:table-cell table:formula="of:= [.H7]/[.G7]" office:value-type="float" office:value="37.1611764705882" calcext:value-type="float">
            <text:p>37.1611764706</text:p>
          </table:table-cell>
          <table:table-cell/>
          <table:table-cell office:value-type="time" office:time-value="PT03H58M00S" calcext:value-type="time">
            <text:p>03:58:00 AM</text:p>
          </table:table-cell>
          <table:table-cell office:value-type="float" office:value="34.5930487804878" calcext:value-type="float">
            <text:p>34.5930487805</text:p>
          </table:table-cell>
          <table:table-cell office:value-type="float" office:value="35.1476086956522" calcext:value-type="float">
            <text:p>35.1476086957</text:p>
          </table:table-cell>
          <table:table-cell office:value-type="float" office:value="33.78875" calcext:value-type="float">
            <text:p>33.7887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36237.62" calcext:value-type="float">
            <text:p>36237.62</text:p>
          </table:table-cell>
          <table:table-cell table:formula="of:=[.Q7]/[.P7]" office:value-type="float" office:value="199.107802197802" calcext:value-type="float">
            <text:p>199.10780219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658.765" calcext:value-type="float">
            <text:p>5658.765</text:p>
          </table:table-cell>
          <table:table-cell table:formula="of:=[.B8]/[.A8]" office:value-type="float" office:value="35.1476086956522" calcext:value-type="float">
            <text:p>35.1476086957</text:p>
          </table:table-cell>
          <table:table-cell office:value-type="float" office:value="164" calcext:value-type="float">
            <text:p>164</text:p>
          </table:table-cell>
          <table:table-cell office:value-type="float" office:value="5673.26" calcext:value-type="float">
            <text:p>5673.26</text:p>
          </table:table-cell>
          <table:table-cell table:formula="of:=[.E8]/[.D8]" office:value-type="float" office:value="34.5930487804878" calcext:value-type="float">
            <text:p>34.5930487805</text:p>
          </table:table-cell>
          <table:table-cell office:value-type="float" office:value="160" calcext:value-type="float">
            <text:p>160</text:p>
          </table:table-cell>
          <table:table-cell office:value-type="float" office:value="5406.2" calcext:value-type="float">
            <text:p>5406.2</text:p>
          </table:table-cell>
          <table:table-cell table:formula="of:= [.H8]/[.G8]" office:value-type="float" office:value="33.78875" calcext:value-type="float">
            <text:p>33.78875</text:p>
          </table:table-cell>
          <table:table-cell/>
          <table:table-cell office:value-type="time" office:time-value="PT04H08M00S" calcext:value-type="time">
            <text:p>04:08:00 AM</text:p>
          </table:table-cell>
          <table:table-cell office:value-type="float" office:value="32.3678350515464" calcext:value-type="float">
            <text:p>32.3678350515</text:p>
          </table:table-cell>
          <table:table-cell office:value-type="float" office:value="33.2915873015873" calcext:value-type="float">
            <text:p>33.2915873016</text:p>
          </table:table-cell>
          <table:table-cell office:value-type="float" office:value="31.7821693121693" calcext:value-type="float">
            <text:p>31.7821693122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41844.11" calcext:value-type="float">
            <text:p>41844.11</text:p>
          </table:table-cell>
          <table:table-cell table:formula="of:=[.Q8]/[.P8]" office:value-type="float" office:value="185.973822222222" calcext:value-type="float">
            <text:p>185.973822222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292.11" calcext:value-type="float">
            <text:p>6292.11</text:p>
          </table:table-cell>
          <table:table-cell table:formula="of:= [.B9]/[.A9]" office:value-type="float" office:value="33.2915873015873" calcext:value-type="float">
            <text:p>33.2915873016</text:p>
          </table:table-cell>
          <table:table-cell office:value-type="float" office:value="194" calcext:value-type="float">
            <text:p>194</text:p>
          </table:table-cell>
          <table:table-cell office:value-type="float" office:value="6279.36" calcext:value-type="float">
            <text:p>6279.36</text:p>
          </table:table-cell>
          <table:table-cell table:formula="of:=[.E9]/[.D9]" office:value-type="float" office:value="32.3678350515464" calcext:value-type="float">
            <text:p>32.3678350515</text:p>
          </table:table-cell>
          <table:table-cell office:value-type="float" office:value="189" calcext:value-type="float">
            <text:p>189</text:p>
          </table:table-cell>
          <table:table-cell office:value-type="float" office:value="6006.83" calcext:value-type="float">
            <text:p>6006.83</text:p>
          </table:table-cell>
          <table:table-cell table:formula="of:= [.H9]/[.G9]" office:value-type="float" office:value="31.7821693121693" calcext:value-type="float">
            <text:p>31.7821693122</text:p>
          </table:table-cell>
          <table:table-cell/>
          <table:table-cell office:value-type="time" office:time-value="PT04H19M00S" calcext:value-type="time">
            <text:p>04:19:00 AM</text:p>
          </table:table-cell>
          <table:table-cell office:value-type="float" office:value="30.0584009009009" calcext:value-type="float">
            <text:p>30.0584009009</text:p>
          </table:table-cell>
          <table:table-cell office:value-type="float" office:value="30.634747706422" calcext:value-type="float">
            <text:p>30.6347477064</text:p>
          </table:table-cell>
          <table:table-cell office:value-type="float" office:value="29.1868949771689" calcext:value-type="float">
            <text:p>29.1868949772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44768.87" calcext:value-type="float">
            <text:p>44768.87</text:p>
          </table:table-cell>
          <table:table-cell table:formula="of:=[.Q9]/[.P9]" office:value-type="float" office:value="163.988534798535" calcext:value-type="float">
            <text:p>163.988534798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678.375" calcext:value-type="float">
            <text:p>6678.375</text:p>
          </table:table-cell>
          <table:table-cell table:formula="of:=[.B10]/[.A10]" office:value-type="float" office:value="30.634747706422" calcext:value-type="float">
            <text:p>30.6347477064</text:p>
          </table:table-cell>
          <table:table-cell office:value-type="float" office:value="222" calcext:value-type="float">
            <text:p>222</text:p>
          </table:table-cell>
          <table:table-cell office:value-type="float" office:value="6672.965" calcext:value-type="float">
            <text:p>6672.965</text:p>
          </table:table-cell>
          <table:table-cell table:formula="of:=[.E10]/[.D10]" office:value-type="float" office:value="30.0584009009009" calcext:value-type="float">
            <text:p>30.0584009009</text:p>
          </table:table-cell>
          <table:table-cell office:value-type="float" office:value="219" calcext:value-type="float">
            <text:p>219</text:p>
          </table:table-cell>
          <table:table-cell office:value-type="float" office:value="6391.93" calcext:value-type="float">
            <text:p>6391.93</text:p>
          </table:table-cell>
          <table:table-cell table:formula="of:= [.H10]/[.G10]" office:value-type="float" office:value="29.1868949771689" calcext:value-type="float">
            <text:p>29.1868949772</text:p>
          </table:table-cell>
          <table:table-cell/>
          <table:table-cell office:value-type="time" office:time-value="PT04H30M00S" calcext:value-type="time">
            <text:p>04:30:00 AM</text:p>
          </table:table-cell>
          <table:table-cell office:value-type="float" office:value="28.5626503759398" calcext:value-type="float">
            <text:p>28.5626503759</text:p>
          </table:table-cell>
          <table:table-cell office:value-type="float" office:value="28.451996124031" calcext:value-type="float">
            <text:p>28.451996124</text:p>
          </table:table-cell>
          <table:table-cell office:value-type="float" office:value="27.406329588015" calcext:value-type="float">
            <text:p>27.406329588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48820.79" calcext:value-type="float">
            <text:p>48820.79</text:p>
          </table:table-cell>
          <table:table-cell table:formula="of:=[.Q10]/[.P10]" office:value-type="float" office:value="152.08968847352" calcext:value-type="float">
            <text:p>152.089688473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340.615" calcext:value-type="float">
            <text:p>7340.615</text:p>
          </table:table-cell>
          <table:table-cell table:formula="of:= [.B11]/[.A11]" office:value-type="float" office:value="28.451996124031" calcext:value-type="float">
            <text:p>28.451996124</text:p>
          </table:table-cell>
          <table:table-cell office:value-type="float" office:value="266" calcext:value-type="float">
            <text:p>266</text:p>
          </table:table-cell>
          <table:table-cell office:value-type="float" office:value="7597.665" calcext:value-type="float">
            <text:p>7597.665</text:p>
          </table:table-cell>
          <table:table-cell table:formula="of:=[.E11]/[.D11]" office:value-type="float" office:value="28.5626503759398" calcext:value-type="float">
            <text:p>28.5626503759</text:p>
          </table:table-cell>
          <table:table-cell office:value-type="float" office:value="267" calcext:value-type="float">
            <text:p>267</text:p>
          </table:table-cell>
          <table:table-cell office:value-type="float" office:value="7317.49" calcext:value-type="float">
            <text:p>7317.49</text:p>
          </table:table-cell>
          <table:table-cell table:formula="of:= [.H11]/[.G11]" office:value-type="float" office:value="27.406329588015" calcext:value-type="float">
            <text:p>27.406329588</text:p>
          </table:table-cell>
          <table:table-cell/>
          <table:table-cell office:value-type="time" office:time-value="PT04H41M00S" calcext:value-type="time">
            <text:p>04:41:00 AM</text:p>
          </table:table-cell>
          <table:table-cell office:value-type="float" office:value="25.8124107142857" calcext:value-type="float">
            <text:p>25.8124107143</text:p>
          </table:table-cell>
          <table:table-cell office:value-type="float" office:value="27.0084433962264" calcext:value-type="float">
            <text:p>27.0084433962</text:p>
          </table:table-cell>
          <table:table-cell office:value-type="float" office:value="25.2275757575758" calcext:value-type="float">
            <text:p>25.2275757576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51536.5" calcext:value-type="float">
            <text:p>51536.5</text:p>
          </table:table-cell>
          <table:table-cell table:formula="of:=[.Q11]/[.P11]" office:value-type="float" office:value="138.912398921833" calcext:value-type="float">
            <text:p>138.912398921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588.685" calcext:value-type="float">
            <text:p>8588.685</text:p>
          </table:table-cell>
          <table:table-cell table:formula="of:=[.B12]/[.A12]" office:value-type="float" office:value="27.0084433962264" calcext:value-type="float">
            <text:p>27.0084433962</text:p>
          </table:table-cell>
          <table:table-cell office:value-type="float" office:value="336" calcext:value-type="float">
            <text:p>336</text:p>
          </table:table-cell>
          <table:table-cell office:value-type="float" office:value="8672.97" calcext:value-type="float">
            <text:p>8672.97</text:p>
          </table:table-cell>
          <table:table-cell table:formula="of:=[.E12]/[.D12]" office:value-type="float" office:value="25.8124107142857" calcext:value-type="float">
            <text:p>25.8124107143</text:p>
          </table:table-cell>
          <table:table-cell office:value-type="float" office:value="330" calcext:value-type="float">
            <text:p>330</text:p>
          </table:table-cell>
          <table:table-cell office:value-type="float" office:value="8325.1" calcext:value-type="float">
            <text:p>8325.1</text:p>
          </table:table-cell>
          <table:table-cell table:formula="of:= [.H12]/[.G12]" office:value-type="float" office:value="25.2275757575758" calcext:value-type="float">
            <text:p>25.2275757576</text:p>
          </table:table-cell>
          <table:table-cell/>
          <table:table-cell office:value-type="time" office:time-value="PT04H51M00S" calcext:value-type="time">
            <text:p>04:51:00 AM</text:p>
          </table:table-cell>
          <table:table-cell office:value-type="float" office:value="24.876783042394" calcext:value-type="float">
            <text:p>24.8767830424</text:p>
          </table:table-cell>
          <table:table-cell office:value-type="float" office:value="25.8647043010753" calcext:value-type="float">
            <text:p>25.8647043011</text:p>
          </table:table-cell>
          <table:table-cell office:value-type="float" office:value="23.7939795918367" calcext:value-type="float">
            <text:p>23.7939795918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53946.57" calcext:value-type="float">
            <text:p>53946.57</text:p>
          </table:table-cell>
          <table:table-cell table:formula="of:=[.Q12]/[.P12]" office:value-type="float" office:value="123.730665137615" calcext:value-type="float">
            <text:p>123.730665137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621.67" calcext:value-type="float">
            <text:p>9621.67</text:p>
          </table:table-cell>
          <table:table-cell table:formula="of:= [.B13]/[.A13]" office:value-type="float" office:value="25.8647043010753" calcext:value-type="float">
            <text:p>25.8647043011</text:p>
          </table:table-cell>
          <table:table-cell office:value-type="float" office:value="401" calcext:value-type="float">
            <text:p>401</text:p>
          </table:table-cell>
          <table:table-cell office:value-type="float" office:value="9975.59" calcext:value-type="float">
            <text:p>9975.59</text:p>
          </table:table-cell>
          <table:table-cell table:formula="of:=[.E13]/[.D13]" office:value-type="float" office:value="24.876783042394" calcext:value-type="float">
            <text:p>24.8767830424</text:p>
          </table:table-cell>
          <table:table-cell office:value-type="float" office:value="392" calcext:value-type="float">
            <text:p>392</text:p>
          </table:table-cell>
          <table:table-cell office:value-type="float" office:value="9327.24" calcext:value-type="float">
            <text:p>9327.24</text:p>
          </table:table-cell>
          <table:table-cell table:formula="of:= [.H13]/[.G13]" office:value-type="float" office:value="23.7939795918367" calcext:value-type="float">
            <text:p>23.7939795918</text:p>
          </table:table-cell>
          <table:table-cell/>
          <table:table-cell office:value-type="time" office:time-value="PT05H00M00S" calcext:value-type="time">
            <text:p>05:00:00 AM</text:p>
          </table:table-cell>
          <table:table-cell office:value-type="float" office:value="24.1145726495726" calcext:value-type="float">
            <text:p>24.1145726496</text:p>
          </table:table-cell>
          <table:table-cell office:value-type="float" office:value="25.2490695067265" calcext:value-type="float">
            <text:p>25.2490695067</text:p>
          </table:table-cell>
          <table:table-cell office:value-type="float" office:value="22.6761403508772" calcext:value-type="float">
            <text:p>22.6761403509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57941.07" calcext:value-type="float">
            <text:p>57941.07</text:p>
          </table:table-cell>
          <table:table-cell table:formula="of:=[.Q13]/[.P13]" office:value-type="float" office:value="116.347530120482" calcext:value-type="float">
            <text:p>116.347530120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1261.085" calcext:value-type="float">
            <text:p>11261.085</text:p>
          </table:table-cell>
          <table:table-cell table:formula="of:=[.B14]/[.A14]" office:value-type="float" office:value="25.2490695067265" calcext:value-type="float">
            <text:p>25.2490695067</text:p>
          </table:table-cell>
          <table:table-cell office:value-type="float" office:value="468" calcext:value-type="float">
            <text:p>468</text:p>
          </table:table-cell>
          <table:table-cell office:value-type="float" office:value="11285.62" calcext:value-type="float">
            <text:p>11285.62</text:p>
          </table:table-cell>
          <table:table-cell table:formula="of:=[.E14]/[.D14]" office:value-type="float" office:value="24.1145726495726" calcext:value-type="float">
            <text:p>24.1145726496</text:p>
          </table:table-cell>
          <table:table-cell office:value-type="float" office:value="456" calcext:value-type="float">
            <text:p>456</text:p>
          </table:table-cell>
          <table:table-cell office:value-type="float" office:value="10340.32" calcext:value-type="float">
            <text:p>10340.32</text:p>
          </table:table-cell>
          <table:table-cell table:formula="of:= [.H14]/[.G14]" office:value-type="float" office:value="22.6761403508772" calcext:value-type="float">
            <text:p>22.6761403509</text:p>
          </table:table-cell>
          <table:table-cell/>
          <table:table-cell office:value-type="time" office:time-value="PT05H11M00S" calcext:value-type="time">
            <text:p>05:11:00 AM</text:p>
          </table:table-cell>
          <table:table-cell office:value-type="float" office:value="24.413241252302" calcext:value-type="float">
            <text:p>24.4132412523</text:p>
          </table:table-cell>
          <table:table-cell office:value-type="float" office:value="24.2001151631478" calcext:value-type="float">
            <text:p>24.2001151631</text:p>
          </table:table-cell>
          <table:table-cell office:value-type="float" office:value="21.7269832402235" calcext:value-type="float">
            <text:p>21.7269832402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60722.25" calcext:value-type="float">
            <text:p>60722.25</text:p>
          </table:table-cell>
          <table:table-cell table:formula="of:=[.Q14]/[.P14]" office:value-type="float" office:value="104.874352331606" calcext:value-type="float">
            <text:p>104.874352331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2608.26" calcext:value-type="float">
            <text:p>12608.26</text:p>
          </table:table-cell>
          <table:table-cell table:formula="of:= [.B15]/[.A15]" office:value-type="float" office:value="24.2001151631478" calcext:value-type="float">
            <text:p>24.2001151631</text:p>
          </table:table-cell>
          <table:table-cell office:value-type="float" office:value="543" calcext:value-type="float">
            <text:p>543</text:p>
          </table:table-cell>
          <table:table-cell office:value-type="float" office:value="13256.39" calcext:value-type="float">
            <text:p>13256.39</text:p>
          </table:table-cell>
          <table:table-cell table:formula="of:=[.E15]/[.D15]" office:value-type="float" office:value="24.413241252302" calcext:value-type="float">
            <text:p>24.4132412523</text:p>
          </table:table-cell>
          <table:table-cell office:value-type="float" office:value="537" calcext:value-type="float">
            <text:p>537</text:p>
          </table:table-cell>
          <table:table-cell office:value-type="float" office:value="11667.39" calcext:value-type="float">
            <text:p>11667.39</text:p>
          </table:table-cell>
          <table:table-cell table:formula="of:= [.H15]/[.G15]" office:value-type="float" office:value="21.7269832402235" calcext:value-type="float">
            <text:p>21.7269832402</text:p>
          </table:table-cell>
          <table:table-cell/>
          <table:table-cell office:value-type="time" office:time-value="PT05H22M00S" calcext:value-type="time">
            <text:p>05:22:00 AM</text:p>
          </table:table-cell>
          <table:table-cell office:value-type="float" office:value="24.214503058104" calcext:value-type="float">
            <text:p>24.2145030581</text:p>
          </table:table-cell>
          <table:table-cell office:value-type="float" office:value="23.3250163666121" calcext:value-type="float">
            <text:p>23.3250163666</text:p>
          </table:table-cell>
          <table:table-cell office:value-type="float" office:value="21.1025203252033" calcext:value-type="float">
            <text:p>21.1025203252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62909.1800000001" calcext:value-type="float">
            <text:p>62909.1800000001</text:p>
          </table:table-cell>
          <table:table-cell table:formula="of:=[.Q15]/[.P15]" office:value-type="float" office:value="96.9324807395995" calcext:value-type="float">
            <text:p>96.932480739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251.585" calcext:value-type="float">
            <text:p>14251.585</text:p>
          </table:table-cell>
          <table:table-cell table:formula="of:=[.B16]/[.A16]" office:value-type="float" office:value="23.3250163666121" calcext:value-type="float">
            <text:p>23.3250163666</text:p>
          </table:table-cell>
          <table:table-cell office:value-type="float" office:value="654" calcext:value-type="float">
            <text:p>654</text:p>
          </table:table-cell>
          <table:table-cell office:value-type="float" office:value="15836.285" calcext:value-type="float">
            <text:p>15836.285</text:p>
          </table:table-cell>
          <table:table-cell table:formula="of:=[.E16]/[.D16]" office:value-type="float" office:value="24.214503058104" calcext:value-type="float">
            <text:p>24.2145030581</text:p>
          </table:table-cell>
          <table:table-cell office:value-type="float" office:value="615" calcext:value-type="float">
            <text:p>615</text:p>
          </table:table-cell>
          <table:table-cell office:value-type="float" office:value="12978.05" calcext:value-type="float">
            <text:p>12978.05</text:p>
          </table:table-cell>
          <table:table-cell table:formula="of:= [.H16]/[.G16]" office:value-type="float" office:value="21.1025203252033" calcext:value-type="float">
            <text:p>21.1025203252</text:p>
          </table:table-cell>
          <table:table-cell/>
          <table:table-cell office:value-type="time" office:time-value="PT05H33M00S" calcext:value-type="time">
            <text:p>05:33:00 AM</text:p>
          </table:table-cell>
          <table:table-cell office:value-type="float" office:value="24.4083221024259" calcext:value-type="float">
            <text:p>24.4083221024</text:p>
          </table:table-cell>
          <table:table-cell office:value-type="float" office:value="22.8805225988701" calcext:value-type="float">
            <text:p>22.8805225989</text:p>
          </table:table-cell>
          <table:table-cell office:value-type="float" office:value="20.5101146131805" calcext:value-type="float">
            <text:p>20.5101146132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64249.32" calcext:value-type="float">
            <text:p>64249.32</text:p>
          </table:table-cell>
          <table:table-cell table:formula="of:=[.Q16]/[.P16]" office:value-type="float" office:value="84.985873015873" calcext:value-type="float">
            <text:p>84.985873015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6199.41" calcext:value-type="float">
            <text:p>16199.41</text:p>
          </table:table-cell>
          <table:table-cell table:formula="of:= [.B17]/[.A17]" office:value-type="float" office:value="22.8805225988701" calcext:value-type="float">
            <text:p>22.8805225989</text:p>
          </table:table-cell>
          <table:table-cell office:value-type="float" office:value="742" calcext:value-type="float">
            <text:p>742</text:p>
          </table:table-cell>
          <table:table-cell office:value-type="float" office:value="18110.975" calcext:value-type="float">
            <text:p>18110.975</text:p>
          </table:table-cell>
          <table:table-cell table:formula="of:=[.E17]/[.D17]" office:value-type="float" office:value="24.4083221024259" calcext:value-type="float">
            <text:p>24.4083221024</text:p>
          </table:table-cell>
          <table:table-cell office:value-type="float" office:value="698" calcext:value-type="float">
            <text:p>698</text:p>
          </table:table-cell>
          <table:table-cell office:value-type="float" office:value="14316.06" calcext:value-type="float">
            <text:p>14316.06</text:p>
          </table:table-cell>
          <table:table-cell table:formula="of:= [.H17]/[.G17]" office:value-type="float" office:value="20.5101146131805" calcext:value-type="float">
            <text:p>20.5101146132</text:p>
          </table:table-cell>
          <table:table-cell/>
          <table:table-cell office:value-type="time" office:time-value="PT05H43M00S" calcext:value-type="time">
            <text:p>05:43:00 AM</text:p>
          </table:table-cell>
          <table:table-cell office:value-type="float" office:value="25.2257217694994" calcext:value-type="float">
            <text:p>25.2257217695</text:p>
          </table:table-cell>
          <table:table-cell office:value-type="float" office:value="23.1608703703704" calcext:value-type="float">
            <text:p>23.1608703704</text:p>
          </table:table-cell>
          <table:table-cell office:value-type="float" office:value="20.3874311926605" calcext:value-type="float">
            <text:p>20.3874311927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float" office:value="65548.8500000001" calcext:value-type="float">
            <text:p>65548.8500000001</text:p>
          </table:table-cell>
          <table:table-cell table:formula="of:=[.Q17]/[.P17]" office:value-type="float" office:value="77.7566429418744" calcext:value-type="float">
            <text:p>77.756642941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8760.305" calcext:value-type="float">
            <text:p>18760.305</text:p>
          </table:table-cell>
          <table:table-cell table:formula="of:=[.B18]/[.A18]" office:value-type="float" office:value="23.1608703703704" calcext:value-type="float">
            <text:p>23.1608703704</text:p>
          </table:table-cell>
          <table:table-cell office:value-type="float" office:value="859" calcext:value-type="float">
            <text:p>859</text:p>
          </table:table-cell>
          <table:table-cell office:value-type="float" office:value="21668.895" calcext:value-type="float">
            <text:p>21668.895</text:p>
          </table:table-cell>
          <table:table-cell table:formula="of:=[.E18]/[.D18]" office:value-type="float" office:value="25.2257217694994" calcext:value-type="float">
            <text:p>25.2257217695</text:p>
          </table:table-cell>
          <table:table-cell office:value-type="float" office:value="763" calcext:value-type="float">
            <text:p>763</text:p>
          </table:table-cell>
          <table:table-cell office:value-type="float" office:value="15555.61" calcext:value-type="float">
            <text:p>15555.61</text:p>
          </table:table-cell>
          <table:table-cell table:formula="of:= [.H18]/[.G18]" office:value-type="float" office:value="20.3874311926605" calcext:value-type="float">
            <text:p>20.3874311927</text:p>
          </table:table-cell>
          <table:table-cell/>
          <table:table-cell office:value-type="time" office:time-value="PT05H53M00S" calcext:value-type="time">
            <text:p>05:53:00 AM</text:p>
          </table:table-cell>
          <table:table-cell office:value-type="float" office:value="26.2239241164241" calcext:value-type="float">
            <text:p>26.2239241164</text:p>
          </table:table-cell>
          <table:table-cell office:value-type="float" office:value="23.4050164473684" calcext:value-type="float">
            <text:p>23.4050164474</text:p>
          </table:table-cell>
          <table:table-cell office:value-type="float" office:value="19.8606810035842" calcext:value-type="float">
            <text:p>19.8606810036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float" office:value="65928.5800000001" calcext:value-type="float">
            <text:p>65928.5800000001</text:p>
          </table:table-cell>
          <table:table-cell table:formula="of:=[.Q18]/[.P18]" office:value-type="float" office:value="69.8395974576272" calcext:value-type="float">
            <text:p>69.839597457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1345.375" calcext:value-type="float">
            <text:p>21345.375</text:p>
          </table:table-cell>
          <table:table-cell table:formula="of:= [.B19]/[.A19]" office:value-type="float" office:value="23.4050164473684" calcext:value-type="float">
            <text:p>23.4050164474</text:p>
          </table:table-cell>
          <table:table-cell office:value-type="float" office:value="962" calcext:value-type="float">
            <text:p>962</text:p>
          </table:table-cell>
          <table:table-cell office:value-type="float" office:value="25227.415" calcext:value-type="float">
            <text:p>25227.415</text:p>
          </table:table-cell>
          <table:table-cell table:formula="of:=[.E19]/[.D19]" office:value-type="float" office:value="26.2239241164241" calcext:value-type="float">
            <text:p>26.2239241164</text:p>
          </table:table-cell>
          <table:table-cell office:value-type="float" office:value="837" calcext:value-type="float">
            <text:p>837</text:p>
          </table:table-cell>
          <table:table-cell office:value-type="float" office:value="16623.39" calcext:value-type="float">
            <text:p>16623.39</text:p>
          </table:table-cell>
          <table:table-cell table:formula="of:= [.H19]/[.G19]" office:value-type="float" office:value="19.8606810035842" calcext:value-type="float">
            <text:p>19.8606810036</text:p>
          </table:table-cell>
          <table:table-cell/>
          <table:table-cell office:value-type="time" office:time-value="PT06H02M00S" calcext:value-type="time">
            <text:p>06:02:00 AM</text:p>
          </table:table-cell>
          <table:table-cell office:value-type="float" office:value="27.3865189289012" calcext:value-type="float">
            <text:p>27.3865189289</text:p>
          </table:table-cell>
          <table:table-cell office:value-type="float" office:value="23.5668612774451" calcext:value-type="float">
            <text:p>23.5668612774</text:p>
          </table:table-cell>
          <table:table-cell office:value-type="float" office:value="19.662096597146" calcext:value-type="float">
            <text:p>19.6620965971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66194.8900000001" calcext:value-type="float">
            <text:p>66194.8900000001</text:p>
          </table:table-cell>
          <table:table-cell table:formula="of:=[.Q19]/[.P19]" office:value-type="float" office:value="65.6044499504461" calcext:value-type="float">
            <text:p>65.6044499504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3613.995" calcext:value-type="float">
            <text:p>23613.995</text:p>
          </table:table-cell>
          <table:table-cell table:formula="of:=[.B20]/[.A20]" office:value-type="float" office:value="23.5668612774451" calcext:value-type="float">
            <text:p>23.5668612774</text:p>
          </table:table-cell>
          <table:table-cell office:value-type="float" office:value="1083" calcext:value-type="float">
            <text:p>1083</text:p>
          </table:table-cell>
          <table:table-cell office:value-type="float" office:value="29659.6" calcext:value-type="float">
            <text:p>29659.6</text:p>
          </table:table-cell>
          <table:table-cell table:formula="of:=[.E20]/[.D20]" office:value-type="float" office:value="27.3865189289012" calcext:value-type="float">
            <text:p>27.3865189289</text:p>
          </table:table-cell>
          <table:table-cell office:value-type="float" office:value="911" calcext:value-type="float">
            <text:p>911</text:p>
          </table:table-cell>
          <table:table-cell office:value-type="float" office:value="17912.17" calcext:value-type="float">
            <text:p>17912.17</text:p>
          </table:table-cell>
          <table:table-cell table:formula="of:= [.H20]/[.G20]" office:value-type="float" office:value="19.662096597146" calcext:value-type="float">
            <text:p>19.6620965971</text:p>
          </table:table-cell>
          <table:table-cell/>
          <table:table-cell office:value-type="time" office:time-value="PT06H13M00S" calcext:value-type="time">
            <text:p>06:13:00 AM</text:p>
          </table:table-cell>
          <table:table-cell office:value-type="float" office:value="28.8322253634895" calcext:value-type="float">
            <text:p>28.8322253635</text:p>
          </table:table-cell>
          <table:table-cell office:value-type="float" office:value="23.5413085399449" calcext:value-type="float">
            <text:p>23.5413085399</text:p>
          </table:table-cell>
          <table:table-cell office:value-type="float" office:value="19.5505300713558" calcext:value-type="float">
            <text:p>19.5505300714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68193.9300000001" calcext:value-type="float">
            <text:p>68193.9300000001</text:p>
          </table:table-cell>
          <table:table-cell table:formula="of:=[.Q20]/[.P20]" office:value-type="float" office:value="61.3254766187051" calcext:value-type="float">
            <text:p>61.3254766187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25636.485" calcext:value-type="float">
            <text:p>25636.485</text:p>
          </table:table-cell>
          <table:table-cell table:formula="of:= [.B21]/[.A21]" office:value-type="float" office:value="23.5413085399449" calcext:value-type="float">
            <text:p>23.5413085399</text:p>
          </table:table-cell>
          <table:table-cell office:value-type="float" office:value="1238" calcext:value-type="float">
            <text:p>1238</text:p>
          </table:table-cell>
          <table:table-cell office:value-type="float" office:value="35694.295" calcext:value-type="float">
            <text:p>35694.295</text:p>
          </table:table-cell>
          <table:table-cell table:formula="of:=[.E21]/[.D21]" office:value-type="float" office:value="28.8322253634895" calcext:value-type="float">
            <text:p>28.8322253635</text:p>
          </table:table-cell>
          <table:table-cell office:value-type="float" office:value="981" calcext:value-type="float">
            <text:p>981</text:p>
          </table:table-cell>
          <table:table-cell office:value-type="float" office:value="19179.07" calcext:value-type="float">
            <text:p>19179.07</text:p>
          </table:table-cell>
          <table:table-cell table:formula="of:= [.H21]/[.G21]" office:value-type="float" office:value="19.5505300713558" calcext:value-type="float">
            <text:p>19.5505300714</text:p>
          </table:table-cell>
          <table:table-cell/>
          <table:table-cell office:value-type="time" office:time-value="PT06H23M00S" calcext:value-type="time">
            <text:p>06:23:00 AM</text:p>
          </table:table-cell>
          <table:table-cell office:value-type="float" office:value="30.1007833089312" calcext:value-type="float">
            <text:p>30.1007833089</text:p>
          </table:table-cell>
          <table:table-cell office:value-type="float" office:value="24.0782365499573" calcext:value-type="float">
            <text:p>24.07823655</text:p>
          </table:table-cell>
          <table:table-cell office:value-type="float" office:value="19.2696127783156" calcext:value-type="float">
            <text:p>19.2696127783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68599.2300000001" calcext:value-type="float">
            <text:p>68599.2300000001</text:p>
          </table:table-cell>
          <table:table-cell table:formula="of:=[.Q21]/[.P21]" office:value-type="float" office:value="58.6819760479043" calcext:value-type="float">
            <text:p>58.6819760479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28195.615" calcext:value-type="float">
            <text:p>28195.615</text:p>
          </table:table-cell>
          <table:table-cell table:formula="of:=[.B22]/[.A22]" office:value-type="float" office:value="24.0782365499573" calcext:value-type="float">
            <text:p>24.07823655</text:p>
          </table:table-cell>
          <table:table-cell office:value-type="float" office:value="1366" calcext:value-type="float">
            <text:p>1366</text:p>
          </table:table-cell>
          <table:table-cell office:value-type="float" office:value="41117.67" calcext:value-type="float">
            <text:p>41117.67</text:p>
          </table:table-cell>
          <table:table-cell table:formula="of:=[.E22]/[.D22]" office:value-type="float" office:value="30.1007833089312" calcext:value-type="float">
            <text:p>30.1007833089</text:p>
          </table:table-cell>
          <table:table-cell office:value-type="float" office:value="1033" calcext:value-type="float">
            <text:p>1033</text:p>
          </table:table-cell>
          <table:table-cell office:value-type="float" office:value="19905.51" calcext:value-type="float">
            <text:p>19905.51</text:p>
          </table:table-cell>
          <table:table-cell table:formula="of:= [.H22]/[.G22]" office:value-type="float" office:value="19.2696127783156" calcext:value-type="float">
            <text:p>19.2696127783</text:p>
          </table:table-cell>
          <table:table-cell/>
          <table:table-cell office:value-type="time" office:time-value="PT06H45M00S" calcext:value-type="time">
            <text:p>06:45:00 AM</text:p>
          </table:table-cell>
          <table:table-cell office:value-type="float" office:value="31.616768010575" calcext:value-type="float">
            <text:p>31.6167680106</text:p>
          </table:table-cell>
          <table:table-cell office:value-type="float" office:value="24.3856698950767" calcext:value-type="float">
            <text:p>24.3856698951</text:p>
          </table:table-cell>
          <table:table-cell office:value-type="float" office:value="19.106197440585" calcext:value-type="float">
            <text:p>19.1061974406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float" office:value="69237.8300000001" calcext:value-type="float">
            <text:p>69237.8300000001</text:p>
          </table:table-cell>
          <table:table-cell table:formula="of:=[.Q22]/[.P22]" office:value-type="float" office:value="55.8820258272801" calcext:value-type="float">
            <text:p>55.8820258273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30213.845" calcext:value-type="float">
            <text:p>30213.845</text:p>
          </table:table-cell>
          <table:table-cell table:formula="of:= [.B23]/[.A23]" office:value-type="float" office:value="24.3856698950767" calcext:value-type="float">
            <text:p>24.3856698951</text:p>
          </table:table-cell>
          <table:table-cell office:value-type="float" office:value="1513" calcext:value-type="float">
            <text:p>1513</text:p>
          </table:table-cell>
          <table:table-cell office:value-type="float" office:value="47836.17" calcext:value-type="float">
            <text:p>47836.17</text:p>
          </table:table-cell>
          <table:table-cell table:formula="of:=[.E23]/[.D23]" office:value-type="float" office:value="31.616768010575" calcext:value-type="float">
            <text:p>31.6167680106</text:p>
          </table:table-cell>
          <table:table-cell office:value-type="float" office:value="1094" calcext:value-type="float">
            <text:p>1094</text:p>
          </table:table-cell>
          <table:table-cell office:value-type="float" office:value="20902.18" calcext:value-type="float">
            <text:p>20902.18</text:p>
          </table:table-cell>
          <table:table-cell table:formula="of:= [.H23]/[.G23]" office:value-type="float" office:value="19.106197440585" calcext:value-type="float">
            <text:p>19.1061974406</text:p>
          </table:table-cell>
          <table:table-cell/>
          <table:table-cell office:value-type="time" office:time-value="PT07H07M00S" calcext:value-type="time">
            <text:p>07:07:00 AM</text:p>
          </table:table-cell>
          <table:table-cell office:value-type="float" office:value="33.6162080536913" calcext:value-type="float">
            <text:p>33.6162080537</text:p>
          </table:table-cell>
          <table:table-cell office:value-type="float" office:value="25.2812798766384" calcext:value-type="float">
            <text:p>25.2812798766</text:p>
          </table:table-cell>
          <table:table-cell office:value-type="float" office:value="19.1016710411199" calcext:value-type="float">
            <text:p>19.1016710411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70154.24" calcext:value-type="float">
            <text:p>70154.24</text:p>
          </table:table-cell>
          <table:table-cell table:formula="of:=[.Q23]/[.P23]" office:value-type="float" office:value="53.0266364323507" calcext:value-type="float">
            <text:p>53.0266364324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32789.82" calcext:value-type="float">
            <text:p>32789.82</text:p>
          </table:table-cell>
          <table:table-cell table:formula="of:=[.B24]/[.A24]" office:value-type="float" office:value="25.2812798766384" calcext:value-type="float">
            <text:p>25.2812798766</text:p>
          </table:table-cell>
          <table:table-cell office:value-type="float" office:value="1639" calcext:value-type="float">
            <text:p>1639</text:p>
          </table:table-cell>
          <table:table-cell office:value-type="float" office:value="55096.965" calcext:value-type="float">
            <text:p>55096.965</text:p>
          </table:table-cell>
          <table:table-cell table:formula="of:=[.E24]/[.D24]" office:value-type="float" office:value="33.6162080536913" calcext:value-type="float">
            <text:p>33.6162080537</text:p>
          </table:table-cell>
          <table:table-cell office:value-type="float" office:value="1143" calcext:value-type="float">
            <text:p>1143</text:p>
          </table:table-cell>
          <table:table-cell office:value-type="float" office:value="21833.21" calcext:value-type="float">
            <text:p>21833.21</text:p>
          </table:table-cell>
          <table:table-cell table:formula="of:= [.H24]/[.G24]" office:value-type="float" office:value="19.1016710411199" calcext:value-type="float">
            <text:p>19.1016710411</text:p>
          </table:table-cell>
          <table:table-cell/>
          <table:table-cell office:value-type="time" office:time-value="PT07H18M00S" calcext:value-type="time">
            <text:p>07:18:00 AM</text:p>
          </table:table-cell>
          <table:table-cell office:value-type="float" office:value="35.7285439093485" calcext:value-type="float">
            <text:p>35.7285439093</text:p>
          </table:table-cell>
          <table:table-cell office:value-type="float" office:value="25.7808760207869" calcext:value-type="float">
            <text:p>25.7808760208</text:p>
          </table:table-cell>
          <table:table-cell office:value-type="float" office:value="18.9018965517241" calcext:value-type="float">
            <text:p>18.9018965517</text:p>
          </table:table-cell>
          <table:table-cell/>
          <table:table-cell office:value-type="float" office:value="1356" calcext:value-type="float">
            <text:p>1356</text:p>
          </table:table-cell>
          <table:table-cell office:value-type="float" office:value="70477.79" calcext:value-type="float">
            <text:p>70477.79</text:p>
          </table:table-cell>
          <table:table-cell table:formula="of:=[.Q24]/[.P24]" office:value-type="float" office:value="51.9747713864307" calcext:value-type="float">
            <text:p>51.9747713864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34726.84" calcext:value-type="float">
            <text:p>34726.84</text:p>
          </table:table-cell>
          <table:table-cell table:formula="of:= [.B25]/[.A25]" office:value-type="float" office:value="25.7808760207869" calcext:value-type="float">
            <text:p>25.7808760208</text:p>
          </table:table-cell>
          <table:table-cell office:value-type="float" office:value="1765" calcext:value-type="float">
            <text:p>1765</text:p>
          </table:table-cell>
          <table:table-cell office:value-type="float" office:value="63060.8800000001" calcext:value-type="float">
            <text:p>63060.8800000001</text:p>
          </table:table-cell>
          <table:table-cell table:formula="of:=[.E25]/[.D25]" office:value-type="float" office:value="35.7285439093485" calcext:value-type="float">
            <text:p>35.7285439093</text:p>
          </table:table-cell>
          <table:table-cell office:value-type="float" office:value="1160" calcext:value-type="float">
            <text:p>1160</text:p>
          </table:table-cell>
          <table:table-cell office:value-type="float" office:value="21926.2" calcext:value-type="float">
            <text:p>21926.2</text:p>
          </table:table-cell>
          <table:table-cell table:formula="of:= [.H25]/[.G25]" office:value-type="float" office:value="18.9018965517241" calcext:value-type="float">
            <text:p>18.9018965517</text:p>
          </table:table-cell>
          <table:table-cell/>
          <table:table-cell office:value-type="time" office:time-value="PT07H28M00S" calcext:value-type="time">
            <text:p>07:28:00 AM</text:p>
          </table:table-cell>
          <table:table-cell office:value-type="float" office:value="36.1317384196185" calcext:value-type="float">
            <text:p>36.1317384196</text:p>
          </table:table-cell>
          <table:table-cell office:value-type="float" office:value="26.4336091298145" calcext:value-type="float">
            <text:p>26.4336091298</text:p>
          </table:table-cell>
          <table:table-cell office:value-type="float" office:value="19.0806804478898" calcext:value-type="float">
            <text:p>19.0806804479</text:p>
          </table:table-cell>
          <table:table-cell/>
          <table:table-cell office:value-type="float" office:value="1367" calcext:value-type="float">
            <text:p>1367</text:p>
          </table:table-cell>
          <table:table-cell office:value-type="float" office:value="70440.1150000001" calcext:value-type="float">
            <text:p>70440.1150000001</text:p>
          </table:table-cell>
          <table:table-cell table:formula="of:=[.Q25]/[.P25]" office:value-type="float" office:value="51.528979517191" calcext:value-type="float">
            <text:p>51.5289795172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37059.92" calcext:value-type="float">
            <text:p>37059.92</text:p>
          </table:table-cell>
          <table:table-cell table:formula="of:=[.B26]/[.A26]" office:value-type="float" office:value="26.4336091298145" calcext:value-type="float">
            <text:p>26.4336091298</text:p>
          </table:table-cell>
          <table:table-cell office:value-type="float" office:value="1835" calcext:value-type="float">
            <text:p>1835</text:p>
          </table:table-cell>
          <table:table-cell office:value-type="float" office:value="69054.24" calcext:value-type="float">
            <text:p>69054.24</text:p>
          </table:table-cell>
          <table:table-cell table:formula="of:=[.E26]/[.D26]" office:value-type="float" office:value="37.6317384196185" calcext:value-type="float">
            <text:p>37.6317384196</text:p>
          </table:table-cell>
          <table:table-cell office:value-type="float" office:value="1161" calcext:value-type="float">
            <text:p>1161</text:p>
          </table:table-cell>
          <table:table-cell office:value-type="float" office:value="22152.67" calcext:value-type="float">
            <text:p>22152.67</text:p>
          </table:table-cell>
          <table:table-cell table:formula="of:= [.H26]/[.G26]" office:value-type="float" office:value="19.0806804478897" calcext:value-type="float">
            <text:p>19.0806804479</text:p>
          </table:table-cell>
          <table:table-cell/>
          <table:table-cell table:style-name="Default"/>
          <table:table-cell table:number-columns-repeated="7"/>
        </table:table-row>
      </table:table>
      <table:table table:name="active-offeredload" table:style-name="ta1">
        <table:shapes>
          <draw:frame draw:z-index="0" draw:style-name="gr1" draw:text-style-name="P1" svg:width="574.44pt" svg:height="334.32pt" svg:x="190.43pt" svg:y="28.6pt">
            <loext:p draw:notify-on-update-of-ranges="'active-offeredload'.A2:'active-offeredload'.A25 'active-offeredload'.B1:'active-offeredload'.B1 'active-offeredload'.B2:'active-offeredload'.B25 'active-offeredload'.A2:'active-offeredload'.A25 'active-offeredload'.C1:'active-offeredload'.C1 'active-offeredload'.C2:'active-offeredload'.C25 'active-offeredload'.A2:'active-offeredload'.A25 'active-offeredload'.D1:'active-offeredload'.D1 'active-offeredload'.D2:'active-offeredload'.D2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offered load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SFCCM</text:p>
          </table:table-cell>
          <table:table-cell/>
          <table:table-cell office:value-type="string" calcext:value-type="string">
            <text:p>lambda</text:p>
          </table:table-cell>
          <table:table-cell office:value-type="string" calcext:value-type="string">
            <text:p>300 pi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30" calcext:value-type="float">
            <text:p>3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 [.A2]*1.5" office:value-type="float" office:value="103.5" calcext:value-type="float">
            <text:p>103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56" calcext:value-type="float">
            <text:p>5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 [.A3]*1.5" office:value-type="float" office:value="112.5" calcext:value-type="float">
            <text:p>112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 [.A4]*1.5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 [.A5]*1.5" office:value-type="float" office:value="130.5" calcext:value-type="float">
            <text:p>130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 [.A6]*1.5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76" calcext:value-type="float">
            <text:p>176</text:p>
          </table:table-cell>
          <table:table-cell/>
          <table:table-cell office:value-type="float" office:value="36" calcext:value-type="float">
            <text:p>36</text:p>
          </table:table-cell>
          <table:table-cell table:formula="of:= [.A7]*1.5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6" calcext:value-type="float">
            <text:p>226</text:p>
          </table:table-cell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41" calcext:value-type="float">
            <text:p>41</text:p>
          </table:table-cell>
          <table:table-cell table:formula="of:= [.A8]*1.5" office:value-type="float" office:value="184.5" calcext:value-type="float">
            <text:p>184.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47" calcext:value-type="float">
            <text:p>47</text:p>
          </table:table-cell>
          <table:table-cell table:formula="of:= [.A9]*1.5" office:value-type="float" office:value="211.5" calcext:value-type="float">
            <text:p>211.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38" calcext:value-type="float">
            <text:p>338</text:p>
          </table:table-cell>
          <table:table-cell office:value-type="float" office:value="341" calcext:value-type="float">
            <text:p>341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55" calcext:value-type="float">
            <text:p>55</text:p>
          </table:table-cell>
          <table:table-cell table:formula="of:= [.A10]*1.5" office:value-type="float" office:value="247.5" calcext:value-type="float">
            <text:p>247.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04" calcext:value-type="float">
            <text:p>404</text:p>
          </table:table-cell>
          <table:table-cell office:value-type="float" office:value="407" calcext:value-type="float">
            <text:p>407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float" office:value="66" calcext:value-type="float">
            <text:p>66</text:p>
          </table:table-cell>
          <table:table-cell table:formula="of:= [.A11]*1.5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68" calcext:value-type="float">
            <text:p>468</text:p>
          </table:table-cell>
          <table:table-cell office:value-type="float" office:value="465" calcext:value-type="float">
            <text:p>465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77" calcext:value-type="float">
            <text:p>77</text:p>
          </table:table-cell>
          <table:table-cell table:formula="of:= [.A12]*1.5" office:value-type="float" office:value="346.5" calcext:value-type="float">
            <text:p>346.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64" calcext:value-type="float">
            <text:p>564</text:p>
          </table:table-cell>
          <table:table-cell office:value-type="float" office:value="557" calcext:value-type="float">
            <text:p>557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90" calcext:value-type="float">
            <text:p>90</text:p>
          </table:table-cell>
          <table:table-cell table:formula="of:= [.A13]*1.5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64" calcext:value-type="float">
            <text:p>664</text:p>
          </table:table-cell>
          <table:table-cell office:value-type="float" office:value="651" calcext:value-type="float">
            <text:p>651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 [.A14]*1.5"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95" calcext:value-type="float">
            <text:p>795</text:p>
          </table:table-cell>
          <table:table-cell office:value-type="float" office:value="776" calcext:value-type="float">
            <text:p>776</text:p>
          </table:table-cell>
          <table:table-cell office:value-type="float" office:value="743" calcext:value-type="float">
            <text:p>743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 [.A15]*1.5" office:value-type="float" office:value="580.5" calcext:value-type="float">
            <text:p>580.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37" calcext:value-type="float">
            <text:p>937</text:p>
          </table:table-cell>
          <table:table-cell office:value-type="float" office:value="895" calcext:value-type="float">
            <text:p>895</text:p>
          </table:table-cell>
          <table:table-cell office:value-type="float" office:value="856" calcext:value-type="float">
            <text:p>856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 [.A16]*1.5" office:value-type="float" office:value="679.5" calcext:value-type="float">
            <text:p>679.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104" calcext:value-type="float">
            <text:p>1104</text:p>
          </table:table-cell>
          <table:table-cell office:value-type="float" office:value="1031" calcext:value-type="float">
            <text:p>103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 [.A17]*1.5" office:value-type="float" office:value="778.5" calcext:value-type="float">
            <text:p>778.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280" calcext:value-type="float">
            <text:p>1280</text:p>
          </table:table-cell>
          <table:table-cell office:value-type="float" office:value="1183" calcext:value-type="float">
            <text:p>1183</text:p>
          </table:table-cell>
          <table:table-cell office:value-type="float" office:value="1099" calcext:value-type="float">
            <text:p>109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 [.A18]*1.5" office:value-type="float" office:value="877.5" calcext:value-type="float">
            <text:p>877.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80" calcext:value-type="float">
            <text:p>1480</text:p>
          </table:table-cell>
          <table:table-cell office:value-type="float" office:value="1334" calcext:value-type="float">
            <text:p>1334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 [.A19]*1.5"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664" calcext:value-type="float">
            <text:p>1664</text:p>
          </table:table-cell>
          <table:table-cell office:value-type="float" office:value="1505" calcext:value-type="float">
            <text:p>1505</text:p>
          </table:table-cell>
          <table:table-cell office:value-type="float" office:value="1388" calcext:value-type="float">
            <text:p>1388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 [.A20]*1.5" office:value-type="float" office:value="1102.5" calcext:value-type="float">
            <text:p>1102.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857" calcext:value-type="float">
            <text:p>1857</text:p>
          </table:table-cell>
          <table:table-cell office:value-type="float" office:value="1688" calcext:value-type="float">
            <text:p>1688</text:p>
          </table:table-cell>
          <table:table-cell office:value-type="float" office:value="1516" calcext:value-type="float">
            <text:p>1516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 [.A21]*1.5"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052" calcext:value-type="float">
            <text:p>2052</text:p>
          </table:table-cell>
          <table:table-cell office:value-type="float" office:value="1831" calcext:value-type="float">
            <text:p>1831</text:p>
          </table:table-cell>
          <table:table-cell office:value-type="float" office:value="1650" calcext:value-type="float">
            <text:p>1650</text:p>
          </table:table-cell>
          <table:table-cell/>
          <table:table-cell office:value-type="float" office:value="314" calcext:value-type="float">
            <text:p>314</text:p>
          </table:table-cell>
          <table:table-cell table:formula="of:= [.A22]*1.5"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2217" calcext:value-type="float">
            <text:p>2217</text:p>
          </table:table-cell>
          <table:table-cell office:value-type="float" office:value="1986" calcext:value-type="float">
            <text:p>1986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342" calcext:value-type="float">
            <text:p>342</text:p>
          </table:table-cell>
          <table:table-cell table:formula="of:= [.A23]*1.5"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2391" calcext:value-type="float">
            <text:p>2391</text:p>
          </table:table-cell>
          <table:table-cell office:value-type="float" office:value="2154" calcext:value-type="float">
            <text:p>2154</text:p>
          </table:table-cell>
          <table:table-cell office:value-type="float" office:value="1896" calcext:value-type="float">
            <text:p>1896</text:p>
          </table:table-cell>
          <table:table-cell/>
          <table:table-cell office:value-type="float" office:value="349" calcext:value-type="float">
            <text:p>349</text:p>
          </table:table-cell>
          <table:table-cell table:formula="of:= [.A24]*1.5" office:value-type="float" office:value="1570.5" calcext:value-type="float">
            <text:p>1570.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391" calcext:value-type="float">
            <text:p>2391</text:p>
          </table:table-cell>
          <table:table-cell office:value-type="float" office:value="2154" calcext:value-type="float">
            <text:p>2154</text:p>
          </table:table-cell>
          <table:table-cell office:value-type="float" office:value="1896" calcext:value-type="float">
            <text:p>1896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 [.A25]*1.5" office:value-type="float" office:value="1575" calcext:value-type="float">
            <text:p>1575</text:p>
          </table:table-cell>
        </table:table-row>
      </table:table>
      <table:table table:name="Power-chain" table:style-name="ta1">
        <table:shapes>
          <draw:frame draw:z-index="0" draw:style-name="gr1" draw:text-style-name="P1" svg:width="430.84pt" svg:height="228.16pt" svg:x="366.83pt" svg:y="357.62pt">
            <loext:p draw:notify-on-update-of-ranges="'Power-chain'.A2:'Power-chain'.A25 'Power-chain'.B1:'Power-chain'.B1 'Power-chain'.B2:'Power-chain'.B25 'Power-chain'.A2:'Power-chain'.A25 'Power-chain'.C1:'Power-chain'.C1 'Power-chain'.C2:'Power-chain'.C25 'Power-chain'.A2:'Power-chain'.A25 'Power-chain'.D1:'Power-chain'.D1 'Power-chain'.D2:'Power-chain'.D2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SFCCM</text:p>
          </table:table-cell>
          <table:table-cell office:value-type="string" calcext:value-type="string">
            <text:p>BLRD</text:p>
          </table:table-cell>
          <table:table-cell office:value-type="string" calcext:value-type="string">
            <text:p>SFCCM_RD</text:p>
          </table:table-cell>
          <table:table-cell office:value-type="string" calcext:value-type="string" table:number-columns-spanned="2" table:number-rows-spanned="1">
            <text:p>BL</text:p>
          </table:table-cell>
          <table:covered-table-cell/>
          <table:table-cell office:value-type="string" calcext:value-type="string" table:number-columns-spanned="2" table:number-rows-spanned="1">
            <text:p>SFCCM</text:p>
          </table:table-cell>
          <table:covered-table-cell/>
          <table:table-cell/>
          <table:table-cell office:value-type="string" calcext:value-type="string">
            <text:p>BLRD</text:p>
          </table:table-cell>
          <table:table-cell/>
          <table:table-cell office:value-type="string" calcext:value-type="string">
            <text:p>SFCCM_R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3093.4" calcext:value-type="float">
            <text:p>3093.4</text:p>
          </table:table-cell>
          <table:table-cell table:number-columns-repeated="2" office:value-type="float" office:value="9829.58" calcext:value-type="float">
            <text:p>9829.5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cha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3407.39" calcext:value-type="float">
            <text:p>3407.39</text:p>
          </table:table-cell>
          <table:table-cell office:value-type="float" office:value="13540" calcext:value-type="float">
            <text:p>13540</text:p>
          </table:table-cell>
          <table:table-cell office:value-type="float" office:value="13200" calcext:value-type="float">
            <text:p>13200</text:p>
          </table:table-cell>
          <table:table-cell office:value-type="float" office:value="20" calcext:value-type="float">
            <text:p>20</text:p>
          </table:table-cell>
          <table:table-cell office:value-type="float" office:value="3093.4" calcext:value-type="float">
            <text:p>3093.4</text:p>
          </table:table-cell>
          <table:table-cell office:value-type="float" office:value="20" calcext:value-type="float">
            <text:p>20</text:p>
          </table:table-cell>
          <table:table-cell office:value-type="float" office:value="3093.4" calcext:value-type="float">
            <text:p>3093.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280.41" calcext:value-type="float">
            <text:p>10280.41</text:p>
          </table:table-cell>
          <table:table-cell office:value-type="float" office:value="23" calcext:value-type="float">
            <text:p>23</text:p>
          </table:table-cell>
          <table:table-cell office:value-type="float" office:value="10279.57" calcext:value-type="float">
            <text:p>10279.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4008.02" calcext:value-type="float">
            <text:p>4008.02</text:p>
          </table:table-cell>
          <table:table-cell office:value-type="float" office:value="19044" calcext:value-type="float">
            <text:p>19044</text:p>
          </table:table-cell>
          <table:table-cell office:value-type="float" office:value="19283" calcext:value-type="float">
            <text:p>19283</text:p>
          </table:table-cell>
          <table:table-cell office:value-type="float" office:value="37" calcext:value-type="float">
            <text:p>37</text:p>
          </table:table-cell>
          <table:table-cell office:value-type="float" office:value="3407.39" calcext:value-type="float">
            <text:p>3407.39</text:p>
          </table:table-cell>
          <table:table-cell office:value-type="float" office:value="37" calcext:value-type="float">
            <text:p>37</text:p>
          </table:table-cell>
          <table:table-cell office:value-type="float" office:value="3407.39" calcext:value-type="float">
            <text:p>3407.3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5058.54" calcext:value-type="float">
            <text:p>15058.54</text:p>
          </table:table-cell>
          <table:table-cell office:value-type="float" office:value="44" calcext:value-type="float">
            <text:p>44</text:p>
          </table:table-cell>
          <table:table-cell office:value-type="float" office:value="14614.02" calcext:value-type="float">
            <text:p>14614.0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693" calcext:value-type="float">
            <text:p>4693</text:p>
          </table:table-cell>
          <table:table-cell office:value-type="float" office:value="4674.29" calcext:value-type="float">
            <text:p>4674.29</text:p>
          </table:table-cell>
          <table:table-cell office:value-type="float" office:value="4657.88" calcext:value-type="float">
            <text:p>4657.88</text:p>
          </table:table-cell>
          <table:table-cell office:value-type="float" office:value="26420" calcext:value-type="float">
            <text:p>26420</text:p>
          </table:table-cell>
          <table:table-cell office:value-type="float" office:value="26890" calcext:value-type="float">
            <text:p>26890</text:p>
          </table:table-cell>
          <table:table-cell office:value-type="float" office:value="66" calcext:value-type="float">
            <text:p>66</text:p>
          </table:table-cell>
          <table:table-cell office:value-type="float" office:value="4008.02" calcext:value-type="float">
            <text:p>4008.02</text:p>
          </table:table-cell>
          <table:table-cell office:value-type="float" office:value="66" calcext:value-type="float">
            <text:p>66</text:p>
          </table:table-cell>
          <table:table-cell office:value-type="float" office:value="4008.02" calcext:value-type="float">
            <text:p>4008.0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0087.14" calcext:value-type="float">
            <text:p>20087.14</text:p>
          </table:table-cell>
          <table:table-cell office:value-type="float" office:value="70" calcext:value-type="float">
            <text:p>70</text:p>
          </table:table-cell>
          <table:table-cell office:value-type="float" office:value="20077.88" calcext:value-type="float">
            <text:p>20077.8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315.51" calcext:value-type="float">
            <text:p>5315.51</text:p>
          </table:table-cell>
          <table:table-cell office:value-type="float" office:value="5070.33" calcext:value-type="float">
            <text:p>5070.33</text:p>
          </table:table-cell>
          <table:table-cell office:value-type="float" office:value="5053.92" calcext:value-type="float">
            <text:p>5053.92</text:p>
          </table:table-cell>
          <table:table-cell office:value-type="float" office:value="30904" calcext:value-type="float">
            <text:p>30904</text:p>
          </table:table-cell>
          <table:table-cell office:value-type="float" office:value="30973" calcext:value-type="float">
            <text:p>30973</text:p>
          </table:table-cell>
          <table:table-cell office:value-type="float" office:value="107" calcext:value-type="float">
            <text:p>107</text:p>
          </table:table-cell>
          <table:table-cell office:value-type="float" office:value="4674.29" calcext:value-type="float">
            <text:p>4674.29</text:p>
          </table:table-cell>
          <table:table-cell office:value-type="float" office:value="104" calcext:value-type="float">
            <text:p>104</text:p>
          </table:table-cell>
          <table:table-cell office:value-type="float" office:value="4657.88" calcext:value-type="float">
            <text:p>4657.8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3982.4" calcext:value-type="float">
            <text:p>23982.4</text:p>
          </table:table-cell>
          <table:table-cell office:value-type="float" office:value="88" calcext:value-type="float">
            <text:p>88</text:p>
          </table:table-cell>
          <table:table-cell office:value-type="float" office:value="23502.68" calcext:value-type="float">
            <text:p>23502.6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673.26" calcext:value-type="float">
            <text:p>5673.26</text:p>
          </table:table-cell>
          <table:table-cell office:value-type="float" office:value="5658.765" calcext:value-type="float">
            <text:p>5658.765</text:p>
          </table:table-cell>
          <table:table-cell office:value-type="float" office:value="5406.2" calcext:value-type="float">
            <text:p>5406.2</text:p>
          </table:table-cell>
          <table:table-cell office:value-type="float" office:value="33230" calcext:value-type="float">
            <text:p>33230</text:p>
          </table:table-cell>
          <table:table-cell office:value-type="float" office:value="33615" calcext:value-type="float">
            <text:p>33615</text:p>
          </table:table-cell>
          <table:table-cell office:value-type="float" office:value="139" calcext:value-type="float">
            <text:p>139</text:p>
          </table:table-cell>
          <table:table-cell office:value-type="float" office:value="5070.33" calcext:value-type="float">
            <text:p>5070.33</text:p>
          </table:table-cell>
          <table:table-cell office:value-type="float" office:value="136" calcext:value-type="float">
            <text:p>136</text:p>
          </table:table-cell>
          <table:table-cell office:value-type="float" office:value="5053.92" calcext:value-type="float">
            <text:p>5053.92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27911.29" calcext:value-type="float">
            <text:p>27911.29</text:p>
          </table:table-cell>
          <table:table-cell office:value-type="float" office:value="115" calcext:value-type="float">
            <text:p>115</text:p>
          </table:table-cell>
          <table:table-cell office:value-type="float" office:value="28522.45" calcext:value-type="float">
            <text:p>28522.4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279.36" calcext:value-type="float">
            <text:p>6279.36</text:p>
          </table:table-cell>
          <table:table-cell office:value-type="float" office:value="6292.11" calcext:value-type="float">
            <text:p>6292.11</text:p>
          </table:table-cell>
          <table:table-cell office:value-type="float" office:value="6106.83" calcext:value-type="float">
            <text:p>6106.83</text:p>
          </table:table-cell>
          <table:table-cell office:value-type="float" office:value="37236" calcext:value-type="float">
            <text:p>37236</text:p>
          </table:table-cell>
          <table:table-cell office:value-type="float" office:value="36554" calcext:value-type="float">
            <text:p>36554</text:p>
          </table:table-cell>
          <table:table-cell office:value-type="float" office:value="161" calcext:value-type="float">
            <text:p>161</text:p>
          </table:table-cell>
          <table:table-cell office:value-type="float" office:value="5658.765" calcext:value-type="float">
            <text:p>5658.765</text:p>
          </table:table-cell>
          <table:table-cell office:value-type="float" office:value="160" calcext:value-type="float">
            <text:p>160</text:p>
          </table:table-cell>
          <table:table-cell office:value-type="float" office:value="5406.2" calcext:value-type="float">
            <text:p>5406.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31439.73" calcext:value-type="float">
            <text:p>31439.73</text:p>
          </table:table-cell>
          <table:table-cell office:value-type="float" office:value="147" calcext:value-type="float">
            <text:p>147</text:p>
          </table:table-cell>
          <table:table-cell office:value-type="float" office:value="31800.13" calcext:value-type="float">
            <text:p>31800.1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672.965" calcext:value-type="float">
            <text:p>6672.965</text:p>
          </table:table-cell>
          <table:table-cell office:value-type="float" office:value="6678.375" calcext:value-type="float">
            <text:p>6678.375</text:p>
          </table:table-cell>
          <table:table-cell office:value-type="float" office:value="6491.93" calcext:value-type="float">
            <text:p>6491.93</text:p>
          </table:table-cell>
          <table:table-cell office:value-type="float" office:value="40303" calcext:value-type="float">
            <text:p>40303</text:p>
          </table:table-cell>
          <table:table-cell office:value-type="float" office:value="38487" calcext:value-type="float">
            <text:p>38487</text:p>
          </table:table-cell>
          <table:table-cell office:value-type="float" office:value="189" calcext:value-type="float">
            <text:p>189</text:p>
          </table:table-cell>
          <table:table-cell office:value-type="float" office:value="6292.11" calcext:value-type="float">
            <text:p>6292.11</text:p>
          </table:table-cell>
          <table:table-cell office:value-type="float" office:value="189" calcext:value-type="float">
            <text:p>189</text:p>
          </table:table-cell>
          <table:table-cell office:value-type="float" office:value="6006.83" calcext:value-type="float">
            <text:p>6006.8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6979.88" calcext:value-type="float">
            <text:p>36979.88</text:p>
          </table:table-cell>
          <table:table-cell office:value-type="float" office:value="187" calcext:value-type="float">
            <text:p>187</text:p>
          </table:table-cell>
          <table:table-cell office:value-type="float" office:value="36006.47" calcext:value-type="float">
            <text:p>36006.4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597.665" calcext:value-type="float">
            <text:p>7597.665</text:p>
          </table:table-cell>
          <table:table-cell office:value-type="float" office:value="7440.615" calcext:value-type="float">
            <text:p>7440.615</text:p>
          </table:table-cell>
          <table:table-cell office:value-type="float" office:value="7317.49" calcext:value-type="float">
            <text:p>7317.49</text:p>
          </table:table-cell>
          <table:table-cell office:value-type="float" office:value="44633" calcext:value-type="float">
            <text:p>44633</text:p>
          </table:table-cell>
          <table:table-cell office:value-type="float" office:value="41875" calcext:value-type="float">
            <text:p>41875</text:p>
          </table:table-cell>
          <table:table-cell office:value-type="float" office:value="218" calcext:value-type="float">
            <text:p>218</text:p>
          </table:table-cell>
          <table:table-cell office:value-type="float" office:value="6678.375" calcext:value-type="float">
            <text:p>6678.375</text:p>
          </table:table-cell>
          <table:table-cell office:value-type="float" office:value="219" calcext:value-type="float">
            <text:p>219</text:p>
          </table:table-cell>
          <table:table-cell office:value-type="float" office:value="6391.93" calcext:value-type="float">
            <text:p>6391.93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43517.54" calcext:value-type="float">
            <text:p>43517.54</text:p>
          </table:table-cell>
          <table:table-cell office:value-type="float" office:value="238" calcext:value-type="float">
            <text:p>238</text:p>
          </table:table-cell>
          <table:table-cell office:value-type="float" office:value="39831.34" calcext:value-type="float">
            <text:p>39831.3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672.97" calcext:value-type="float">
            <text:p>8672.97</text:p>
          </table:table-cell>
          <table:table-cell office:value-type="float" office:value="8688.685" calcext:value-type="float">
            <text:p>8688.685</text:p>
          </table:table-cell>
          <table:table-cell office:value-type="float" office:value="8476.36" calcext:value-type="float">
            <text:p>8476.36</text:p>
          </table:table-cell>
          <table:table-cell office:value-type="float" office:value="48833" calcext:value-type="float">
            <text:p>48833</text:p>
          </table:table-cell>
          <table:table-cell office:value-type="float" office:value="46212" calcext:value-type="float">
            <text:p>46212</text:p>
          </table:table-cell>
          <table:table-cell office:value-type="float" office:value="258" calcext:value-type="float">
            <text:p>258</text:p>
          </table:table-cell>
          <table:table-cell office:value-type="float" office:value="7340.615" calcext:value-type="float">
            <text:p>7340.615</text:p>
          </table:table-cell>
          <table:table-cell office:value-type="float" office:value="267" calcext:value-type="float">
            <text:p>267</text:p>
          </table:table-cell>
          <table:table-cell office:value-type="float" office:value="7317.49" calcext:value-type="float">
            <text:p>7317.49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46762.28" calcext:value-type="float">
            <text:p>46762.28</text:p>
          </table:table-cell>
          <table:table-cell office:value-type="float" office:value="290" calcext:value-type="float">
            <text:p>290</text:p>
          </table:table-cell>
          <table:table-cell office:value-type="float" office:value="43658.5" calcext:value-type="float">
            <text:p>43658.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9975.59" calcext:value-type="float">
            <text:p>9975.59</text:p>
          </table:table-cell>
          <table:table-cell office:value-type="float" office:value="9921.67" calcext:value-type="float">
            <text:p>9921.67</text:p>
          </table:table-cell>
          <table:table-cell office:value-type="float" office:value="9542.16" calcext:value-type="float">
            <text:p>9542.16</text:p>
          </table:table-cell>
          <table:table-cell office:value-type="float" office:value="52730" calcext:value-type="float">
            <text:p>52730</text:p>
          </table:table-cell>
          <table:table-cell office:value-type="float" office:value="49255" calcext:value-type="float">
            <text:p>49255</text:p>
          </table:table-cell>
          <table:table-cell office:value-type="float" office:value="318" calcext:value-type="float">
            <text:p>318</text:p>
          </table:table-cell>
          <table:table-cell office:value-type="float" office:value="8588.685" calcext:value-type="float">
            <text:p>8588.685</text:p>
          </table:table-cell>
          <table:table-cell office:value-type="float" office:value="330" calcext:value-type="float">
            <text:p>330</text:p>
          </table:table-cell>
          <table:table-cell office:value-type="float" office:value="8325.1" calcext:value-type="float">
            <text:p>8325.1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49006.71" calcext:value-type="float">
            <text:p>49006.71</text:p>
          </table:table-cell>
          <table:table-cell office:value-type="float" office:value="329" calcext:value-type="float">
            <text:p>329</text:p>
          </table:table-cell>
          <table:table-cell office:value-type="float" office:value="45865.87" calcext:value-type="float">
            <text:p>45865.8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1285.62" calcext:value-type="float">
            <text:p>11285.62</text:p>
          </table:table-cell>
          <table:table-cell office:value-type="float" office:value="11261.085" calcext:value-type="float">
            <text:p>11261.085</text:p>
          </table:table-cell>
          <table:table-cell office:value-type="float" office:value="10640.32" calcext:value-type="float">
            <text:p>10640.32</text:p>
          </table:table-cell>
          <table:table-cell office:value-type="float" office:value="55829" calcext:value-type="float">
            <text:p>55829</text:p>
          </table:table-cell>
          <table:table-cell office:value-type="float" office:value="54447" calcext:value-type="float">
            <text:p>54447</text:p>
          </table:table-cell>
          <table:table-cell office:value-type="float" office:value="372" calcext:value-type="float">
            <text:p>372</text:p>
          </table:table-cell>
          <table:table-cell office:value-type="float" office:value="9621.67" calcext:value-type="float">
            <text:p>9621.67</text:p>
          </table:table-cell>
          <table:table-cell office:value-type="float" office:value="392" calcext:value-type="float">
            <text:p>392</text:p>
          </table:table-cell>
          <table:table-cell office:value-type="float" office:value="9327.24" calcext:value-type="float">
            <text:p>9327.24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53522.24" calcext:value-type="float">
            <text:p>53522.24</text:p>
          </table:table-cell>
          <table:table-cell office:value-type="float" office:value="400" calcext:value-type="float">
            <text:p>400</text:p>
          </table:table-cell>
          <table:table-cell office:value-type="float" office:value="49133.36" calcext:value-type="float">
            <text:p>49133.3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3256.39" calcext:value-type="float">
            <text:p>13256.39</text:p>
          </table:table-cell>
          <table:table-cell office:value-type="float" office:value="13140.4" calcext:value-type="float">
            <text:p>13140.4</text:p>
          </table:table-cell>
          <table:table-cell office:value-type="float" office:value="11800.38" calcext:value-type="float">
            <text:p>11800.38</text:p>
          </table:table-cell>
          <table:table-cell office:value-type="float" office:value="58789" calcext:value-type="float">
            <text:p>58789</text:p>
          </table:table-cell>
          <table:table-cell office:value-type="float" office:value="58223" calcext:value-type="float">
            <text:p>58223</text:p>
          </table:table-cell>
          <table:table-cell office:value-type="float" office:value="446" calcext:value-type="float">
            <text:p>446</text:p>
          </table:table-cell>
          <table:table-cell office:value-type="float" office:value="11261.085" calcext:value-type="float">
            <text:p>11261.085</text:p>
          </table:table-cell>
          <table:table-cell office:value-type="float" office:value="456" calcext:value-type="float">
            <text:p>456</text:p>
          </table:table-cell>
          <table:table-cell office:value-type="float" office:value="10340.32" calcext:value-type="float">
            <text:p>10340.32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56888.22" calcext:value-type="float">
            <text:p>56888.22</text:p>
          </table:table-cell>
          <table:table-cell office:value-type="float" office:value="463" calcext:value-type="float">
            <text:p>463</text:p>
          </table:table-cell>
          <table:table-cell office:value-type="float" office:value="54124.55" calcext:value-type="float">
            <text:p>54124.5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5836.285" calcext:value-type="float">
            <text:p>15836.285</text:p>
          </table:table-cell>
          <table:table-cell office:value-type="float" office:value="15254" calcext:value-type="float">
            <text:p>15254</text:p>
          </table:table-cell>
          <table:table-cell office:value-type="float" office:value="13916.06" calcext:value-type="float">
            <text:p>13916.06</text:p>
          </table:table-cell>
          <table:table-cell office:value-type="float" office:value="61547" calcext:value-type="float">
            <text:p>61547</text:p>
          </table:table-cell>
          <table:table-cell office:value-type="float" office:value="60094" calcext:value-type="float">
            <text:p>60094</text:p>
          </table:table-cell>
          <table:table-cell office:value-type="float" office:value="521" calcext:value-type="float">
            <text:p>521</text:p>
          </table:table-cell>
          <table:table-cell office:value-type="float" office:value="12608.26" calcext:value-type="float">
            <text:p>12608.26</text:p>
          </table:table-cell>
          <table:table-cell office:value-type="float" office:value="537" calcext:value-type="float">
            <text:p>537</text:p>
          </table:table-cell>
          <table:table-cell office:value-type="float" office:value="11667.39" calcext:value-type="float">
            <text:p>11667.39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58971.25" calcext:value-type="float">
            <text:p>58971.25</text:p>
          </table:table-cell>
          <table:table-cell office:value-type="float" office:value="539" calcext:value-type="float">
            <text:p>539</text:p>
          </table:table-cell>
          <table:table-cell office:value-type="float" office:value="58745.15" calcext:value-type="float">
            <text:p>58745.1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8110.975" calcext:value-type="float">
            <text:p>18110.975</text:p>
          </table:table-cell>
          <table:table-cell office:value-type="float" office:value="17199.41" calcext:value-type="float">
            <text:p>17199.41</text:p>
          </table:table-cell>
          <table:table-cell office:value-type="float" office:value="15555.61" calcext:value-type="float">
            <text:p>15555.61</text:p>
          </table:table-cell>
          <table:table-cell office:value-type="float" office:value="62841" calcext:value-type="float">
            <text:p>62841</text:p>
          </table:table-cell>
          <table:table-cell office:value-type="float" office:value="61875" calcext:value-type="float">
            <text:p>61875</text:p>
          </table:table-cell>
          <table:table-cell office:value-type="float" office:value="611" calcext:value-type="float">
            <text:p>611</text:p>
          </table:table-cell>
          <table:table-cell office:value-type="float" office:value="14251.585" calcext:value-type="float">
            <text:p>14251.585</text:p>
          </table:table-cell>
          <table:table-cell office:value-type="float" office:value="615" calcext:value-type="float">
            <text:p>615</text:p>
          </table:table-cell>
          <table:table-cell office:value-type="float" office:value="12978.05" calcext:value-type="float">
            <text:p>12978.05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61753.29" calcext:value-type="float">
            <text:p>61753.29</text:p>
          </table:table-cell>
          <table:table-cell office:value-type="float" office:value="610" calcext:value-type="float">
            <text:p>610</text:p>
          </table:table-cell>
          <table:table-cell office:value-type="float" office:value="59580.62" calcext:value-type="float">
            <text:p>59580.6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1668.895" calcext:value-type="float">
            <text:p>21668.895</text:p>
          </table:table-cell>
          <table:table-cell office:value-type="float" office:value="20013" calcext:value-type="float">
            <text:p>20013</text:p>
          </table:table-cell>
          <table:table-cell office:value-type="float" office:value="17623.39" calcext:value-type="float">
            <text:p>17623.39</text:p>
          </table:table-cell>
          <table:table-cell office:value-type="float" office:value="64466" calcext:value-type="float">
            <text:p>64466</text:p>
          </table:table-cell>
          <table:table-cell office:value-type="float" office:value="62984" calcext:value-type="float">
            <text:p>62984</text:p>
          </table:table-cell>
          <table:table-cell office:value-type="float" office:value="708" calcext:value-type="float">
            <text:p>708</text:p>
          </table:table-cell>
          <table:table-cell office:value-type="float" office:value="16199.41" calcext:value-type="float">
            <text:p>16199.41</text:p>
          </table:table-cell>
          <table:table-cell office:value-type="float" office:value="698" calcext:value-type="float">
            <text:p>698</text:p>
          </table:table-cell>
          <table:table-cell office:value-type="float" office:value="14316.06" calcext:value-type="float">
            <text:p>14316.06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63099.3700000001" calcext:value-type="float">
            <text:p>63099.3700000001</text:p>
          </table:table-cell>
          <table:table-cell office:value-type="float" office:value="683" calcext:value-type="float">
            <text:p>683</text:p>
          </table:table-cell>
          <table:table-cell office:value-type="float" office:value="60423.01" calcext:value-type="float">
            <text:p>60423.0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5227.415" calcext:value-type="float">
            <text:p>25227.415</text:p>
          </table:table-cell>
          <table:table-cell office:value-type="float" office:value="22613.995" calcext:value-type="float">
            <text:p>22613.995</text:p>
          </table:table-cell>
          <table:table-cell office:value-type="float" office:value="19179.07" calcext:value-type="float">
            <text:p>19179.07</text:p>
          </table:table-cell>
          <table:table-cell office:value-type="float" office:value="65899" calcext:value-type="float">
            <text:p>65899</text:p>
          </table:table-cell>
          <table:table-cell office:value-type="float" office:value="64137" calcext:value-type="float">
            <text:p>64137</text:p>
          </table:table-cell>
          <table:table-cell office:value-type="float" office:value="810" calcext:value-type="float">
            <text:p>810</text:p>
          </table:table-cell>
          <table:table-cell office:value-type="float" office:value="18760.305" calcext:value-type="float">
            <text:p>18760.305</text:p>
          </table:table-cell>
          <table:table-cell office:value-type="float" office:value="763" calcext:value-type="float">
            <text:p>763</text:p>
          </table:table-cell>
          <table:table-cell office:value-type="float" office:value="15555.61" calcext:value-type="float">
            <text:p>15555.61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64306.7000000001" calcext:value-type="float">
            <text:p>64306.7000000001</text:p>
          </table:table-cell>
          <table:table-cell office:value-type="float" office:value="765" calcext:value-type="float">
            <text:p>765</text:p>
          </table:table-cell>
          <table:table-cell office:value-type="float" office:value="62420.23" calcext:value-type="float">
            <text:p>62420.23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29659.6" calcext:value-type="float">
            <text:p>29659.6</text:p>
          </table:table-cell>
          <table:table-cell office:value-type="float" office:value="25636.485" calcext:value-type="float">
            <text:p>25636.485</text:p>
          </table:table-cell>
          <table:table-cell office:value-type="float" office:value="20902.18" calcext:value-type="float">
            <text:p>20902.18</text:p>
          </table:table-cell>
          <table:table-cell office:value-type="float" office:value="68052" calcext:value-type="float">
            <text:p>68052</text:p>
          </table:table-cell>
          <table:table-cell office:value-type="float" office:value="65280" calcext:value-type="float">
            <text:p>65280</text:p>
          </table:table-cell>
          <table:table-cell office:value-type="float" office:value="912" calcext:value-type="float">
            <text:p>912</text:p>
          </table:table-cell>
          <table:table-cell office:value-type="float" office:value="21345.375" calcext:value-type="float">
            <text:p>21345.375</text:p>
          </table:table-cell>
          <table:table-cell office:value-type="float" office:value="837" calcext:value-type="float">
            <text:p>837</text:p>
          </table:table-cell>
          <table:table-cell office:value-type="float" office:value="16623.39" calcext:value-type="float">
            <text:p>16623.39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float" office:value="64960.9900000001" calcext:value-type="float">
            <text:p>64960.9900000001</text:p>
          </table:table-cell>
          <table:table-cell office:value-type="float" office:value="843" calcext:value-type="float">
            <text:p>843</text:p>
          </table:table-cell>
          <table:table-cell office:value-type="float" office:value="62847.91" calcext:value-type="float">
            <text:p>62847.91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35694.295" calcext:value-type="float">
            <text:p>35694.295</text:p>
          </table:table-cell>
          <table:table-cell office:value-type="float" office:value="30213.845" calcext:value-type="float">
            <text:p>30213.845</text:p>
          </table:table-cell>
          <table:table-cell office:value-type="float" office:value="24360" calcext:value-type="float">
            <text:p>24360</text:p>
          </table:table-cell>
          <table:table-cell office:value-type="float" office:value="69284" calcext:value-type="float">
            <text:p>69284</text:p>
          </table:table-cell>
          <table:table-cell office:value-type="float" office:value="66158" calcext:value-type="float">
            <text:p>66158</text:p>
          </table:table-cell>
          <table:table-cell office:value-type="float" office:value="1002" calcext:value-type="float">
            <text:p>1002</text:p>
          </table:table-cell>
          <table:table-cell office:value-type="float" office:value="23613.995" calcext:value-type="float">
            <text:p>23613.995</text:p>
          </table:table-cell>
          <table:table-cell office:value-type="float" office:value="911" calcext:value-type="float">
            <text:p>911</text:p>
          </table:table-cell>
          <table:table-cell office:value-type="float" office:value="17912.17" calcext:value-type="float">
            <text:p>17912.17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67549.8600000001" calcext:value-type="float">
            <text:p>67549.8600000001</text:p>
          </table:table-cell>
          <table:table-cell office:value-type="float" office:value="931" calcext:value-type="float">
            <text:p>931</text:p>
          </table:table-cell>
          <table:table-cell office:value-type="float" office:value="63552.01" calcext:value-type="float">
            <text:p>63552.01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41117.67" calcext:value-type="float">
            <text:p>41117.67</text:p>
          </table:table-cell>
          <table:table-cell office:value-type="float" office:value="35726.84" calcext:value-type="float">
            <text:p>35726.84</text:p>
          </table:table-cell>
          <table:table-cell/>
          <table:table-cell office:value-type="float" office:value="70331" calcext:value-type="float">
            <text:p>70331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25636.485" calcext:value-type="float">
            <text:p>25636.485</text:p>
          </table:table-cell>
          <table:table-cell office:value-type="float" office:value="981" calcext:value-type="float">
            <text:p>981</text:p>
          </table:table-cell>
          <table:table-cell office:value-type="float" office:value="19179.07" calcext:value-type="float">
            <text:p>19179.07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68279.92" calcext:value-type="float">
            <text:p>68279.92</text:p>
          </table:table-cell>
          <table:table-cell office:value-type="float" office:value="999" calcext:value-type="float">
            <text:p>999</text:p>
          </table:table-cell>
          <table:table-cell office:value-type="float" office:value="64808.57" calcext:value-type="float">
            <text:p>64808.57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47836.17" calcext:value-type="float">
            <text:p>47836.17</text:p>
          </table:table-cell>
          <table:table-cell table:number-columns-repeated="4"/>
          <table:table-cell office:value-type="float" office:value="1171" calcext:value-type="float">
            <text:p>1171</text:p>
          </table:table-cell>
          <table:table-cell office:value-type="float" office:value="28195.615" calcext:value-type="float">
            <text:p>28195.615</text:p>
          </table:table-cell>
          <table:table-cell office:value-type="float" office:value="1033" calcext:value-type="float">
            <text:p>1033</text:p>
          </table:table-cell>
          <table:table-cell office:value-type="float" office:value="19905.51" calcext:value-type="float">
            <text:p>19905.51</text:p>
          </table:table-cell>
          <table:table-cell/>
          <table:table-cell office:value-type="float" office:value="1192" calcext:value-type="float">
            <text:p>1192</text:p>
          </table:table-cell>
          <table:table-cell office:value-type="float" office:value="68934.3500000001" calcext:value-type="float">
            <text:p>68934.3500000001</text:p>
          </table:table-cell>
          <table:table-cell office:value-type="float" office:value="1060" calcext:value-type="float">
            <text:p>1060</text:p>
          </table:table-cell>
          <table:table-cell office:value-type="float" office:value="65364.38" calcext:value-type="float">
            <text:p>65364.38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55096.965" calcext:value-type="float">
            <text:p>55096.965</text:p>
          </table:table-cell>
          <table:table-cell table:number-columns-repeated="4"/>
          <table:table-cell office:value-type="float" office:value="1239" calcext:value-type="float">
            <text:p>1239</text:p>
          </table:table-cell>
          <table:table-cell office:value-type="float" office:value="30213.845" calcext:value-type="float">
            <text:p>30213.845</text:p>
          </table:table-cell>
          <table:table-cell office:value-type="float" office:value="1094" calcext:value-type="float">
            <text:p>1094</text:p>
          </table:table-cell>
          <table:table-cell office:value-type="float" office:value="20902.18" calcext:value-type="float">
            <text:p>20902.18</text:p>
          </table:table-cell>
          <table:table-cell/>
          <table:table-cell office:value-type="float" office:value="1251" calcext:value-type="float">
            <text:p>1251</text:p>
          </table:table-cell>
          <table:table-cell office:value-type="float" office:value="69350.7600000001" calcext:value-type="float">
            <text:p>69350.7600000001</text:p>
          </table:table-cell>
          <table:table-cell office:value-type="float" office:value="1112" calcext:value-type="float">
            <text:p>1112</text:p>
          </table:table-cell>
          <table:table-cell office:value-type="float" office:value="65207.18" calcext:value-type="float">
            <text:p>65207.18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63060.8800000001" calcext:value-type="float">
            <text:p>63060.8800000001</text:p>
          </table:table-cell>
          <table:table-cell table:number-columns-repeated="4"/>
          <table:table-cell office:value-type="float" office:value="1297" calcext:value-type="float">
            <text:p>1297</text:p>
          </table:table-cell>
          <table:table-cell office:value-type="float" office:value="32789.82" calcext:value-type="float">
            <text:p>32789.82</text:p>
          </table:table-cell>
          <table:table-cell office:value-type="float" office:value="1143" calcext:value-type="float">
            <text:p>1143</text:p>
          </table:table-cell>
          <table:table-cell office:value-type="float" office:value="21833.21" calcext:value-type="float">
            <text:p>21833.21</text:p>
          </table:table-cell>
          <table:table-cell/>
          <table:table-cell office:value-type="float" office:value="1319" calcext:value-type="float">
            <text:p>1319</text:p>
          </table:table-cell>
          <table:table-cell office:value-type="float" office:value="69969.6350000001" calcext:value-type="float">
            <text:p>69969.6350000001</text:p>
          </table:table-cell>
          <table:table-cell office:value-type="float" office:value="1134" calcext:value-type="float">
            <text:p>1134</text:p>
          </table:table-cell>
          <table:table-cell office:value-type="float" office:value="66432.76" calcext:value-type="float">
            <text:p>66432.76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69054.24" calcext:value-type="float">
            <text:p>69054.24</text:p>
          </table:table-cell>
          <table:table-cell table:number-columns-repeated="4"/>
          <table:table-cell office:value-type="float" office:value="1347" calcext:value-type="float">
            <text:p>1347</text:p>
          </table:table-cell>
          <table:table-cell office:value-type="float" office:value="34726.84" calcext:value-type="float">
            <text:p>34726.84</text:p>
          </table:table-cell>
          <table:table-cell office:value-type="float" office:value="1160" calcext:value-type="float">
            <text:p>1160</text:p>
          </table:table-cell>
          <table:table-cell office:value-type="float" office:value="21926.2" calcext:value-type="float">
            <text:p>21926.2</text:p>
          </table:table-cell>
          <table:table-cell/>
          <table:table-cell office:value-type="float" office:value="1360" calcext:value-type="float">
            <text:p>1360</text:p>
          </table:table-cell>
          <table:table-cell office:value-type="float" office:value="70293.195" calcext:value-type="float">
            <text:p>70293.195</text:p>
          </table:table-cell>
          <table:table-cell office:value-type="float" office:value="1160" calcext:value-type="float">
            <text:p>1160</text:p>
          </table:table-cell>
          <table:table-cell office:value-type="float" office:value="65912.88" calcext:value-type="float">
            <text:p>65912.88</text:p>
          </table:table-cell>
        </table:table-row>
        <table:table-row table:style-name="ro1">
          <table:table-cell table:number-columns-repeated="6"/>
          <table:table-cell office:value-type="float" office:value="1402" calcext:value-type="float">
            <text:p>1402</text:p>
          </table:table-cell>
          <table:table-cell office:value-type="float" office:value="37059.92" calcext:value-type="float">
            <text:p>37059.92</text:p>
          </table:table-cell>
          <table:table-cell office:value-type="float" office:value="1161" calcext:value-type="float">
            <text:p>1161</text:p>
          </table:table-cell>
          <table:table-cell office:value-type="float" office:value="22152.67" calcext:value-type="float">
            <text:p>22152.67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70358.065" calcext:value-type="float">
            <text:p>70358.065</text:p>
          </table:table-cell>
          <table:table-cell office:value-type="float" office:value="1182" calcext:value-type="float">
            <text:p>1182</text:p>
          </table:table-cell>
          <table:table-cell office:value-type="float" office:value="65813.24" calcext:value-type="float">
            <text:p>65813.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4">00/00/0000</text:date>, <text:time style:data-style-name="N2" text:time-value="15:53:53.8255010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4:05:43.556426721</meta:creation-date>
    <dc:date>2019-11-14T22:56:40.362952788</dc:date>
    <meta:editing-duration>PT5H9M46S</meta:editing-duration>
    <meta:editing-cycles>5</meta:editing-cycles>
    <meta:generator>LibreOffice/5.1.6.2$Linux_X86_64 LibreOffice_project/10m0$Build-2</meta:generator>
    <meta:document-statistic meta:table-count="5" meta:cell-count="190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graphic-properties svg:stroke-color="#2c001e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chart-properties chart:auto-position="true" style:rotation-angle="9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2c001e" draw:fill-color="#2c001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.111cm" svg:height="2.419cm" xlink:href=".." xlink:type="simple" chart:class="chart:scatter" chart:style-name="ch1">
        <chart:title svg:x="-3.561cm" svg:y="0.183cm" chart:style-name="ch2">
          <text:p>Resource efficiency according to arrival rate </text:p>
        </chart:title>
        <chart:legend svg:x="2.411cm" svg:y="1.52cm" style:legend-expansion="custom" chartooo:width="0.427cm" chartooo:height="0.336cm" style:legend-expansion-aspect-ratio="1.27083333333333" chart:style-name="ch3"/>
        <chart:plot-area chart:style-name="ch4" table:cell-range-address="Sheet1.G2:Sheet1.J25 Sheet1.H1:Sheet1.J1" chart:data-source-has-labels="row" svg:x="1.292cm" svg:y="1.084cm" svg:width="1.757cm" svg:height="0.087cm">
          <chartooo:coordinate-region svg:x="1.728cm" svg:y="1.113cm" svg:width="1.18cm" svg:height="0.029cm"/>
          <chart:axis chart:dimension="x" chart:name="primary-x" chart:style-name="ch5">
            <chart:title svg:x="0cm" svg:y="1.22cm" chart:style-name="ch6">
              <text:p>Arrival rate (lambda)</text:p>
            </chart:title>
          </chart:axis>
          <chart:axis chart:dimension="y" chart:name="primary-y" chart:style-name="ch5">
            <chart:title svg:x="0.451cm" svg:y="2.229cm" chart:style-name="ch7">
              <text:p>Resource </text:p>
            </chart:title>
            <chart:grid chart:style-name="ch8" chart:class="major"/>
          </chart:axis>
          <chart:series chart:style-name="ch9" chart:values-cell-range-address="Sheet1.H2:Sheet1.H25" chart:label-cell-address="Sheet1.H1:Sheet1.H1" chart:class="chart:scatter">
            <chart:domain table:cell-range-address="Sheet1.G2:Sheet1.G25"/>
            <chart:data-point chart:repeated="24"/>
          </chart:series>
          <chart:series chart:style-name="ch10" chart:values-cell-range-address="Sheet1.I2:Sheet1.I25" chart:label-cell-address="Sheet1.I1:Sheet1.I1" chart:class="chart:scatter">
            <chart:data-point chart:repeated="24"/>
          </chart:series>
          <chart:series chart:style-name="ch11" chart:values-cell-range-address="Sheet1.J2:Sheet1.J25" chart:label-cell-address="Sheet1.J1:Sheet1.J1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OP</text:p>
                <draw:g>
                  <svg:desc>Sheet1.H1:Sheet1.H1</svg:desc>
                </draw:g>
              </table:table-cell>
              <table:table-cell office:value-type="string">
                <text:p>BL</text:p>
                <draw:g>
                  <svg:desc>Sheet1.I1:Sheet1.I1</svg:desc>
                </draw:g>
              </table:table-cell>
              <table:table-cell office:value-type="string">
                <text:p>SFCCM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5">
                <text:p>34.5</text:p>
                <draw:g>
                  <svg:desc>Sheet1.G2:Sheet1.G25</svg:desc>
                </draw:g>
              </table:table-cell>
              <table:table-cell office:value-type="float" office:value="0.0138095238095238">
                <text:p>0.0138095238095238</text:p>
                <draw:g>
                  <svg:desc>Sheet1.H2:Sheet1.H25</svg:desc>
                </draw:g>
              </table:table-cell>
              <table:table-cell office:value-type="float" office:value="0.0138095238095238">
                <text:p>0.0138095238095238</text:p>
                <draw:g>
                  <svg:desc>Sheet1.I2:Sheet1.I25</svg:desc>
                </draw:g>
              </table:table-cell>
              <table:table-cell office:value-type="float" office:value="0.0138095238095238">
                <text:p>0.0138095238095238</text:p>
                <draw:g>
                  <svg:desc>Sheet1.J2:Sheet1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.5">
                <text:p>37.5</text:p>
              </table:table-cell>
              <table:table-cell office:value-type="float" office:value="0.0261904761904762">
                <text:p>0.0261904761904762</text:p>
              </table:table-cell>
              <table:table-cell office:value-type="float" office:value="0.0261904761904762">
                <text:p>0.0261904761904762</text:p>
              </table:table-cell>
              <table:table-cell office:value-type="float" office:value="0.0261904761904762">
                <text:p>0.0261904761904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0.0361904761904762">
                <text:p>0.0361904761904762</text:p>
              </table:table-cell>
              <table:table-cell office:value-type="float" office:value="0.0361904761904762">
                <text:p>0.0361904761904762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.5">
                <text:p>43.5</text:p>
              </table:table-cell>
              <table:table-cell office:value-type="float" office:value="0.0490476190476191">
                <text:p>0.0490476190476191</text:p>
              </table:table-cell>
              <table:table-cell office:value-type="float" office:value="0.0485714285714286">
                <text:p>0.0485714285714286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0.0614285714285714">
                <text:p>0.0614285714285714</text:p>
              </table:table-cell>
              <table:table-cell office:value-type="float" office:value="0.0614285714285714">
                <text:p>0.0614285714285714</text:p>
              </table:table-cell>
              <table:table-cell office:value-type="float" office:value="0.0595238095238095">
                <text:p>0.05952380952380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">
                <text:p>54</text:p>
              </table:table-cell>
              <table:table-cell office:value-type="float" office:value="0.0804761904761905">
                <text:p>0.0804761904761905</text:p>
              </table:table-cell>
              <table:table-cell office:value-type="float" office:value="0.08">
                <text:p>0.08</text:p>
              </table:table-cell>
              <table:table-cell office:value-type="float" office:value="0.0785714285714286">
                <text:p>0.078571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.5">
                <text:p>61.5</text:p>
              </table:table-cell>
              <table:table-cell office:value-type="float" office:value="0.104285714285714">
                <text:p>0.104285714285714</text:p>
              </table:table-cell>
              <table:table-cell office:value-type="float" office:value="0.102857142857143">
                <text:p>0.102857142857143</text:p>
              </table:table-cell>
              <table:table-cell office:value-type="float" office:value="0.102857142857143">
                <text:p>0.10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5">
                <text:p>70.5</text:p>
              </table:table-cell>
              <table:table-cell office:value-type="float" office:value="0.120952380952381">
                <text:p>0.120952380952381</text:p>
              </table:table-cell>
              <table:table-cell office:value-type="float" office:value="0.12">
                <text:p>0.12</text:p>
              </table:table-cell>
              <table:table-cell office:value-type="float" office:value="0.118095238095238">
                <text:p>0.1180952380952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.5">
                <text:p>82.5</text:p>
              </table:table-cell>
              <table:table-cell office:value-type="float" office:value="0.144285714285714">
                <text:p>0.144285714285714</text:p>
              </table:table-cell>
              <table:table-cell office:value-type="float" office:value="0.145238095238095">
                <text:p>0.145238095238095</text:p>
              </table:table-cell>
              <table:table-cell office:value-type="float" office:value="0.14047619047619">
                <text:p>0.140476190476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0.180952380952381">
                <text:p>0.180952380952381</text:p>
              </table:table-cell>
              <table:table-cell office:value-type="float" office:value="0.180952380952381">
                <text:p>0.180952380952381</text:p>
              </table:table-cell>
              <table:table-cell office:value-type="float" office:value="0.175714285714286">
                <text:p>0.1757142857142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.5">
                <text:p>115.5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0.215238095238095">
                <text:p>0.215238095238095</text:p>
              </table:table-cell>
              <table:table-cell office:value-type="float" office:value="0.203333333333333">
                <text:p>0.20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5">
                <text:p>135</text:p>
              </table:table-cell>
              <table:table-cell office:value-type="float" office:value="0.252857142857143">
                <text:p>0.252857142857143</text:p>
              </table:table-cell>
              <table:table-cell office:value-type="float" office:value="0.249047619047619">
                <text:p>0.249047619047619</text:p>
              </table:table-cell>
              <table:table-cell office:value-type="float" office:value="0.238095238095238">
                <text:p>0.2380952380952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2">
                <text:p>162</text:p>
              </table:table-cell>
              <table:table-cell office:value-type="float" office:value="0.28952380952381">
                <text:p>0.28952380952381</text:p>
              </table:table-cell>
              <table:table-cell office:value-type="float" office:value="0.284761904761905">
                <text:p>0.284761904761905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.5">
                <text:p>193.5</text:p>
              </table:table-cell>
              <table:table-cell office:value-type="float" office:value="0.344285714285714">
                <text:p>0.344285714285714</text:p>
              </table:table-cell>
              <table:table-cell office:value-type="float" office:value="0.33047619047619">
                <text:p>0.33047619047619</text:p>
              </table:table-cell>
              <table:table-cell office:value-type="float" office:value="0.308095238095238">
                <text:p>0.308095238095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6.5">
                <text:p>226.5</text:p>
              </table:table-cell>
              <table:table-cell office:value-type="float" office:value="0.396666666666667">
                <text:p>0.396666666666667</text:p>
              </table:table-cell>
              <table:table-cell office:value-type="float" office:value="0.365714285714286">
                <text:p>0.365714285714286</text:p>
              </table:table-cell>
              <table:table-cell office:value-type="float" office:value="0.339047619047619">
                <text:p>0.3390476190476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9.5">
                <text:p>259.5</text:p>
              </table:table-cell>
              <table:table-cell office:value-type="float" office:value="0.449047619047619">
                <text:p>0.449047619047619</text:p>
              </table:table-cell>
              <table:table-cell office:value-type="float" office:value="0.411904761904762">
                <text:p>0.411904761904762</text:p>
              </table:table-cell>
              <table:table-cell office:value-type="float" office:value="0.369047619047619">
                <text:p>0.3690476190476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2.5">
                <text:p>292.5</text:p>
              </table:table-cell>
              <table:table-cell office:value-type="float" office:value="0.51">
                <text:p>0.51</text:p>
              </table:table-cell>
              <table:table-cell office:value-type="float" office:value="0.465238095238095">
                <text:p>0.465238095238095</text:p>
              </table:table-cell>
              <table:table-cell office:value-type="float" office:value="0.404285714285714">
                <text:p>0.4042857142857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7">
                <text:p>327</text:p>
              </table:table-cell>
              <table:table-cell office:value-type="float" office:value="0.573809523809524">
                <text:p>0.573809523809524</text:p>
              </table:table-cell>
              <table:table-cell office:value-type="float" office:value="0.5">
                <text:p>0.5</text:p>
              </table:table-cell>
              <table:table-cell office:value-type="float" office:value="0.436666666666667">
                <text:p>0.43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7.5">
                <text:p>367.5</text:p>
              </table:table-cell>
              <table:table-cell office:value-type="float" office:value="0.634761904761905">
                <text:p>0.634761904761905</text:p>
              </table:table-cell>
              <table:table-cell office:value-type="float" office:value="0.530952380952381">
                <text:p>0.530952380952381</text:p>
              </table:table-cell>
              <table:table-cell office:value-type="float" office:value="0.466190476190476">
                <text:p>0.4661904761904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2">
                <text:p>402</text:p>
              </table:table-cell>
              <table:table-cell office:value-type="float" office:value="0.697619047619048">
                <text:p>0.697619047619048</text:p>
              </table:table-cell>
              <table:table-cell office:value-type="float" office:value="0.560952380952381">
                <text:p>0.560952380952381</text:p>
              </table:table-cell>
              <table:table-cell office:value-type="float" office:value="0.491428571428571">
                <text:p>0.4914285714285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1">
                <text:p>471</text:p>
              </table:table-cell>
              <table:table-cell office:value-type="float" office:value="0.765714285714286">
                <text:p>0.765714285714286</text:p>
              </table:table-cell>
              <table:table-cell office:value-type="float" office:value="0.587142857142857">
                <text:p>0.587142857142857</text:p>
              </table:table-cell>
              <table:table-cell office:value-type="float" office:value="0.518571428571429">
                <text:p>0.518571428571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3">
                <text:p>513</text:p>
              </table:table-cell>
              <table:table-cell office:value-type="float" office:value="0.81047619047619">
                <text:p>0.81047619047619</text:p>
              </table:table-cell>
              <table:table-cell office:value-type="float" office:value="0.61">
                <text:p>0.61</text:p>
              </table:table-cell>
              <table:table-cell office:value-type="float" office:value="0.533809523809524">
                <text:p>0.5338095238095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3.5">
                <text:p>523.5</text:p>
              </table:table-cell>
              <table:table-cell office:value-type="float" office:value="0.858571428571429">
                <text:p>0.858571428571429</text:p>
              </table:table-cell>
              <table:table-cell office:value-type="float" office:value="0.626666666666667">
                <text:p>0.626666666666667</text:p>
              </table:table-cell>
              <table:table-cell office:value-type="float" office:value="0.543333333333333">
                <text:p>0.54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5">
                <text:p>525</text:p>
              </table:table-cell>
              <table:table-cell office:value-type="float" office:value="0.893809523809524">
                <text:p>0.893809523809524</text:p>
              </table:table-cell>
              <table:table-cell office:value-type="float" office:value="0.643809523809524">
                <text:p>0.643809523809524</text:p>
              </table:table-cell>
              <table:table-cell office:value-type="float" office:value="0.545714285714286">
                <text:p>0.545714285714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graphic-properties svg:stroke-color="#2c001e" draw:fill="solid" draw:fill-color="#ffffff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 style:data-style-name="N0">
      <style:chart-properties chart:display-label="true" chart:logarithmic="false" chart:minimum="0.5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2c001e" draw:fill-color="#2c001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206cm" svg:height="5.844cm" xlink:href=".." xlink:type="simple" chart:class="chart:scatter" chart:style-name="ch1">
        <chart:title svg:x="-0.947cm" svg:y="0.251cm" chart:style-name="ch2">
          <text:p>Average chain power consumption at Edge </text:p>
        </chart:title>
        <chart:legend svg:x="6.551cm" svg:y="0.203cm" style:legend-expansion="custom" chartooo:width="1.378cm" chartooo:height="0.775cm" style:legend-expansion-aspect-ratio="1.77806451612903" chart:style-name="ch3"/>
        <chart:plot-area chart:style-name="ch4" table:cell-range-address="Sheet1.S3:Sheet1.V19 Sheet1.T2:Sheet1.V2" chart:data-source-has-labels="row" svg:x="1.394cm" svg:y="1.22cm" svg:width="6.648cm" svg:height="3.308cm">
          <chartooo:coordinate-region svg:x="2.121cm" svg:y="1.362cm" svg:width="5.5cm" svg:height="2.519cm"/>
          <chart:axis chart:dimension="x" chart:name="primary-x" chart:style-name="ch5">
            <chart:title svg:x="2.597cm" svg:y="4.645cm" chart:style-name="ch6">
              <text:p>Arrival rate (lambda)</text:p>
            </chart:title>
          </chart:axis>
          <chart:axis chart:dimension="y" chart:name="primary-y" chart:style-name="ch7">
            <chart:title svg:x="0.451cm" svg:y="4.214cm" chart:style-name="ch8">
              <text:p>Power (watt)</text:p>
            </chart:title>
            <chart:grid chart:style-name="ch9" chart:class="major"/>
          </chart:axis>
          <chart:series chart:style-name="ch10" chart:values-cell-range-address="Sheet1.T3:Sheet1.T19" chart:label-cell-address="Sheet1.T2:Sheet1.T2" chart:class="chart:scatter">
            <chart:domain table:cell-range-address="Sheet1.S3:Sheet1.S19"/>
            <chart:data-point chart:repeated="17"/>
          </chart:series>
          <chart:series chart:style-name="ch11" chart:values-cell-range-address="Sheet1.U3:Sheet1.U19" chart:label-cell-address="Sheet1.U2:Sheet1.U2" chart:class="chart:scatter">
            <chart:data-point chart:repeated="17"/>
          </chart:series>
          <chart:series chart:style-name="ch12" chart:values-cell-range-address="Sheet1.V3:Sheet1.V19" chart:label-cell-address="Sheet1.V2:Sheet1.V2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OP</text:p>
                <draw:g>
                  <svg:desc>Sheet1.T2:Sheet1.T2</svg:desc>
                </draw:g>
              </table:table-cell>
              <table:table-cell office:value-type="string">
                <text:p>BL</text:p>
                <draw:g>
                  <svg:desc>Sheet1.U2:Sheet1.U2</svg:desc>
                </draw:g>
              </table:table-cell>
              <table:table-cell office:value-type="string">
                <text:p>SFCCM</text:p>
                <draw:g>
                  <svg:desc>Sheet1.V2:Sheet1.V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.5">
                <text:p>70.5</text:p>
                <draw:g>
                  <svg:desc>Sheet1.S3:Sheet1.S19</svg:desc>
                </draw:g>
              </table:table-cell>
              <table:table-cell office:value-type="float" office:value="2.30165289256197">
                <text:p>2.30165289256197</text:p>
                <draw:g>
                  <svg:desc>Sheet1.T3:Sheet1.T19</svg:desc>
                </draw:g>
              </table:table-cell>
              <table:table-cell office:value-type="float" office:value="2.33041841004183">
                <text:p>2.33041841004183</text:p>
                <draw:g>
                  <svg:desc>Sheet1.U3:Sheet1.U19</svg:desc>
                </draw:g>
              </table:table-cell>
              <table:table-cell office:value-type="float" office:value="2.36102564102563">
                <text:p>2.36102564102563</text:p>
                <draw:g>
                  <svg:desc>Sheet1.V3:Sheet1.V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.5">
                <text:p>82.5</text:p>
              </table:table-cell>
              <table:table-cell office:value-type="float" office:value="2.05569930069929">
                <text:p>2.05569930069929</text:p>
              </table:table-cell>
              <table:table-cell office:value-type="float" office:value="2.09767025089605">
                <text:p>2.09767025089605</text:p>
              </table:table-cell>
              <table:table-cell office:value-type="float" office:value="2.0963440860215">
                <text:p>2.09634408602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1.82332378223495">
                <text:p>1.82332378223495</text:p>
              </table:table-cell>
              <table:table-cell office:value-type="float" office:value="1.86056379821958">
                <text:p>1.86056379821958</text:p>
              </table:table-cell>
              <table:table-cell office:value-type="float" office:value="1.86285714285714">
                <text:p>1.86285714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.5">
                <text:p>115.5</text:p>
              </table:table-cell>
              <table:table-cell office:value-type="float" office:value="1.63235849056603">
                <text:p>1.63235849056603</text:p>
              </table:table-cell>
              <table:table-cell office:value-type="float" office:value="1.67012285012285">
                <text:p>1.67012285012285</text:p>
              </table:table-cell>
              <table:table-cell office:value-type="float" office:value="1.66348894348894">
                <text:p>1.66348894348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5">
                <text:p>135</text:p>
              </table:table-cell>
              <table:table-cell office:value-type="float" office:value="1.48084980237154">
                <text:p>1.48084980237154</text:p>
              </table:table-cell>
              <table:table-cell office:value-type="float" office:value="1.51878099173554">
                <text:p>1.51878099173554</text:p>
              </table:table-cell>
              <table:table-cell office:value-type="float" office:value="1.52334728033473">
                <text:p>1.52334728033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2">
                <text:p>162</text:p>
              </table:table-cell>
              <table:table-cell office:value-type="float" office:value="1.37698653198653">
                <text:p>1.37698653198653</text:p>
              </table:table-cell>
              <table:table-cell office:value-type="float" office:value="1.39714035087719">
                <text:p>1.39714035087719</text:p>
              </table:table-cell>
              <table:table-cell office:value-type="float" office:value="1.42848708487085">
                <text:p>1.42848708487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.5">
                <text:p>193.5</text:p>
              </table:table-cell>
              <table:table-cell office:value-type="float" office:value="1.2961209439528">
                <text:p>1.2961209439528</text:p>
              </table:table-cell>
              <table:table-cell office:value-type="float" office:value="1.34274603174603">
                <text:p>1.34274603174603</text:p>
              </table:table-cell>
              <table:table-cell office:value-type="float" office:value="1.35157894736842">
                <text:p>1.35157894736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6.5">
                <text:p>226.5</text:p>
              </table:table-cell>
              <table:table-cell office:value-type="float" office:value="1.20370886075949">
                <text:p>1.20370886075949</text:p>
              </table:table-cell>
              <table:table-cell office:value-type="float" office:value="1.28462304409673">
                <text:p>1.28462304409673</text:p>
              </table:table-cell>
              <table:table-cell office:value-type="float" office:value="1.27652173913044">
                <text:p>1.276521739130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9.5">
                <text:p>259.5</text:p>
              </table:table-cell>
              <table:table-cell office:value-type="float" office:value="1.13753591160221">
                <text:p>1.13753591160221</text:p>
              </table:table-cell>
              <table:table-cell office:value-type="float" office:value="1.22915297092288">
                <text:p>1.22915297092288</text:p>
              </table:table-cell>
              <table:table-cell office:value-type="float" office:value="1.22196078431373">
                <text:p>1.221960784313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2.5">
                <text:p>292.5</text:p>
              </table:table-cell>
              <table:table-cell office:value-type="float" office:value="1.09047711781889">
                <text:p>1.09047711781889</text:p>
              </table:table-cell>
              <table:table-cell office:value-type="float" office:value="1.18493714285714">
                <text:p>1.18493714285714</text:p>
              </table:table-cell>
              <table:table-cell office:value-type="float" office:value="1.18043165467626">
                <text:p>1.180431654676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7">
                <text:p>327</text:p>
              </table:table-cell>
              <table:table-cell office:value-type="float" office:value="1.0369728783902">
                <text:p>1.0369728783902</text:p>
              </table:table-cell>
              <table:table-cell office:value-type="float" office:value="1.15680423280423">
                <text:p>1.15680423280423</text:p>
              </table:table-cell>
              <table:table-cell office:value-type="float" office:value="1.14384105960265">
                <text:p>1.143841059602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7.5">
                <text:p>367.5</text:p>
              </table:table-cell>
              <table:table-cell office:value-type="float" office:value="0.993431763766959">
                <text:p>0.993431763766959</text:p>
              </table:table-cell>
              <table:table-cell office:value-type="float" office:value="1.11930799220273">
                <text:p>1.11930799220273</text:p>
              </table:table-cell>
              <table:table-cell office:value-type="float" office:value="1.11669421487603">
                <text:p>1.11669421487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2">
                <text:p>402</text:p>
              </table:table-cell>
              <table:table-cell office:value-type="float" office:value="0.958543335761107">
                <text:p>0.958543335761107</text:p>
              </table:table-cell>
              <table:table-cell office:value-type="float" office:value="1.09212204007286">
                <text:p>1.09212204007286</text:p>
              </table:table-cell>
              <table:table-cell office:value-type="float" office:value="1.08958614051973">
                <text:p>1.089586140519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1">
                <text:p>471</text:p>
              </table:table-cell>
              <table:table-cell office:value-type="float" office:value="0.927181878747502">
                <text:p>0.927181878747502</text:p>
              </table:table-cell>
              <table:table-cell office:value-type="float" office:value="1.05549496644295">
                <text:p>1.05549496644295</text:p>
              </table:table-cell>
              <table:table-cell office:value-type="float" office:value="1.07522664199815">
                <text:p>1.07522664199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3">
                <text:p>513</text:p>
              </table:table-cell>
              <table:table-cell office:value-type="float" office:value="0.907167701863354">
                <text:p>0.907167701863354</text:p>
              </table:table-cell>
              <table:table-cell office:value-type="float" office:value="1.02751196172249">
                <text:p>1.02751196172249</text:p>
              </table:table-cell>
              <table:table-cell office:value-type="float" office:value="1.06625788999098">
                <text:p>1.066257889990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3.5">
                <text:p>523.5</text:p>
              </table:table-cell>
              <table:table-cell office:value-type="float" office:value="0.885716803760282">
                <text:p>0.885716803760282</text:p>
              </table:table-cell>
              <table:table-cell office:value-type="float" office:value="1.00509593246355">
                <text:p>1.00509593246355</text:p>
              </table:table-cell>
              <table:table-cell office:value-type="float" office:value="1.0577308707124">
                <text:p>1.05773087071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5">
                <text:p>525</text:p>
              </table:table-cell>
              <table:table-cell office:value-type="float" office:value="0.864427694025684">
                <text:p>0.864427694025684</text:p>
              </table:table-cell>
              <table:table-cell office:value-type="float" office:value="0.996092468307233">
                <text:p>0.996092468307233</text:p>
              </table:table-cell>
              <table:table-cell office:value-type="float" office:value="1.05246753246753">
                <text:p>1.052467532467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graphic-properties svg:stroke-color="#2c001e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chart-properties chart:auto-position="true" style:rotation-angle="9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2c001e" draw:fill-color="#2c001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95cm" svg:height="11.635cm" xlink:href=".." xlink:type="simple" chart:class="chart:scatter" chart:style-name="ch1">
        <chart:title svg:x="4.922cm" svg:y="0.367cm" chart:style-name="ch2">
          <text:p>Acceptance rate according to offered load</text:p>
        </chart:title>
        <chart:legend svg:x="15.897cm" svg:y="1.696cm" style:legend-expansion="custom" chartooo:width="2.864cm" chartooo:height="2.06cm" style:legend-expansion-aspect-ratio="1.39029126213592" chart:style-name="ch3"/>
        <chart:plot-area chart:style-name="ch4" table:cell-range-address="acceptance.A2:acceptance.D16 acceptance.B1:acceptance.D1" chart:data-source-has-labels="row" svg:x="1.619cm" svg:y="1.452cm" svg:width="17.487cm" svg:height="8.751cm">
          <chartooo:coordinate-region svg:x="2.346cm" svg:y="1.652cm" svg:width="16.388cm" svg:height="7.904cm"/>
          <chart:axis chart:dimension="x" chart:name="primary-x" chart:style-name="ch5">
            <chart:title svg:x="9.075cm" svg:y="10.436cm" chart:style-name="ch6">
              <text:p>Offered load</text:p>
            </chart:title>
          </chart:axis>
          <chart:axis chart:dimension="y" chart:name="primary-y" chart:style-name="ch5">
            <chart:title svg:x="0.451cm" svg:y="7.577cm" chart:style-name="ch7">
              <text:p>Acceptance ratio</text:p>
            </chart:title>
            <chart:grid chart:style-name="ch8" chart:class="major"/>
          </chart:axis>
          <chart:series chart:style-name="ch9" chart:values-cell-range-address="acceptance.B2:acceptance.B16" chart:label-cell-address="acceptance.B1:acceptance.B1" chart:class="chart:scatter">
            <chart:domain table:cell-range-address="acceptance.A2:acceptance.A16"/>
            <chart:data-point chart:repeated="15"/>
          </chart:series>
          <chart:series chart:style-name="ch10" chart:values-cell-range-address="acceptance.C2:acceptance.C16" chart:label-cell-address="acceptance.C1:acceptance.C1" chart:class="chart:scatter">
            <chart:data-point chart:repeated="15"/>
          </chart:series>
          <chart:series chart:style-name="ch11" chart:values-cell-range-address="acceptance.D2:acceptance.D16" chart:label-cell-address="acceptance.D1:acceptance.D1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</text:p>
                <draw:g>
                  <svg:desc>acceptance.B1:acceptance.B1</svg:desc>
                </draw:g>
              </table:table-cell>
              <table:table-cell office:value-type="string">
                <text:p>BL</text:p>
                <draw:g>
                  <svg:desc>acceptance.C1:acceptance.C1</svg:desc>
                </draw:g>
              </table:table-cell>
              <table:table-cell office:value-type="string">
                <text:p>SFCCM</text:p>
                <draw:g>
                  <svg:desc>acceptance.D1:acceptanc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cceptance.A2:acceptance.A16</svg:desc>
                </draw:g>
              </table:table-cell>
              <table:table-cell office:value-type="float" office:value="1">
                <text:p>1</text:p>
                <draw:g>
                  <svg:desc>acceptance.B2:acceptance.B16</svg:desc>
                </draw:g>
              </table:table-cell>
              <table:table-cell office:value-type="float" office:value="1">
                <text:p>1</text:p>
                <draw:g>
                  <svg:desc>acceptance.C2:acceptance.C16</svg:desc>
                </draw:g>
              </table:table-cell>
              <table:table-cell office:value-type="float" office:value="1">
                <text:p>1</text:p>
                <draw:g>
                  <svg:desc>acceptance.D2:acceptance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0.91">
                <text:p>0.9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5">
                <text:p>375</text:p>
              </table:table-cell>
              <table:table-cell office:value-type="float" office:value="1">
                <text:p>1</text:p>
              </table:table-cell>
              <table:table-cell office:value-type="float" office:value="0.89">
                <text:p>0.8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">
                <text:p>450</text:p>
              </table:table-cell>
              <table:table-cell office:value-type="float" office:value="0.94">
                <text:p>0.94</text:p>
              </table:table-cell>
              <table:table-cell office:value-type="float" office:value="0.87">
                <text:p>0.8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5">
                <text:p>525</text:p>
              </table:table-cell>
              <table:table-cell office:value-type="float" office:value="0.88">
                <text:p>0.88</text:p>
              </table:table-cell>
              <table:table-cell office:value-type="float" office:value="0.77">
                <text:p>0.7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82">
                <text:p>0.82</text:p>
              </table:table-cell>
              <table:table-cell office:value-type="float" office:value="0.71">
                <text:p>0.7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5">
                <text:p>675</text:p>
              </table:table-cell>
              <table:table-cell office:value-type="float" office:value="0.79">
                <text:p>0.79</text:p>
              </table:table-cell>
              <table:table-cell office:value-type="float" office:value="0.65">
                <text:p>0.6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0">
                <text:p>750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5">
                <text:p>825</text:p>
              </table:table-cell>
              <table:table-cell office:value-type="float" office:value="0.69">
                <text:p>0.69</text:p>
              </table:table-cell>
              <table:table-cell office:value-type="float" office:value="0.57">
                <text:p>0.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0">
                <text:p>900</text:p>
              </table:table-cell>
              <table:table-cell office:value-type="float" office:value="0.64">
                <text:p>0.64</text:p>
              </table:table-cell>
              <table:table-cell office:value-type="float" office:value="0.54">
                <text:p>0.5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5">
                <text:p>975</text:p>
              </table:table-cell>
              <table:table-cell office:value-type="float" office:value="0.49">
                <text:p>0.49</text:p>
              </table:table-cell>
              <table:table-cell office:value-type="float" office:value="0.43">
                <text:p>0.4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0">
                <text:p>1050</text:p>
              </table:table-cell>
              <table:table-cell office:value-type="float" office:value="0.42">
                <text:p>0.42</text:p>
              </table:table-cell>
              <table:table-cell office:value-type="float" office:value="0.37">
                <text:p>0.37</text:p>
              </table:table-cell>
              <table:table-cell office:value-type="float" office:value="0.276">
                <text:p>0.2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graphic-properties svg:stroke-color="#2c001e" draw:fill="solid" draw:fill-color="#ffffff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40">
      <style:chart-properties chart:display-label="true" chart:logarithmic="false" chart:minimum="0.125" chart:maximum="0.333333333333333" chart:interval-major="0.0416666666666667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2c001e" draw:fill-color="#2c001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.59cm" svg:height="4.489cm" xlink:href=".." xlink:type="simple" chart:class="chart:scatter" chart:style-name="ch1">
        <chart:title svg:x="-1.237cm" svg:y="0.224cm" chart:style-name="ch2">
          <text:p>Average chain power consumption</text:p>
        </chart:title>
        <chart:legend svg:x="4.545cm" svg:y="0.592cm" style:legend-expansion="custom" chartooo:width="0.882cm" chartooo:height="0.633cm" style:legend-expansion-aspect-ratio="1.39336492890995" chart:style-name="ch3"/>
        <chart:plot-area chart:style-name="ch4" table:cell-range-address="globalPower.K2:globalPower.N25 globalPower.L1:globalPower.N1" chart:data-source-has-labels="row" svg:x="1.341cm" svg:y="1.166cm" svg:width="4.138cm" svg:height="2.034cm">
          <chartooo:coordinate-region svg:x="1.962cm" svg:y="1.166cm" svg:width="3.19cm" svg:height="0.705cm"/>
          <chart:axis chart:dimension="x" chart:name="primary-x" chart:style-name="ch5">
            <chart:title svg:x="1.461cm" svg:y="3.29cm" chart:style-name="ch6">
              <text:p>Time (hour:minute)</text:p>
            </chart:title>
          </chart:axis>
          <chart:axis chart:dimension="y" chart:name="primary-y" chart:style-name="ch7">
            <chart:title svg:x="0.451cm" svg:y="3.523cm" chart:style-name="ch8">
              <text:p>Power (watt)</text:p>
            </chart:title>
            <chart:grid chart:style-name="ch9" chart:class="major"/>
          </chart:axis>
          <chart:series chart:style-name="ch10" chart:values-cell-range-address="globalPower.L2:globalPower.L25" chart:label-cell-address="globalPower.L1:globalPower.L1" chart:class="chart:scatter">
            <chart:domain table:cell-range-address="globalPower.K2:globalPower.K25"/>
            <chart:data-point chart:repeated="24"/>
          </chart:series>
          <chart:series chart:style-name="ch11" chart:values-cell-range-address="globalPower.M2:globalPower.M25" chart:label-cell-address="globalPower.M1:globalPower.M1" chart:class="chart:scatter">
            <chart:data-point chart:repeated="24"/>
          </chart:series>
          <chart:series chart:style-name="ch12" chart:values-cell-range-address="globalPower.N2:globalPower.N25" chart:label-cell-address="globalPower.N1:globalPower.N1" chart:class="chart:scatter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OP</text:p>
                <draw:g>
                  <svg:desc>globalPower.L1:globalPower.L1</svg:desc>
                </draw:g>
              </table:table-cell>
              <table:table-cell office:value-type="string">
                <text:p>BL</text:p>
                <draw:g>
                  <svg:desc>globalPower.M1:globalPower.M1</svg:desc>
                </draw:g>
              </table:table-cell>
              <table:table-cell office:value-type="string">
                <text:p>SFCCM</text:p>
                <draw:g>
                  <svg:desc>globalPower.N1:globalPower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lobalPower.K2:globalPower.K25</svg:desc>
                </draw:g>
              </table:table-cell>
              <table:table-cell office:value-type="float" office:value="NaN">
                <text:p>NaN</text:p>
                <draw:g>
                  <svg:desc>globalPower.L2:globalPower.L25</svg:desc>
                </draw:g>
              </table:table-cell>
              <table:table-cell office:value-type="float" office:value="NaN">
                <text:p>NaN</text:p>
                <draw:g>
                  <svg:desc>globalPower.M2:globalPower.M25</svg:desc>
                </draw:g>
              </table:table-cell>
              <table:table-cell office:value-type="float" office:value="NaN">
                <text:p>NaN</text:p>
                <draw:g>
                  <svg:desc>globalPower.N2:globalPower.N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2361111111111">
                <text:p>0.142361111111111</text:p>
              </table:table-cell>
              <table:table-cell office:value-type="float" office:value="60.7275757575757">
                <text:p>60.7275757575757</text:p>
              </table:table-cell>
              <table:table-cell office:value-type="float" office:value="60.7275757575757">
                <text:p>60.7275757575757</text:p>
              </table:table-cell>
              <table:table-cell office:value-type="float" office:value="60.7275757575757">
                <text:p>60.72757575757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44.2735849056604">
                <text:p>44.2735849056604</text:p>
              </table:table-cell>
              <table:table-cell office:value-type="float" office:value="43.684953271028">
                <text:p>43.684953271028</text:p>
              </table:table-cell>
              <table:table-cell office:value-type="float" office:value="44.7873076923077">
                <text:p>44.7873076923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7638888888889">
                <text:p>0.157638888888889</text:p>
              </table:table-cell>
              <table:table-cell office:value-type="float" office:value="38.2410791366906">
                <text:p>38.2410791366906</text:p>
              </table:table-cell>
              <table:table-cell office:value-type="float" office:value="36.4771942446043">
                <text:p>36.4771942446043</text:p>
              </table:table-cell>
              <table:table-cell office:value-type="float" office:value="37.1611764705882">
                <text:p>37.16117647058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5277777777778">
                <text:p>0.165277777777778</text:p>
              </table:table-cell>
              <table:table-cell office:value-type="float" office:value="34.5930487804878">
                <text:p>34.5930487804878</text:p>
              </table:table-cell>
              <table:table-cell office:value-type="float" office:value="35.1476086956522">
                <text:p>35.1476086956522</text:p>
              </table:table-cell>
              <table:table-cell office:value-type="float" office:value="33.78875">
                <text:p>33.78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2222222222222">
                <text:p>0.172222222222222</text:p>
              </table:table-cell>
              <table:table-cell office:value-type="float" office:value="32.3678350515464">
                <text:p>32.3678350515464</text:p>
              </table:table-cell>
              <table:table-cell office:value-type="float" office:value="33.2915873015873">
                <text:p>33.2915873015873</text:p>
              </table:table-cell>
              <table:table-cell office:value-type="float" office:value="31.7821693121693">
                <text:p>31.78216931216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9861111111111">
                <text:p>0.179861111111111</text:p>
              </table:table-cell>
              <table:table-cell office:value-type="float" office:value="30.0584009009009">
                <text:p>30.0584009009009</text:p>
              </table:table-cell>
              <table:table-cell office:value-type="float" office:value="30.634747706422">
                <text:p>30.634747706422</text:p>
              </table:table-cell>
              <table:table-cell office:value-type="float" office:value="29.1868949771689">
                <text:p>29.1868949771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75">
                <text:p>0.1875</text:p>
              </table:table-cell>
              <table:table-cell office:value-type="float" office:value="28.5626503759398">
                <text:p>28.5626503759398</text:p>
              </table:table-cell>
              <table:table-cell office:value-type="float" office:value="28.451996124031">
                <text:p>28.451996124031</text:p>
              </table:table-cell>
              <table:table-cell office:value-type="float" office:value="27.406329588015">
                <text:p>27.406329588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5138888888889">
                <text:p>0.195138888888889</text:p>
              </table:table-cell>
              <table:table-cell office:value-type="float" office:value="25.8124107142857">
                <text:p>25.8124107142857</text:p>
              </table:table-cell>
              <table:table-cell office:value-type="float" office:value="27.0084433962264">
                <text:p>27.0084433962264</text:p>
              </table:table-cell>
              <table:table-cell office:value-type="float" office:value="25.2275757575758">
                <text:p>25.22757575757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2083333333333">
                <text:p>0.202083333333333</text:p>
              </table:table-cell>
              <table:table-cell office:value-type="float" office:value="24.876783042394">
                <text:p>24.876783042394</text:p>
              </table:table-cell>
              <table:table-cell office:value-type="float" office:value="25.8647043010753">
                <text:p>25.8647043010753</text:p>
              </table:table-cell>
              <table:table-cell office:value-type="float" office:value="23.7939795918367">
                <text:p>23.79397959183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24.1145726495726">
                <text:p>24.1145726495726</text:p>
              </table:table-cell>
              <table:table-cell office:value-type="float" office:value="25.2490695067265">
                <text:p>25.2490695067265</text:p>
              </table:table-cell>
              <table:table-cell office:value-type="float" office:value="22.6761403508772">
                <text:p>22.67614035087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5972222222222">
                <text:p>0.215972222222222</text:p>
              </table:table-cell>
              <table:table-cell office:value-type="float" office:value="24.413241252302">
                <text:p>24.413241252302</text:p>
              </table:table-cell>
              <table:table-cell office:value-type="float" office:value="24.2001151631478">
                <text:p>24.2001151631478</text:p>
              </table:table-cell>
              <table:table-cell office:value-type="float" office:value="21.7269832402235">
                <text:p>21.72698324022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3611111111111">
                <text:p>0.223611111111111</text:p>
              </table:table-cell>
              <table:table-cell office:value-type="float" office:value="24.214503058104">
                <text:p>24.214503058104</text:p>
              </table:table-cell>
              <table:table-cell office:value-type="float" office:value="23.3250163666121">
                <text:p>23.3250163666121</text:p>
              </table:table-cell>
              <table:table-cell office:value-type="float" office:value="21.1025203252033">
                <text:p>21.10252032520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3125">
                <text:p>0.23125</text:p>
              </table:table-cell>
              <table:table-cell office:value-type="float" office:value="24.4083221024259">
                <text:p>24.4083221024259</text:p>
              </table:table-cell>
              <table:table-cell office:value-type="float" office:value="22.8805225988701">
                <text:p>22.8805225988701</text:p>
              </table:table-cell>
              <table:table-cell office:value-type="float" office:value="20.5101146131805">
                <text:p>20.5101146131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8194444444444">
                <text:p>0.238194444444444</text:p>
              </table:table-cell>
              <table:table-cell office:value-type="float" office:value="25.2257217694994">
                <text:p>25.2257217694994</text:p>
              </table:table-cell>
              <table:table-cell office:value-type="float" office:value="23.1608703703704">
                <text:p>23.1608703703704</text:p>
              </table:table-cell>
              <table:table-cell office:value-type="float" office:value="20.3874311926605">
                <text:p>20.38743119266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5138888888889">
                <text:p>0.245138888888889</text:p>
              </table:table-cell>
              <table:table-cell office:value-type="float" office:value="26.2239241164241">
                <text:p>26.2239241164241</text:p>
              </table:table-cell>
              <table:table-cell office:value-type="float" office:value="23.4050164473684">
                <text:p>23.4050164473684</text:p>
              </table:table-cell>
              <table:table-cell office:value-type="float" office:value="19.8606810035842">
                <text:p>19.86068100358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1388888888889">
                <text:p>0.251388888888889</text:p>
              </table:table-cell>
              <table:table-cell office:value-type="float" office:value="27.3865189289012">
                <text:p>27.3865189289012</text:p>
              </table:table-cell>
              <table:table-cell office:value-type="float" office:value="23.5668612774451">
                <text:p>23.5668612774451</text:p>
              </table:table-cell>
              <table:table-cell office:value-type="float" office:value="19.662096597146">
                <text:p>19.6620965971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9027777777778">
                <text:p>0.259027777777778</text:p>
              </table:table-cell>
              <table:table-cell office:value-type="float" office:value="28.8322253634895">
                <text:p>28.8322253634895</text:p>
              </table:table-cell>
              <table:table-cell office:value-type="float" office:value="23.5413085399449">
                <text:p>23.5413085399449</text:p>
              </table:table-cell>
              <table:table-cell office:value-type="float" office:value="19.5505300713558">
                <text:p>19.55053007135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5972222222222">
                <text:p>0.265972222222222</text:p>
              </table:table-cell>
              <table:table-cell office:value-type="float" office:value="30.1007833089312">
                <text:p>30.1007833089312</text:p>
              </table:table-cell>
              <table:table-cell office:value-type="float" office:value="24.0782365499573">
                <text:p>24.0782365499573</text:p>
              </table:table-cell>
              <table:table-cell office:value-type="float" office:value="19.2696127783156">
                <text:p>19.2696127783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8125">
                <text:p>0.28125</text:p>
              </table:table-cell>
              <table:table-cell office:value-type="float" office:value="31.616768010575">
                <text:p>31.616768010575</text:p>
              </table:table-cell>
              <table:table-cell office:value-type="float" office:value="24.3856698950767">
                <text:p>24.3856698950767</text:p>
              </table:table-cell>
              <table:table-cell office:value-type="float" office:value="19.106197440585">
                <text:p>19.1061974405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96527777777778">
                <text:p>0.296527777777778</text:p>
              </table:table-cell>
              <table:table-cell office:value-type="float" office:value="33.6162080536913">
                <text:p>33.6162080536913</text:p>
              </table:table-cell>
              <table:table-cell office:value-type="float" office:value="25.2812798766384">
                <text:p>25.2812798766384</text:p>
              </table:table-cell>
              <table:table-cell office:value-type="float" office:value="19.1016710411199">
                <text:p>19.10167104111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04166666666667">
                <text:p>0.304166666666667</text:p>
              </table:table-cell>
              <table:table-cell office:value-type="float" office:value="35.7285439093485">
                <text:p>35.7285439093485</text:p>
              </table:table-cell>
              <table:table-cell office:value-type="float" office:value="25.7808760207869">
                <text:p>25.7808760207869</text:p>
              </table:table-cell>
              <table:table-cell office:value-type="float" office:value="18.9018965517241">
                <text:p>18.90189655172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1111111111111">
                <text:p>0.311111111111111</text:p>
              </table:table-cell>
              <table:table-cell office:value-type="float" office:value="36.1317384196185">
                <text:p>36.1317384196185</text:p>
              </table:table-cell>
              <table:table-cell office:value-type="float" office:value="26.4336091298145">
                <text:p>26.4336091298145</text:p>
              </table:table-cell>
              <table:table-cell office:value-type="float" office:value="19.0806804478898">
                <text:p>19.08068044788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graphic-properties svg:stroke-color="#2c001e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chart-properties chart:auto-position="true" style:rotation-angle="9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2c001e" draw:fill-color="#2c001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66cm" svg:height="11.795cm" xlink:href=".." xlink:type="simple" chart:class="chart:scatter" chart:style-name="ch1">
        <chart:title svg:x="4.554cm" svg:y="0.37cm" chart:style-name="ch2">
          <text:p>Number of active chain according to offered load</text:p>
        </chart:title>
        <chart:legend svg:x="16.502cm" svg:y="7.662cm" style:legend-expansion="custom" chartooo:width="2.977cm" chartooo:height="2.088cm" style:legend-expansion-aspect-ratio="1.4257662835249" chart:style-name="ch3"/>
        <chart:plot-area chart:style-name="ch4" table:cell-range-address="'active-offeredload'.A2:'active-offeredload'.D25 'active-offeredload'.B1:'active-offeredload'.D1" chart:data-source-has-labels="row" svg:x="1.635cm" svg:y="1.458cm" svg:width="18.226cm" svg:height="8.902cm">
          <chartooo:coordinate-region svg:x="2.627cm" svg:y="1.657cm" svg:width="16.862cm" svg:height="8.056cm"/>
          <chart:axis chart:dimension="x" chart:name="primary-x" chart:style-name="ch5">
            <chart:title svg:x="9.461cm" svg:y="10.596cm" chart:style-name="ch6">
              <text:p>Offered load</text:p>
            </chart:title>
          </chart:axis>
          <chart:axis chart:dimension="y" chart:name="primary-y" chart:style-name="ch5">
            <chart:title svg:x="0.451cm" svg:y="8.585cm" chart:style-name="ch7">
              <text:p>Number of accepted chain</text:p>
            </chart:title>
            <chart:grid chart:style-name="ch8" chart:class="major"/>
          </chart:axis>
          <chart:series chart:style-name="ch9" chart:values-cell-range-address="'active-offeredload'.B2:'active-offeredload'.B25" chart:label-cell-address="'active-offeredload'.B1:'active-offeredload'.B1" chart:class="chart:scatter">
            <chart:domain table:cell-range-address="'active-offeredload'.A2:'active-offeredload'.A25"/>
            <chart:data-point chart:repeated="24"/>
          </chart:series>
          <chart:series chart:style-name="ch10" chart:values-cell-range-address="'active-offeredload'.C2:'active-offeredload'.C25" chart:label-cell-address="'active-offeredload'.C1:'active-offeredload'.C1" chart:class="chart:scatter">
            <chart:data-point chart:repeated="24"/>
          </chart:series>
          <chart:series chart:style-name="ch11" chart:values-cell-range-address="'active-offeredload'.D2:'active-offeredload'.D25" chart:label-cell-address="'active-offeredload'.D1:'active-offeredload'.D1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</text:p>
                <draw:g>
                  <svg:desc>'active-offeredload'.B1:'active-offeredload'.B1</svg:desc>
                </draw:g>
              </table:table-cell>
              <table:table-cell office:value-type="string">
                <text:p>BL</text:p>
                <draw:g>
                  <svg:desc>'active-offeredload'.C1:'active-offeredload'.C1</svg:desc>
                </draw:g>
              </table:table-cell>
              <table:table-cell office:value-type="string">
                <text:p>SFCCM</text:p>
                <draw:g>
                  <svg:desc>'active-offeredload'.D1:'active-offeredload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">
                <text:p>69</text:p>
                <draw:g>
                  <svg:desc>'active-offeredload'.A2:'active-offeredload'.A25</svg:desc>
                </draw:g>
              </table:table-cell>
              <table:table-cell office:value-type="float" office:value="30">
                <text:p>30</text:p>
                <draw:g>
                  <svg:desc>'active-offeredload'.B2:'active-offeredload'.B25</svg:desc>
                </draw:g>
              </table:table-cell>
              <table:table-cell office:value-type="float" office:value="30">
                <text:p>30</text:p>
                <draw:g>
                  <svg:desc>'active-offeredload'.C2:'active-offeredload'.C25</svg:desc>
                </draw:g>
              </table:table-cell>
              <table:table-cell office:value-type="float" office:value="30">
                <text:p>30</text:p>
                <draw:g>
                  <svg:desc>'active-offeredload'.D2:'active-offeredload'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">
                <text:p>87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">
                <text:p>96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">
                <text:p>108</text:p>
              </table:table-cell>
              <table:table-cell office:value-type="float" office:value="174">
                <text:p>174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">
                <text:p>123</text:p>
              </table:table-cell>
              <table:table-cell office:value-type="float" office:value="226">
                <text:p>226</text:p>
              </table:table-cell>
              <table:table-cell office:value-type="float" office:value="229">
                <text:p>22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1">
                <text:p>141</text:p>
              </table:table-cell>
              <table:table-cell office:value-type="float" office:value="281">
                <text:p>281</text:p>
              </table:table-cell>
              <table:table-cell office:value-type="float" office:value="284">
                <text:p>28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5">
                <text:p>165</text:p>
              </table:table-cell>
              <table:table-cell office:value-type="float" office:value="338">
                <text:p>338</text:p>
              </table:table-cell>
              <table:table-cell office:value-type="float" office:value="341">
                <text:p>34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">
                <text:p>198</text:p>
              </table:table-cell>
              <table:table-cell office:value-type="float" office:value="404">
                <text:p>404</text:p>
              </table:table-cell>
              <table:table-cell office:value-type="float" office:value="407">
                <text:p>40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1">
                <text:p>231</text:p>
              </table:table-cell>
              <table:table-cell office:value-type="float" office:value="468">
                <text:p>468</text:p>
              </table:table-cell>
              <table:table-cell office:value-type="float" office:value="465">
                <text:p>46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0">
                <text:p>270</text:p>
              </table:table-cell>
              <table:table-cell office:value-type="float" office:value="564">
                <text:p>564</text:p>
              </table:table-cell>
              <table:table-cell office:value-type="float" office:value="557">
                <text:p>557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4">
                <text:p>324</text:p>
              </table:table-cell>
              <table:table-cell office:value-type="float" office:value="664">
                <text:p>664</text:p>
              </table:table-cell>
              <table:table-cell office:value-type="float" office:value="651">
                <text:p>651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7">
                <text:p>387</text:p>
              </table:table-cell>
              <table:table-cell office:value-type="float" office:value="795">
                <text:p>795</text:p>
              </table:table-cell>
              <table:table-cell office:value-type="float" office:value="776">
                <text:p>776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3">
                <text:p>453</text:p>
              </table:table-cell>
              <table:table-cell office:value-type="float" office:value="937">
                <text:p>937</text:p>
              </table:table-cell>
              <table:table-cell office:value-type="float" office:value="895">
                <text:p>895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9">
                <text:p>519</text:p>
              </table:table-cell>
              <table:table-cell office:value-type="float" office:value="1104">
                <text:p>1104</text:p>
              </table:table-cell>
              <table:table-cell office:value-type="float" office:value="1031">
                <text:p>1031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5">
                <text:p>585</text:p>
              </table:table-cell>
              <table:table-cell office:value-type="float" office:value="1280">
                <text:p>1280</text:p>
              </table:table-cell>
              <table:table-cell office:value-type="float" office:value="1183">
                <text:p>1183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4">
                <text:p>654</text:p>
              </table:table-cell>
              <table:table-cell office:value-type="float" office:value="1480">
                <text:p>1480</text:p>
              </table:table-cell>
              <table:table-cell office:value-type="float" office:value="1334">
                <text:p>1334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5">
                <text:p>735</text:p>
              </table:table-cell>
              <table:table-cell office:value-type="float" office:value="1664">
                <text:p>1664</text:p>
              </table:table-cell>
              <table:table-cell office:value-type="float" office:value="1505">
                <text:p>1505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4">
                <text:p>804</text:p>
              </table:table-cell>
              <table:table-cell office:value-type="float" office:value="1857">
                <text:p>1857</text:p>
              </table:table-cell>
              <table:table-cell office:value-type="float" office:value="1688">
                <text:p>1688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42">
                <text:p>942</text:p>
              </table:table-cell>
              <table:table-cell office:value-type="float" office:value="2052">
                <text:p>2052</text:p>
              </table:table-cell>
              <table:table-cell office:value-type="float" office:value="1831">
                <text:p>1831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6">
                <text:p>1026</text:p>
              </table:table-cell>
              <table:table-cell office:value-type="float" office:value="2217">
                <text:p>2217</text:p>
              </table:table-cell>
              <table:table-cell office:value-type="float" office:value="1986">
                <text:p>1986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7">
                <text:p>1047</text:p>
              </table:table-cell>
              <table:table-cell office:value-type="float" office:value="2391">
                <text:p>2391</text:p>
              </table:table-cell>
              <table:table-cell office:value-type="float" office:value="2154">
                <text:p>2154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0">
                <text:p>1050</text:p>
              </table:table-cell>
              <table:table-cell office:value-type="float" office:value="2391">
                <text:p>2391</text:p>
              </table:table-cell>
              <table:table-cell office:value-type="float" office:value="2154">
                <text:p>2154</text:p>
              </table:table-cell>
              <table:table-cell office:value-type="float" office:value="1896">
                <text:p>18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svg:stroke-color="#2c001e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chart-properties chart:auto-position="true" style:rotation-angle="9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2c001e" draw:fill-color="#2c001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cm" svg:height="8.05cm" xlink:href=".." xlink:type="simple" chart:class="chart:scatter" chart:style-name="ch1">
        <chart:title svg:x="3.985cm" svg:y="0.052cm" chart:style-name="ch2">
          <text:p>System power according to number of active chain</text:p>
        </chart:title>
        <chart:legend svg:x="12.028cm" svg:y="5.299cm" style:legend-expansion="custom" chartooo:width="2.248cm" chartooo:height="1.424cm" style:legend-expansion-aspect-ratio="1.57865168539326" chart:style-name="ch3"/>
        <chart:plot-area chart:style-name="ch4" table:cell-range-address="'Power-chain'.A2:'Power-chain'.D25 'Power-chain'.B1:'Power-chain'.D1" chart:data-source-has-labels="row" svg:x="1.031cm" svg:y="0.59cm" svg:width="13.614cm" svg:height="6.781cm">
          <chartooo:coordinate-region svg:x="2.208cm" svg:y="0.789cm" svg:width="12.065cm" svg:height="5.935cm"/>
          <chart:axis chart:dimension="x" chart:name="primary-x" chart:style-name="ch5">
            <chart:title svg:x="5.466cm" svg:y="7.271cm" chart:style-name="ch6">
              <text:p>Number of active chain</text:p>
            </chart:title>
          </chart:axis>
          <chart:axis chart:dimension="y" chart:name="primary-y" chart:style-name="ch5">
            <chart:title svg:x="0.001cm" svg:y="5.32cm" chart:style-name="ch7">
              <text:p>Power (watt)</text:p>
            </chart:title>
            <chart:grid chart:style-name="ch8" chart:class="major"/>
          </chart:axis>
          <chart:series chart:style-name="ch9" chart:values-cell-range-address="'Power-chain'.B2:'Power-chain'.B25" chart:label-cell-address="'Power-chain'.B1:'Power-chain'.B1" chart:class="chart:scatter">
            <chart:domain table:cell-range-address="'Power-chain'.A2:'Power-chain'.A25"/>
            <chart:data-point chart:repeated="24"/>
          </chart:series>
          <chart:series chart:style-name="ch10" chart:values-cell-range-address="'Power-chain'.C2:'Power-chain'.C25" chart:label-cell-address="'Power-chain'.C1:'Power-chain'.C1" chart:class="chart:scatter">
            <chart:data-point chart:repeated="24"/>
          </chart:series>
          <chart:series chart:style-name="ch11" chart:values-cell-range-address="'Power-chain'.D2:'Power-chain'.D25" chart:label-cell-address="'Power-chain'.D1:'Power-chain'.D1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</text:p>
                <draw:g>
                  <svg:desc>'Power-chain'.B1:'Power-chain'.B1</svg:desc>
                </draw:g>
              </table:table-cell>
              <table:table-cell office:value-type="string">
                <text:p>BL</text:p>
                <draw:g>
                  <svg:desc>'Power-chain'.C1:'Power-chain'.C1</svg:desc>
                </draw:g>
              </table:table-cell>
              <table:table-cell office:value-type="string">
                <text:p>SFCCM</text:p>
                <draw:g>
                  <svg:desc>'Power-chain'.D1:'Power-chain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Power-chain'.A2:'Power-chain'.A25</svg:desc>
                </draw:g>
              </table:table-cell>
              <table:table-cell office:value-type="float" office:value="3093.4">
                <text:p>3093.4</text:p>
                <draw:g>
                  <svg:desc>'Power-chain'.B2:'Power-chain'.B25</svg:desc>
                </draw:g>
              </table:table-cell>
              <table:table-cell office:value-type="float" office:value="3093.4">
                <text:p>3093.4</text:p>
                <draw:g>
                  <svg:desc>'Power-chain'.C2:'Power-chain'.C25</svg:desc>
                </draw:g>
              </table:table-cell>
              <table:table-cell office:value-type="float" office:value="3093.4">
                <text:p>3093.4</text:p>
                <draw:g>
                  <svg:desc>'Power-chain'.D2:'Power-chain'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3407.39">
                <text:p>3407.39</text:p>
              </table:table-cell>
              <table:table-cell office:value-type="float" office:value="3407.39">
                <text:p>3407.39</text:p>
              </table:table-cell>
              <table:table-cell office:value-type="float" office:value="3407.39">
                <text:p>3407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4008.02">
                <text:p>4008.02</text:p>
              </table:table-cell>
              <table:table-cell office:value-type="float" office:value="4008.02">
                <text:p>4008.02</text:p>
              </table:table-cell>
              <table:table-cell office:value-type="float" office:value="4008.02">
                <text:p>4008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">
                <text:p>106</text:p>
              </table:table-cell>
              <table:table-cell office:value-type="float" office:value="4693">
                <text:p>4693</text:p>
              </table:table-cell>
              <table:table-cell office:value-type="float" office:value="4674.29">
                <text:p>4674.29</text:p>
              </table:table-cell>
              <table:table-cell office:value-type="float" office:value="4657.88">
                <text:p>4657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9">
                <text:p>139</text:p>
              </table:table-cell>
              <table:table-cell office:value-type="float" office:value="5315.51">
                <text:p>5315.51</text:p>
              </table:table-cell>
              <table:table-cell office:value-type="float" office:value="5070.33">
                <text:p>5070.33</text:p>
              </table:table-cell>
              <table:table-cell office:value-type="float" office:value="5053.92">
                <text:p>5053.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">
                <text:p>164</text:p>
              </table:table-cell>
              <table:table-cell office:value-type="float" office:value="5673.26">
                <text:p>5673.26</text:p>
              </table:table-cell>
              <table:table-cell office:value-type="float" office:value="5658.765">
                <text:p>5658.765</text:p>
              </table:table-cell>
              <table:table-cell office:value-type="float" office:value="5406.2">
                <text:p>5406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4">
                <text:p>194</text:p>
              </table:table-cell>
              <table:table-cell office:value-type="float" office:value="6279.36">
                <text:p>6279.36</text:p>
              </table:table-cell>
              <table:table-cell office:value-type="float" office:value="6292.11">
                <text:p>6292.11</text:p>
              </table:table-cell>
              <table:table-cell office:value-type="float" office:value="6106.83">
                <text:p>6106.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2">
                <text:p>222</text:p>
              </table:table-cell>
              <table:table-cell office:value-type="float" office:value="6672.965">
                <text:p>6672.965</text:p>
              </table:table-cell>
              <table:table-cell office:value-type="float" office:value="6678.375">
                <text:p>6678.375</text:p>
              </table:table-cell>
              <table:table-cell office:value-type="float" office:value="6491.93">
                <text:p>6491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6">
                <text:p>266</text:p>
              </table:table-cell>
              <table:table-cell office:value-type="float" office:value="7597.665">
                <text:p>7597.665</text:p>
              </table:table-cell>
              <table:table-cell office:value-type="float" office:value="7440.615">
                <text:p>7440.615</text:p>
              </table:table-cell>
              <table:table-cell office:value-type="float" office:value="7317.49">
                <text:p>7317.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6">
                <text:p>336</text:p>
              </table:table-cell>
              <table:table-cell office:value-type="float" office:value="8672.97">
                <text:p>8672.97</text:p>
              </table:table-cell>
              <table:table-cell office:value-type="float" office:value="8688.685">
                <text:p>8688.685</text:p>
              </table:table-cell>
              <table:table-cell office:value-type="float" office:value="8476.36">
                <text:p>8476.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1">
                <text:p>401</text:p>
              </table:table-cell>
              <table:table-cell office:value-type="float" office:value="9975.59">
                <text:p>9975.59</text:p>
              </table:table-cell>
              <table:table-cell office:value-type="float" office:value="9921.67">
                <text:p>9921.67</text:p>
              </table:table-cell>
              <table:table-cell office:value-type="float" office:value="9542.16">
                <text:p>9542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8">
                <text:p>468</text:p>
              </table:table-cell>
              <table:table-cell office:value-type="float" office:value="11285.62">
                <text:p>11285.62</text:p>
              </table:table-cell>
              <table:table-cell office:value-type="float" office:value="11261.085">
                <text:p>11261.085</text:p>
              </table:table-cell>
              <table:table-cell office:value-type="float" office:value="10640.32">
                <text:p>10640.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3">
                <text:p>543</text:p>
              </table:table-cell>
              <table:table-cell office:value-type="float" office:value="13256.39">
                <text:p>13256.39</text:p>
              </table:table-cell>
              <table:table-cell office:value-type="float" office:value="13140.4">
                <text:p>13140.4</text:p>
              </table:table-cell>
              <table:table-cell office:value-type="float" office:value="11800.38">
                <text:p>11800.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4">
                <text:p>654</text:p>
              </table:table-cell>
              <table:table-cell office:value-type="float" office:value="15836.285">
                <text:p>15836.285</text:p>
              </table:table-cell>
              <table:table-cell office:value-type="float" office:value="15254">
                <text:p>15254</text:p>
              </table:table-cell>
              <table:table-cell office:value-type="float" office:value="13916.06">
                <text:p>13916.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2">
                <text:p>742</text:p>
              </table:table-cell>
              <table:table-cell office:value-type="float" office:value="18110.975">
                <text:p>18110.975</text:p>
              </table:table-cell>
              <table:table-cell office:value-type="float" office:value="17199.41">
                <text:p>17199.41</text:p>
              </table:table-cell>
              <table:table-cell office:value-type="float" office:value="15555.61">
                <text:p>15555.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9">
                <text:p>859</text:p>
              </table:table-cell>
              <table:table-cell office:value-type="float" office:value="21668.895">
                <text:p>21668.895</text:p>
              </table:table-cell>
              <table:table-cell office:value-type="float" office:value="20013">
                <text:p>20013</text:p>
              </table:table-cell>
              <table:table-cell office:value-type="float" office:value="17623.39">
                <text:p>17623.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2">
                <text:p>962</text:p>
              </table:table-cell>
              <table:table-cell office:value-type="float" office:value="25227.415">
                <text:p>25227.415</text:p>
              </table:table-cell>
              <table:table-cell office:value-type="float" office:value="22613.995">
                <text:p>22613.995</text:p>
              </table:table-cell>
              <table:table-cell office:value-type="float" office:value="19179.07">
                <text:p>19179.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3">
                <text:p>1083</text:p>
              </table:table-cell>
              <table:table-cell office:value-type="float" office:value="29659.6">
                <text:p>29659.6</text:p>
              </table:table-cell>
              <table:table-cell office:value-type="float" office:value="25636.485">
                <text:p>25636.485</text:p>
              </table:table-cell>
              <table:table-cell office:value-type="float" office:value="20902.18">
                <text:p>20902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38">
                <text:p>1238</text:p>
              </table:table-cell>
              <table:table-cell office:value-type="float" office:value="35694.295">
                <text:p>35694.295</text:p>
              </table:table-cell>
              <table:table-cell office:value-type="float" office:value="30213.845">
                <text:p>30213.845</text:p>
              </table:table-cell>
              <table:table-cell office:value-type="float" office:value="24360">
                <text:p>243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66">
                <text:p>1366</text:p>
              </table:table-cell>
              <table:table-cell office:value-type="float" office:value="41117.67">
                <text:p>41117.67</text:p>
              </table:table-cell>
              <table:table-cell office:value-type="float" office:value="35726.84">
                <text:p>35726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3">
                <text:p>1513</text:p>
              </table:table-cell>
              <table:table-cell office:value-type="float" office:value="47836.17">
                <text:p>47836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39">
                <text:p>1639</text:p>
              </table:table-cell>
              <table:table-cell office:value-type="float" office:value="55096.965">
                <text:p>55096.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65">
                <text:p>1765</text:p>
              </table:table-cell>
              <table:table-cell office:value-type="float" office:value="63060.8800000001">
                <text:p>63060.88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35">
                <text:p>1835</text:p>
              </table:table-cell>
              <table:table-cell office:value-type="float" office:value="69054.24">
                <text:p>69054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